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Unicode MS" svg:font-family="'Arial Unicode MS'" style:font-family-generic="swiss"/>
    <style:font-face style:name="Liberation Mono" svg:font-family="'Liberation Mono'"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Tahoma" svg:font-family="Tahoma"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Header">
      <style:paragraph-properties fo:text-align="justify" style:justify-single-word="false"/>
      <style:text-properties fo:font-size="9pt" style:font-size-asian="9pt" style:language-asian="es" style:country-asian="MX" style:font-size-complex="9pt"/>
    </style:style>
    <style:style style:name="P2" style:family="paragraph" style:parent-style-name="Header">
      <style:text-properties style:font-name="Arial Narrow" fo:font-size="9pt" fo:font-weight="bold" style:font-size-asian="9pt" style:font-weight-asian="bold" style:font-size-complex="9pt"/>
    </style:style>
    <style:style style:name="P3" style:family="paragraph" style:parent-style-name="Header">
      <style:paragraph-properties fo:text-align="end" style:justify-single-word="false"/>
      <style:text-properties fo:background-color="transparent"/>
    </style:style>
    <style:style style:name="P4" style:family="paragraph" style:parent-style-name="Header">
      <style:paragraph-properties fo:text-align="justify" style:justify-single-word="false"/>
      <style:text-properties style:font-name="Arial1" fo:font-size="9pt" fo:font-weight="bold" fo:background-color="transparent" style:font-size-asian="9pt" style:font-weight-asian="bold" style:font-size-complex="9pt"/>
    </style:style>
    <style:style style:name="P5" style:family="paragraph" style:parent-style-name="Standard">
      <style:paragraph-properties fo:margin-top="0cm" fo:margin-bottom="0cm" loext:contextual-spacing="false" fo:line-height="100%" fo:text-align="center" style:justify-single-word="false" style:border-line-width-top="0.026cm 0.026cm 0.106cm" fo:padding-left="0cm" fo:padding-right="0cm" fo:padding-top="0.035cm" fo:padding-bottom="0cm" fo:border-left="none" fo:border-right="none" fo:border-top="4.51pt double #622423" fo:border-bottom="none">
        <style:tab-stops>
          <style:tab-stop style:position="7.5cm" style:type="center"/>
          <style:tab-stop style:position="15cm" style:type="right"/>
        </style:tab-stops>
      </style:paragraph-properties>
      <style:text-properties fo:color="#000000" style:font-name="Arial" fo:font-size="8pt" fo:language="es" fo:country="ES" style:font-name-asian="ＭＳ ゴシック" style:font-size-asian="8pt" style:language-asian="es" style:country-asian="ES" style:font-name-complex="Arial2" style:font-size-complex="7pt"/>
    </style:style>
    <style:style style:name="P6" style:family="paragraph" style:parent-style-name="Standard">
      <style:paragraph-properties fo:margin-top="0cm" fo:margin-bottom="0cm" loext:contextual-spacing="false" fo:line-height="100%" fo:text-align="justify" style:justify-single-word="false"/>
      <style:text-properties fo:color="#000000" style:font-name="Arial1" fo:font-size="9pt" fo:background-color="transparent" style:font-name-asian="Times New Roman" style:font-size-asian="9pt" style:language-asian="es" style:country-asian="ES" style:font-name-complex="Arial2" style:font-size-complex="9pt"/>
    </style:style>
    <style:style style:name="P7" style:family="paragraph" style:parent-style-name="Standard">
      <style:paragraph-properties fo:margin-top="0cm" fo:margin-bottom="0cm" loext:contextual-spacing="false" fo:line-height="100%" fo:text-align="center" style:justify-single-word="false"/>
      <style:text-properties fo:color="#000000" style:font-name="Arial1" fo:font-size="9pt" fo:language="es" fo:country="MX" fo:font-weight="bold" officeooo:paragraph-rsid="0012c1d9" fo:background-color="transparent" style:font-name-asian="Times New Roman" style:font-size-asian="9pt" style:rfc-language-tag-asian="es-419" style:language-asian="es" style:font-weight-asian="bold" style:font-name-complex="Calibri1" style:font-size-complex="9pt" style:font-weight-complex="bold"/>
    </style:style>
    <style:style style:name="P8" style:family="paragraph" style:parent-style-name="Standard">
      <style:paragraph-properties fo:margin-top="0cm" fo:margin-bottom="0cm" loext:contextual-spacing="false" fo:line-height="100%" fo:text-align="justify" style:justify-single-word="false"/>
    </style:style>
    <style:style style:name="P9" style:family="paragraph" style:parent-style-name="Standard">
      <style:paragraph-properties fo:margin-top="0cm" fo:margin-bottom="0cm" loext:contextual-spacing="false" fo:line-height="100%" fo:text-align="justify" style:justify-single-word="false"/>
      <style:text-properties fo:background-color="transparent"/>
    </style:style>
    <style:style style:name="P10" style:family="paragraph" style:parent-style-name="Standard">
      <style:paragraph-properties fo:margin-top="0cm" fo:margin-bottom="0cm" loext:contextual-spacing="false" fo:line-height="100%" fo:text-align="justify" style:justify-single-word="false"/>
      <style:text-properties style:font-name="Arial" fo:font-size="9pt" fo:background-color="transparent" style:font-name-asian="Calibri1" style:font-size-asian="9pt" style:font-name-complex="Arial2" style:font-size-complex="9pt"/>
    </style:style>
    <style:style style:name="P11" style:family="paragraph" style:parent-style-name="Standard">
      <style:paragraph-properties fo:margin-top="0cm" fo:margin-bottom="0cm" loext:contextual-spacing="false" fo:line-height="100%" fo:text-align="center" style:justify-single-word="false"/>
      <style:text-properties style:font-name="Arial" fo:font-size="9pt" style:text-underline-style="solid" style:text-underline-width="auto" style:text-underline-color="font-color" fo:font-weight="bold" fo:background-color="transparent" style:font-size-asian="9pt" style:font-weight-asian="bold" style:font-name-complex="Arial2" style:font-size-complex="9pt"/>
    </style:style>
    <style:style style:name="P12" style:family="paragraph" style:parent-style-name="Standard">
      <style:paragraph-properties fo:margin-top="0cm" fo:margin-bottom="0cm" loext:contextual-spacing="false" fo:line-height="100%" fo:text-align="center" style:justify-single-word="false"/>
      <style:text-properties style:font-name="Arial" fo:font-size="9pt" style:text-underline-style="solid" style:text-underline-width="auto" style:text-underline-color="font-color" fo:font-weight="bold" fo:background-color="transparent" style:font-name-asian="Calibri1" style:font-size-asian="9pt" style:font-weight-asian="bold" style:font-name-complex="Arial2" style:font-size-complex="9pt"/>
    </style:style>
    <style:style style:name="P13" style:family="paragraph" style:parent-style-name="Standard">
      <style:paragraph-properties fo:margin-top="0cm" fo:margin-bottom="0cm" loext:contextual-spacing="false" fo:line-height="100%" fo:text-align="justify" style:justify-single-word="false"/>
      <style:text-properties style:font-name="Arial1" fo:font-size="9pt" fo:background-color="transparent" style:font-size-asian="9pt" style:font-name-complex="Arial2" style:font-size-complex="9pt"/>
    </style:style>
    <style:style style:name="P14" style:family="paragraph" style:parent-style-name="Standard">
      <style:paragraph-properties fo:margin-top="0cm" fo:margin-bottom="0cm" loext:contextual-spacing="false" fo:line-height="100%" fo:text-align="justify" style:justify-single-word="false"/>
      <style:text-properties style:font-name="Arial1" fo:font-size="9pt" officeooo:paragraph-rsid="00460fab" fo:background-color="transparent" style:font-size-asian="9pt" style:font-name-complex="Arial2" style:font-size-complex="9pt"/>
    </style:style>
    <style:style style:name="P15" style:family="paragraph" style:parent-style-name="Standard">
      <style:paragraph-properties fo:margin-top="0cm" fo:margin-bottom="0cm" loext:contextual-spacing="false" fo:line-height="100%" fo:text-align="justify" style:justify-single-word="false"/>
      <style:text-properties style:font-name="Arial1" fo:font-size="9pt" officeooo:paragraph-rsid="004703df" fo:background-color="transparent" style:font-size-asian="9pt" style:font-name-complex="Arial2" style:font-size-complex="9pt"/>
    </style:style>
    <style:style style:name="P16" style:family="paragraph" style:parent-style-name="Standard">
      <style:paragraph-properties fo:margin-top="0cm" fo:margin-bottom="0cm" loext:contextual-spacing="false" fo:line-height="100%" fo:text-align="justify" style:justify-single-word="false"/>
      <style:text-properties style:font-name="Arial1" fo:font-size="9pt" officeooo:paragraph-rsid="00479015" fo:background-color="transparent" style:font-size-asian="9pt" style:font-name-complex="Arial2" style:font-size-complex="9pt"/>
    </style:style>
    <style:style style:name="P17" style:family="paragraph" style:parent-style-name="Standard">
      <style:paragraph-properties fo:margin-top="0cm" fo:margin-bottom="0cm" loext:contextual-spacing="false" fo:line-height="100%"/>
      <style:text-properties style:font-name="Arial1" fo:font-size="9pt" fo:background-color="transparent" style:font-size-asian="9pt" style:font-size-complex="9pt"/>
    </style:style>
    <style:style style:name="P18" style:family="paragraph" style:parent-style-name="Standard">
      <style:paragraph-properties fo:margin-top="0cm" fo:margin-bottom="0cm" loext:contextual-spacing="false" fo:line-height="100%" fo:text-align="justify" style:justify-single-word="false"/>
      <style:text-properties style:font-name="Arial1" fo:font-size="9pt" fo:background-color="transparent" style:font-size-asian="9pt" style:font-size-complex="9pt"/>
    </style:style>
    <style:style style:name="P19" style:family="paragraph" style:parent-style-name="Standard">
      <style:paragraph-properties fo:margin-top="0cm" fo:margin-bottom="0cm" loext:contextual-spacing="false" fo:line-height="100%" fo:text-align="justify" style:justify-single-word="false">
        <style:tab-stops>
          <style:tab-stop style:position="7.795cm" style:type="center"/>
          <style:tab-stop style:position="15.589cm" style:type="right"/>
        </style:tab-stops>
      </style:paragraph-properties>
      <style:text-properties style:font-name="Arial1" fo:font-size="9pt" fo:background-color="transparent" style:font-size-asian="9pt" style:font-size-complex="9pt"/>
    </style:style>
    <style:style style:name="P20" style:family="paragraph" style:parent-style-name="Standard">
      <style:paragraph-properties fo:margin-top="0cm" fo:margin-bottom="0cm" loext:contextual-spacing="false" fo:line-height="100%" fo:text-align="justify" style:justify-single-word="false"/>
      <style:text-properties style:font-name="Arial1" fo:font-size="9pt" officeooo:paragraph-rsid="00377c19" fo:background-color="transparent" style:font-size-asian="9pt" style:font-size-complex="9pt"/>
    </style:style>
    <style:style style:name="P21" style:family="paragraph" style:parent-style-name="Standard">
      <style:paragraph-properties fo:margin-top="0cm" fo:margin-bottom="0cm" loext:contextual-spacing="false" fo:line-height="100%" fo:text-align="center" style:justify-single-word="false"/>
      <style:text-properties style:font-name="Arial1" fo:font-size="9pt" officeooo:paragraph-rsid="003eb88c" fo:background-color="transparent" style:font-size-asian="9pt" style:font-size-complex="9pt"/>
    </style:style>
    <style:style style:name="P22" style:family="paragraph" style:parent-style-name="Standard">
      <style:paragraph-properties fo:margin-top="0cm" fo:margin-bottom="0cm" loext:contextual-spacing="false" fo:line-height="100%"/>
      <style:text-properties style:font-name="Arial1" fo:font-size="9pt" fo:language="es" fo:country="ES" fo:background-color="transparent" style:font-name-asian="Calibri1" style:font-size-asian="9pt" style:font-name-complex="Arial2" style:font-size-complex="9pt"/>
    </style:style>
    <style:style style:name="P23" style:family="paragraph" style:parent-style-name="Standard">
      <style:paragraph-properties fo:margin-top="0cm" fo:margin-bottom="0cm" loext:contextual-spacing="false" fo:line-height="100%" fo:text-align="justify" style:justify-single-word="false"/>
      <style:text-properties style:font-name="Arial1" fo:font-size="9pt" fo:language="es" fo:country="ES" fo:background-color="transparent" style:font-name-asian="Calibri1" style:font-size-asian="9pt" style:font-name-complex="Arial2" style:font-size-complex="9pt"/>
    </style:style>
    <style:style style:name="P24" style:family="paragraph" style:parent-style-name="Standard">
      <style:paragraph-properties fo:margin-top="0cm" fo:margin-bottom="0cm" loext:contextual-spacing="false" fo:line-height="100%" fo:text-align="justify" style:justify-single-word="false">
        <style:tab-stops>
          <style:tab-stop style:position="0.25cm"/>
        </style:tab-stops>
      </style:paragraph-properties>
      <style:text-properties style:font-name="Arial1" fo:font-size="9pt" fo:language="es" fo:country="ES" fo:background-color="transparent" style:font-name-asian="Calibri1" style:font-size-asian="9pt" style:font-name-complex="Arial2" style:font-size-complex="9pt"/>
    </style:style>
    <style:style style:name="P25" style:family="paragraph" style:parent-style-name="Standard">
      <style:paragraph-properties fo:margin-top="0cm" fo:margin-bottom="0cm" loext:contextual-spacing="false" fo:line-height="100%" fo:text-align="justify" style:justify-single-word="false"/>
      <style:text-properties style:font-name="Arial1" fo:font-size="9pt" fo:language="es" fo:country="ES" fo:background-color="transparent" style:font-name-asian="Calibri1" style:font-size-asian="9pt" style:font-name-complex="Arial2" style:font-size-complex="9pt" style:font-weight-complex="bold"/>
    </style:style>
    <style:style style:name="P26" style:family="paragraph" style:parent-style-name="Standard">
      <style:paragraph-properties fo:margin-top="0cm" fo:margin-bottom="0cm" loext:contextual-spacing="false" fo:line-height="100%" fo:text-align="justify" style:justify-single-word="false"/>
      <style:text-properties style:font-name="Arial1" fo:font-size="9pt" fo:language="es" fo:country="ES" officeooo:paragraph-rsid="00479015" fo:background-color="transparent" style:font-name-asian="Calibri1" style:font-size-asian="9pt" style:font-name-complex="Arial2" style:font-size-complex="9pt" style:font-weight-complex="bold"/>
    </style:style>
    <style:style style:name="P27" style:family="paragraph" style:parent-style-name="Standard">
      <style:paragraph-properties fo:margin-top="0cm" fo:margin-bottom="0cm" loext:contextual-spacing="false" fo:line-height="100%" fo:text-align="justify" style:justify-single-word="false"/>
      <style:text-properties style:font-name="Arial1" fo:font-size="9pt" fo:language="es" fo:country="ES" fo:font-weight="bold" fo:background-color="transparent" style:font-name-asian="Calibri1" style:font-size-asian="9pt" style:font-weight-asian="bold" style:font-name-complex="Arial2" style:font-size-complex="9pt" style:font-weight-complex="bold"/>
    </style:style>
    <style:style style:name="P28" style:family="paragraph" style:parent-style-name="Standard">
      <style:paragraph-properties fo:margin-top="0cm" fo:margin-bottom="0cm" loext:contextual-spacing="false" fo:line-height="100%" fo:text-align="center" style:justify-single-word="false"/>
      <style:text-properties style:font-name="Arial1" fo:font-size="9pt" fo:language="es" fo:country="ES" fo:font-weight="bold" fo:background-color="transparent" style:font-name-asian="Calibri1" style:font-size-asian="9pt" style:font-weight-asian="bold" style:font-name-complex="Arial2" style:font-size-complex="9pt"/>
    </style:style>
    <style:style style:name="P29" style:family="paragraph" style:parent-style-name="Standard">
      <style:paragraph-properties fo:margin-top="0cm" fo:margin-bottom="0cm" loext:contextual-spacing="false" fo:line-height="100%"/>
      <style:text-properties style:font-name="Arial1" fo:font-size="9pt" fo:font-weight="bold" fo:background-color="transparent" style:font-name-asian="Calibri1" style:font-size-asian="9pt" style:font-weight-asian="bold" style:font-name-complex="Arial2" style:font-size-complex="9pt"/>
    </style:style>
    <style:style style:name="P30" style:family="paragraph" style:parent-style-name="Standard">
      <style:paragraph-properties fo:margin-top="0cm" fo:margin-bottom="0cm" loext:contextual-spacing="false" fo:line-height="100%" fo:text-align="center" style:justify-single-word="false"/>
      <style:text-properties style:font-name="Arial1" fo:font-size="9pt" fo:font-weight="bold" fo:background-color="transparent" style:font-name-asian="Calibri1" style:font-size-asian="9pt" style:font-weight-asian="bold" style:font-name-complex="Arial2" style:font-size-complex="9pt"/>
    </style:style>
    <style:style style:name="P31" style:family="paragraph" style:parent-style-name="Footer">
      <style:paragraph-properties fo:text-align="end" style:justify-single-word="false"/>
    </style:style>
    <style:style style:name="P32" style:family="paragraph" style:parent-style-name="Footer">
      <style:text-properties fo:font-size="8pt" style:font-size-asian="8pt" style:font-size-complex="8pt"/>
    </style:style>
    <style:style style:name="P33" style:family="paragraph" style:parent-style-name="Standard">
      <style:paragraph-properties fo:margin-top="0cm" fo:margin-bottom="0.282cm" loext:contextual-spacing="false" fo:line-height="100%" fo:text-align="justify" style:justify-single-word="false"/>
    </style:style>
    <style:style style:name="P34" style:family="paragraph" style:parent-style-name="Standard">
      <style:paragraph-properties fo:margin-top="0cm" fo:margin-bottom="0.282cm" loext:contextual-spacing="false" fo:line-height="100%" fo:text-align="justify" style:justify-single-word="false"/>
      <style:text-properties style:font-name="Arial" fo:font-size="9pt" fo:background-color="transparent" style:font-name-asian="Calibri1" style:font-size-asian="9pt" style:font-name-complex="Arial2" style:font-size-complex="9pt"/>
    </style:style>
    <style:style style:name="P35" style:family="paragraph" style:parent-style-name="Standard">
      <style:paragraph-properties fo:margin-top="0cm" fo:margin-bottom="0.282cm" loext:contextual-spacing="false" fo:line-height="100%" fo:text-align="center" style:justify-single-word="false"/>
      <style:text-properties style:font-name="Arial" fo:font-size="9pt" style:text-underline-style="solid" style:text-underline-width="auto" style:text-underline-color="font-color" fo:font-weight="bold" fo:background-color="transparent" style:font-name-asian="Calibri1" style:font-size-asian="9pt" style:font-weight-asian="bold" style:font-name-complex="Arial2" style:font-size-complex="9pt"/>
    </style:style>
    <style:style style:name="P36" style:family="paragraph" style:parent-style-name="Standard">
      <style:paragraph-properties fo:margin-top="0cm" fo:margin-bottom="0.282cm" loext:contextual-spacing="false" fo:line-height="100%" fo:text-align="justify" style:justify-single-word="false"/>
      <style:text-properties style:font-name="Arial" fo:font-size="9pt" style:text-underline-style="solid" style:text-underline-width="auto" style:text-underline-color="font-color" fo:font-weight="bold" fo:background-color="transparent" style:font-name-asian="Calibri1" style:font-size-asian="9pt" style:font-weight-asian="bold" style:font-name-complex="Arial2" style:font-size-complex="9pt"/>
    </style:style>
    <style:style style:name="P37" style:family="paragraph" style:parent-style-name="Standard">
      <style:paragraph-properties fo:margin-top="0cm" fo:margin-bottom="0.282cm" loext:contextual-spacing="false" fo:line-height="100%" fo:text-align="center" style:justify-single-word="false"/>
      <style:text-properties style:font-name="Arial1" fo:font-size="9pt" fo:language="es" fo:country="none" fo:font-weight="bold" fo:background-color="transparent" style:font-name-asian="Calibri1" style:font-size-asian="9pt" style:font-weight-asian="bold" style:font-name-complex="Arial2" style:font-size-complex="9pt" style:font-weight-complex="bold"/>
    </style:style>
    <style:style style:name="P38" style:family="paragraph" style:parent-style-name="Standard">
      <style:paragraph-properties fo:margin-top="0cm" fo:margin-bottom="0.282cm" loext:contextual-spacing="false" fo:line-height="100%" fo:text-align="justify" style:justify-single-word="false"/>
      <style:text-properties style:font-name="Arial1" fo:font-size="9pt" fo:language="es" fo:country="none" fo:font-weight="bold" fo:background-color="transparent" style:font-name-asian="Calibri1" style:font-size-asian="9pt" style:font-weight-asian="bold" style:font-name-complex="Arial2" style:font-size-complex="9pt"/>
    </style:style>
    <style:style style:name="P39" style:family="paragraph" style:parent-style-name="Standard">
      <style:paragraph-properties fo:margin-top="0cm" fo:margin-bottom="0.282cm" loext:contextual-spacing="false" fo:line-height="100%" fo:text-align="center" style:justify-single-word="false"/>
      <style:text-properties style:font-name="Arial1" fo:font-size="9pt" fo:language="es" fo:country="none" fo:font-weight="bold" fo:background-color="transparent" style:font-name-asian="Calibri1" style:font-size-asian="9pt" style:font-weight-asian="bold" style:font-name-complex="Arial2" style:font-size-complex="9pt"/>
    </style:style>
    <style:style style:name="P40" style:family="paragraph" style:parent-style-name="Standard">
      <style:paragraph-properties fo:margin-top="0cm" fo:margin-bottom="0.282cm" loext:contextual-spacing="false" fo:line-height="100%" fo:text-align="justify" style:justify-single-word="false"/>
      <style:text-properties style:font-name="Arial1" fo:font-size="9pt" fo:language="es" fo:country="none" fo:background-color="transparent" style:font-name-asian="Calibri1" style:font-size-asian="9pt" style:font-name-complex="Arial2" style:font-size-complex="9pt"/>
    </style:style>
    <style:style style:name="P41" style:family="paragraph" style:parent-style-name="Standard">
      <style:paragraph-properties fo:margin-top="0cm" fo:margin-bottom="0.282cm" loext:contextual-spacing="false" fo:line-height="100%" fo:text-align="justify" style:justify-single-word="false"/>
      <style:text-properties style:font-name="Arial1" fo:font-size="9pt" fo:language="es" fo:country="ES" fo:font-weight="bold" fo:background-color="transparent" style:font-name-asian="Calibri1" style:font-size-asian="9pt" style:font-weight-asian="bold" style:font-name-complex="Arial2" style:font-size-complex="9pt" style:font-weight-complex="bold"/>
    </style:style>
    <style:style style:name="P42" style:family="paragraph" style:parent-style-name="Standard">
      <style:paragraph-properties fo:margin-top="0cm" fo:margin-bottom="0.282cm" loext:contextual-spacing="false" fo:line-height="100%" fo:text-align="center" style:justify-single-word="false"/>
      <style:text-properties style:font-name="Arial1" fo:font-size="9pt" fo:language="es" fo:country="ES" fo:font-weight="bold" fo:background-color="transparent" style:font-name-asian="Calibri1" style:font-size-asian="9pt" style:font-weight-asian="bold" style:font-name-complex="Arial2" style:font-size-complex="9pt" style:font-weight-complex="bold"/>
    </style:style>
    <style:style style:name="P43" style:family="paragraph" style:parent-style-name="Standard">
      <style:paragraph-properties fo:margin-top="0cm" fo:margin-bottom="0.282cm" loext:contextual-spacing="false" fo:line-height="100%"/>
      <style:text-properties style:font-name="Arial1" fo:font-size="9pt" fo:language="es" fo:country="ES" fo:font-weight="bold" fo:background-color="transparent" style:font-name-asian="Calibri1" style:font-size-asian="9pt" style:font-weight-asian="bold" style:font-name-complex="Arial2" style:font-size-complex="9pt"/>
    </style:style>
    <style:style style:name="P44" style:family="paragraph" style:parent-style-name="Standard">
      <style:paragraph-properties fo:margin-top="0cm" fo:margin-bottom="0.282cm" loext:contextual-spacing="false" fo:line-height="100%" fo:text-align="justify" style:justify-single-word="false"/>
      <style:text-properties style:font-name="Arial1" fo:font-size="9pt" fo:language="es" fo:country="ES" fo:font-weight="bold" fo:background-color="transparent" style:font-name-asian="Calibri1" style:font-size-asian="9pt" style:font-weight-asian="bold" style:font-name-complex="Arial2" style:font-size-complex="9pt"/>
    </style:style>
    <style:style style:name="P45" style:family="paragraph" style:parent-style-name="Standard">
      <style:paragraph-properties fo:margin-top="0cm" fo:margin-bottom="0.282cm" loext:contextual-spacing="false" fo:line-height="100%" fo:text-align="center" style:justify-single-word="false"/>
      <style:text-properties style:font-name="Arial1" fo:font-size="9pt" fo:language="es" fo:country="ES" fo:font-weight="bold" fo:background-color="transparent" style:font-name-asian="Calibri1" style:font-size-asian="9pt" style:font-weight-asian="bold" style:font-name-complex="Arial2" style:font-size-complex="9pt"/>
    </style:style>
    <style:style style:name="P46" style:family="paragraph" style:parent-style-name="Standard">
      <style:paragraph-properties fo:margin-top="0cm" fo:margin-bottom="0.282cm" loext:contextual-spacing="false" fo:line-height="100%" fo:text-align="justify" style:justify-single-word="false"/>
      <style:text-properties style:font-name="Arial1" fo:font-size="9pt" fo:language="es" fo:country="ES" fo:background-color="transparent" style:font-name-asian="Calibri1" style:font-size-asian="9pt" style:font-name-complex="Arial2" style:font-size-complex="9pt"/>
    </style:style>
    <style:style style:name="P47" style:family="paragraph" style:parent-style-name="Standard">
      <style:paragraph-properties fo:margin-top="0cm" fo:margin-bottom="0.282cm" loext:contextual-spacing="false" fo:line-height="100%" fo:text-align="justify" style:justify-single-word="false"/>
      <style:text-properties style:font-name="Arial1" fo:font-size="9pt" fo:background-color="transparent" style:font-name-asian="Calibri1" style:font-size-asian="9pt" style:font-name-complex="Arial2" style:font-size-complex="9pt"/>
    </style:style>
    <style:style style:name="P48" style:family="paragraph" style:parent-style-name="Standard">
      <style:paragraph-properties fo:margin-top="0cm" fo:margin-bottom="0.282cm" loext:contextual-spacing="false" fo:line-height="100%" fo:text-align="justify" style:justify-single-word="false"/>
      <style:text-properties style:font-name="Arial1" fo:font-size="9pt" fo:background-color="transparent" style:font-size-asian="9pt" style:font-size-complex="9pt"/>
    </style:style>
    <style:style style:name="P49" style:family="paragraph" style:parent-style-name="Standard">
      <style:paragraph-properties fo:margin-top="0cm" fo:margin-bottom="0.282cm" loext:contextual-spacing="false" fo:line-height="100%" fo:text-align="center" style:justify-single-word="false"/>
      <style:text-properties style:font-name="Arial1" fo:font-size="9pt" fo:background-color="transparent" style:font-size-asian="9pt" style:font-size-complex="9pt"/>
    </style:style>
    <style:style style:name="P50" style:family="paragraph" style:parent-style-name="Standard">
      <style:paragraph-properties fo:margin-top="0cm" fo:margin-bottom="0.282cm" loext:contextual-spacing="false" fo:text-align="justify" style:justify-single-word="false"/>
      <style:text-properties style:font-name="Arial1" fo:font-size="9pt" fo:background-color="transparent" style:font-size-asian="9pt" style:font-size-complex="9pt"/>
    </style:style>
    <style:style style:name="P51" style:family="paragraph" style:parent-style-name="Standard">
      <style:paragraph-properties fo:margin-top="0cm" fo:margin-bottom="0.282cm" loext:contextual-spacing="false" fo:line-height="100%" fo:text-align="center" style:justify-single-word="false"/>
      <style:text-properties fo:color="#000000" style:font-name="Arial1" fo:font-size="9pt" fo:language="es" fo:country="MX" fo:font-weight="bold" officeooo:paragraph-rsid="0012c1d9" fo:background-color="transparent" style:font-name-asian="Times New Roman" style:font-size-asian="9pt" style:rfc-language-tag-asian="es-419" style:language-asian="es" style:font-weight-asian="bold" style:font-name-complex="Calibri1" style:font-size-complex="9pt" style:font-weight-complex="bold"/>
    </style:style>
    <style:style style:name="P52" style:family="paragraph" style:parent-style-name="Default">
      <style:text-properties fo:background-color="transparent"/>
    </style:style>
    <style:style style:name="P53" style:family="paragraph" style:parent-style-name="Default">
      <style:text-properties style:use-window-font-color="true" fo:font-size="9pt" fo:background-color="transparent" style:font-size-asian="9pt" style:font-size-complex="9pt"/>
    </style:style>
    <style:style style:name="P54" style:family="paragraph" style:parent-style-name="Default">
      <style:text-properties style:font-name="Arial1" fo:font-size="9pt" fo:background-color="transparent" style:font-size-asian="9pt" style:font-size-complex="9pt"/>
    </style:style>
    <style:style style:name="P55" style:family="paragraph" style:parent-style-name="Default">
      <style:paragraph-properties fo:text-align="justify" style:justify-single-word="false"/>
      <style:text-properties style:font-name="Arial1" fo:font-size="9pt" fo:background-color="transparent" style:font-size-asian="9pt" style:font-size-complex="9pt"/>
    </style:style>
    <style:style style:name="P56" style:family="paragraph" style:parent-style-name="Default">
      <style:paragraph-properties fo:margin-top="0.423cm" fo:margin-bottom="0cm" loext:contextual-spacing="false"/>
      <style:text-properties fo:background-color="transparent"/>
    </style:style>
    <style:style style:name="P57" style:family="paragraph" style:parent-style-name="Default">
      <style:paragraph-properties fo:margin-top="0.423cm" fo:margin-bottom="0cm" loext:contextual-spacing="false" fo:text-align="justify" style:justify-single-word="false"/>
      <style:text-properties fo:background-color="transparent"/>
    </style:style>
    <style:style style:name="P58" style:family="paragraph" style:parent-style-name="Standard">
      <style:paragraph-properties fo:margin-top="0.423cm" fo:margin-bottom="0cm" loext:contextual-spacing="false" fo:line-height="100%" fo:text-align="center" style:justify-single-word="false" fo:break-before="page"/>
      <style:text-properties style:font-name="Arial" fo:font-size="9pt" style:text-underline-style="solid" style:text-underline-width="auto" style:text-underline-color="font-color" fo:font-weight="bold" fo:background-color="transparent" style:font-size-asian="9pt" style:font-weight-asian="bold" style:font-name-complex="Arial2" style:font-size-complex="9pt"/>
    </style:style>
    <style:style style:name="P59" style:family="paragraph" style:parent-style-name="Standard">
      <style:paragraph-properties fo:margin-top="0.423cm" fo:margin-bottom="0cm" loext:contextual-spacing="false" fo:line-height="100%" fo:text-align="justify" style:justify-single-word="false"/>
      <style:text-properties fo:background-color="transparent"/>
    </style:style>
    <style:style style:name="P60" style:family="paragraph" style:parent-style-name="Standard">
      <style:paragraph-properties fo:margin-top="0.423cm" fo:margin-bottom="0cm" loext:contextual-spacing="false" fo:line-height="100%" fo:text-align="center" style:justify-single-word="false"/>
      <style:text-properties fo:background-color="transparent"/>
    </style:style>
    <style:style style:name="P61" style:family="paragraph" style:parent-style-name="Standard">
      <style:paragraph-properties fo:margin-top="0.423cm" fo:margin-bottom="0cm" loext:contextual-spacing="false" fo:line-height="100%" fo:text-align="justify" style:justify-single-word="false"/>
      <style:text-properties style:font-name="Arial" fo:font-size="9pt" fo:background-color="transparent" style:font-size-asian="9pt" style:font-name-complex="Arial2" style:font-size-complex="9pt"/>
    </style:style>
    <style:style style:name="P62" style:family="paragraph" style:parent-style-name="Standard">
      <style:text-properties style:font-name="Arial" fo:font-size="9pt" style:text-underline-style="solid" style:text-underline-width="auto" style:text-underline-color="font-color" fo:font-weight="bold" fo:background-color="transparent" style:font-name-asian="Calibri1" style:font-size-asian="9pt" style:font-weight-asian="bold" style:font-name-complex="Arial2" style:font-size-complex="9pt"/>
    </style:style>
    <style:style style:name="P63" style:family="paragraph" style:parent-style-name="Standard">
      <style:text-properties fo:font-size="9pt" officeooo:paragraph-rsid="00460fab" fo:background-color="transparent" style:font-size-asian="9pt" style:font-size-complex="9pt"/>
    </style:style>
    <style:style style:name="P64" style:family="paragraph" style:parent-style-name="Standard">
      <style:text-properties officeooo:paragraph-rsid="004703df"/>
    </style:style>
    <style:style style:name="P65" style:family="paragraph" style:parent-style-name="Standard">
      <style:text-properties officeooo:paragraph-rsid="00479015"/>
    </style:style>
    <style:style style:name="P66" style:family="paragraph" style:parent-style-name="List_20_Paragraph">
      <style:paragraph-properties fo:margin-left="0cm" fo:margin-right="0cm" fo:margin-top="0cm" fo:margin-bottom="0.282cm" loext:contextual-spacing="true" fo:line-height="100%" fo:text-align="justify" style:justify-single-word="false" fo:text-indent="0cm" style:auto-text-indent="false">
        <style:tab-stops>
          <style:tab-stop style:position="0.501cm"/>
        </style:tab-stops>
      </style:paragraph-properties>
      <style:text-properties style:font-name="Arial1" fo:font-size="9pt" fo:language="es" fo:country="ES" fo:background-color="transparent" style:font-name-asian="Calibri1" style:font-size-asian="9pt" style:font-name-complex="Arial2" style:font-size-complex="9pt"/>
    </style:style>
    <style:style style:name="P67" style:family="paragraph" style:parent-style-name="List_20_Paragraph">
      <style:paragraph-properties fo:margin-left="0cm" fo:margin-right="0cm" fo:margin-top="0cm" fo:margin-bottom="0.282cm" loext:contextual-spacing="true" fo:line-height="100%" fo:text-align="justify" style:justify-single-word="false" fo:text-indent="0cm" style:auto-text-indent="false">
        <style:tab-stops>
          <style:tab-stop style:position="0.501cm"/>
          <style:tab-stop style:position="16.03cm"/>
        </style:tab-stops>
      </style:paragraph-properties>
      <style:text-properties style:font-name="Arial1" fo:font-size="9pt" fo:language="es" fo:country="none" fo:background-color="transparent" style:font-name-asian="Calibri1" style:font-size-asian="9pt" style:font-name-complex="Arial2" style:font-size-complex="9pt"/>
    </style:style>
    <style:style style:name="P68" style:family="paragraph" style:parent-style-name="List_20_Paragraph">
      <style:paragraph-properties fo:margin-left="0cm" fo:margin-right="0cm" fo:margin-top="0cm" fo:margin-bottom="0.282cm" loext:contextual-spacing="true" fo:line-height="100%" fo:text-align="justify" style:justify-single-word="false" fo:text-indent="0cm" style:auto-text-indent="false"/>
      <style:text-properties style:font-name="Arial1" fo:font-size="9pt" fo:background-color="transparent" style:font-name-asian="Calibri1" style:font-size-asian="9pt" style:font-name-complex="Arial2" style:font-size-complex="9pt"/>
    </style:style>
    <style:style style:name="P69" style:family="paragraph" style:parent-style-name="List_20_Paragraph">
      <style:paragraph-properties fo:margin-left="0cm" fo:margin-right="0cm" fo:margin-top="0cm" fo:margin-bottom="0.282cm" loext:contextual-spacing="true" fo:line-height="100%" fo:text-align="justify" style:justify-single-word="false" fo:text-indent="0cm" style:auto-text-indent="false"/>
      <style:text-properties style:font-name="Arial1" fo:font-size="9pt" fo:background-color="transparent" style:font-size-asian="9pt" style:font-size-complex="9pt"/>
    </style:style>
    <style:style style:name="P70" style:family="paragraph" style:parent-style-name="List_20_Paragraph">
      <style:paragraph-properties fo:margin-left="0cm" fo:margin-right="0cm" fo:margin-top="0cm" fo:margin-bottom="0.282cm" loext:contextual-spacing="true" fo:line-height="100%" fo:text-align="justify" style:justify-single-word="false" fo:text-indent="0cm" style:auto-text-indent="false">
        <style:tab-stops>
          <style:tab-stop style:position="0.501cm"/>
          <style:tab-stop style:position="16.03cm"/>
        </style:tab-stops>
      </style:paragraph-properties>
      <style:text-properties style:font-name="Arial1" fo:font-size="9pt" fo:background-color="transparent" style:font-size-asian="9pt" style:font-size-complex="9pt"/>
    </style:style>
    <style:style style:name="P71" style:family="paragraph" style:parent-style-name="List_20_Paragraph">
      <style:paragraph-properties fo:margin-left="0cm" fo:margin-right="0cm" fo:margin-top="0cm" fo:margin-bottom="0.282cm" loext:contextual-spacing="true" fo:line-height="100%" fo:text-align="justify" style:justify-single-word="false" fo:text-indent="0cm" style:auto-text-indent="false"/>
      <style:text-properties style:font-name="Arial1" fo:font-size="9pt" fo:font-weight="bold" fo:background-color="transparent" style:font-name-asian="Calibri1" style:font-size-asian="9pt" style:font-weight-asian="bold" style:font-name-complex="Arial2" style:font-size-complex="9pt"/>
    </style:style>
    <style:style style:name="P72" style:family="paragraph" style:parent-style-name="Standard">
      <style:paragraph-properties fo:margin-left="0cm" fo:margin-right="0cm" fo:margin-top="0cm" fo:margin-bottom="0cm" loext:contextual-spacing="true" fo:line-height="100%" fo:text-align="start" style:justify-single-word="false" fo:text-indent="0cm" style:auto-text-indent="false"/>
      <style:text-properties style:text-line-through-style="solid" style:text-line-through-type="single" style:font-name="Arial1" fo:font-size="9pt" fo:font-weight="normal" officeooo:paragraph-rsid="002530e5" fo:background-color="transparent" style:font-size-asian="9pt" style:font-weight-asian="normal" style:font-name-complex="Arial2" style:font-size-complex="9pt" style:font-weight-complex="normal"/>
    </style:style>
    <style:style style:name="P73" style:family="paragraph" style:parent-style-name="Standard">
      <style:paragraph-properties fo:margin-top="0cm" fo:margin-bottom="0.282cm" loext:contextual-spacing="true" fo:line-height="100%" fo:text-align="justify" style:justify-single-word="false">
        <style:tab-stops>
          <style:tab-stop style:position="0cm"/>
        </style:tab-stops>
      </style:paragraph-properties>
      <style:text-properties style:font-name="Arial1" fo:font-size="9pt" fo:language="es" fo:country="ES" fo:background-color="transparent" style:font-name-asian="Calibri1" style:font-size-asian="9pt" style:font-name-complex="Arial2" style:font-size-complex="9pt"/>
    </style:style>
    <style:style style:name="P74" style:family="paragraph" style:parent-style-name="Standard">
      <style:paragraph-properties fo:margin-top="0cm" fo:margin-bottom="0.282cm" loext:contextual-spacing="true" fo:line-height="100%" fo:text-align="justify" style:justify-single-word="false">
        <style:tab-stops>
          <style:tab-stop style:position="0.25cm"/>
        </style:tab-stops>
      </style:paragraph-properties>
      <style:text-properties style:font-name="Arial1" fo:font-size="9pt" fo:language="es" fo:country="ES" fo:background-color="transparent" style:font-name-asian="Calibri1" style:font-size-asian="9pt" style:font-name-complex="Arial2" style:font-size-complex="9pt"/>
    </style:style>
    <style:style style:name="P75" style:family="paragraph" style:parent-style-name="List_20_Paragraph">
      <style:paragraph-properties fo:margin-left="1.905cm" fo:margin-right="0cm" fo:margin-top="0cm" fo:margin-bottom="0.282cm" loext:contextual-spacing="true" fo:line-height="100%" fo:text-align="justify" style:justify-single-word="false" fo:text-indent="0cm" style:auto-text-indent="false"/>
      <style:text-properties style:font-name="Arial1" fo:font-size="9pt" fo:language="es" fo:country="ES" fo:background-color="transparent" style:font-name-asian="Calibri1" style:font-size-asian="9pt" style:font-name-complex="Arial2" style:font-size-complex="9pt"/>
    </style:style>
    <style:style style:name="P76" style:family="paragraph" style:parent-style-name="Standard">
      <style:paragraph-properties fo:margin-left="0.501cm" fo:margin-right="0cm" fo:margin-top="0cm" fo:margin-bottom="0.282cm" loext:contextual-spacing="true" fo:line-height="100%" fo:text-align="justify" style:justify-single-word="false" fo:text-indent="0cm" style:auto-text-indent="false"/>
      <style:text-properties style:font-name="Arial1" fo:font-size="9pt" fo:language="es" fo:country="ES" fo:background-color="transparent" style:font-name-asian="Calibri1" style:font-size-asian="9pt" style:font-name-complex="Arial2" style:font-size-complex="9pt"/>
    </style:style>
    <style:style style:name="P77" style:family="paragraph" style:parent-style-name="Standard">
      <style:paragraph-properties fo:margin-left="0.079cm" fo:margin-right="0cm" fo:margin-top="0cm" fo:margin-bottom="0.282cm" loext:contextual-spacing="true" fo:line-height="100%" fo:text-align="justify" style:justify-single-word="false" fo:text-indent="0cm" style:auto-text-indent="false"/>
      <style:text-properties style:font-name="Arial1" fo:font-size="9pt" fo:language="es" fo:country="ES" fo:background-color="transparent" style:font-name-asian="Calibri1" style:font-size-asian="9pt" style:font-name-complex="Arial2" style:font-size-complex="9pt"/>
    </style:style>
    <style:style style:name="P78" style:family="paragraph" style:parent-style-name="Standard">
      <style:paragraph-properties fo:margin-left="0.079cm" fo:margin-right="0cm" fo:margin-top="0cm" fo:margin-bottom="0cm" loext:contextual-spacing="false" fo:line-height="100%" fo:text-align="justify" style:justify-single-word="false" fo:text-indent="0cm" style:auto-text-indent="false"/>
      <style:text-properties style:font-name="Arial1" fo:font-size="9pt" fo:language="es" fo:country="ES" fo:background-color="transparent" style:font-name-asian="Calibri1" style:font-size-asian="9pt" style:font-name-complex="Arial2" style:font-size-complex="9pt"/>
    </style:style>
    <style:style style:name="P79" style:family="paragraph" style:parent-style-name="Standard">
      <style:paragraph-properties fo:margin-left="0.501cm" fo:margin-right="0cm" fo:margin-top="0cm" fo:margin-bottom="0.282cm" loext:contextual-spacing="true" fo:line-height="100%" fo:text-align="justify" style:justify-single-word="false" fo:text-indent="-0.25cm" style:auto-text-indent="false">
        <style:tab-stops>
          <style:tab-stop style:position="0.25cm"/>
        </style:tab-stops>
      </style:paragraph-properties>
      <style:text-properties style:font-name="Arial1" fo:font-size="9pt" fo:background-color="transparent" style:font-size-asian="9pt" style:font-size-complex="9pt"/>
    </style:style>
    <style:style style:name="P80" style:family="paragraph" style:parent-style-name="Standard">
      <style:paragraph-properties style:shadow="none">
        <style:tab-stops/>
      </style:paragraph-properties>
      <style:text-properties officeooo:paragraph-rsid="00460fab"/>
    </style:style>
    <style:style style:name="P81" style:family="paragraph" style:parent-style-name="Standard">
      <style:paragraph-properties style:shadow="none">
        <style:tab-stops/>
      </style:paragraph-properties>
      <style:text-properties officeooo:paragraph-rsid="00479015"/>
    </style:style>
    <style:style style:name="P82" style:family="paragraph" style:parent-style-name="List_20_Paragraph" style:list-style-name="WWNum25">
      <style:paragraph-properties fo:margin-left="0cm" fo:margin-right="0cm" fo:margin-top="0cm" fo:margin-bottom="0.282cm" loext:contextual-spacing="true" fo:line-height="100%" fo:text-align="justify" style:justify-single-word="false" fo:text-indent="0cm" style:auto-text-indent="false">
        <style:tab-stops>
          <style:tab-stop style:position="0.501cm"/>
        </style:tab-stops>
      </style:paragraph-properties>
      <style:text-properties style:font-name="Arial1" fo:font-size="9pt" fo:background-color="transparent" style:font-size-asian="9pt" style:font-size-complex="9pt"/>
    </style:style>
    <style:style style:name="P83" style:family="paragraph" style:parent-style-name="List_20_Paragraph" style:list-style-name="WWNum31">
      <style:paragraph-properties fo:margin-left="0cm" fo:margin-right="0cm" fo:margin-top="0cm" fo:margin-bottom="0.282cm" loext:contextual-spacing="true" fo:line-height="100%" fo:text-align="justify" style:justify-single-word="false" fo:text-indent="0cm" style:auto-text-indent="false">
        <style:tab-stops>
          <style:tab-stop style:position="0.501cm"/>
        </style:tab-stops>
      </style:paragraph-properties>
      <style:text-properties style:font-name="Arial1" fo:font-size="9pt" fo:background-color="transparent" style:font-size-asian="9pt" style:font-size-complex="9pt"/>
    </style:style>
    <style:style style:name="P84" style:family="paragraph" style:parent-style-name="List_20_Paragraph" style:list-style-name="WWNum25">
      <style:paragraph-properties fo:margin-left="0cm" fo:margin-right="0cm" fo:margin-top="0cm" fo:margin-bottom="0.282cm" loext:contextual-spacing="true" fo:line-height="100%" fo:text-align="justify" style:justify-single-word="false" fo:text-indent="0cm" style:auto-text-indent="false">
        <style:tab-stops>
          <style:tab-stop style:position="0.501cm"/>
          <style:tab-stop style:position="16.03cm"/>
        </style:tab-stops>
      </style:paragraph-properties>
      <style:text-properties style:font-name="Arial1" fo:font-size="9pt" fo:background-color="transparent" style:font-size-asian="9pt" style:font-size-complex="9pt"/>
    </style:style>
    <style:style style:name="P85" style:family="paragraph" style:parent-style-name="List_20_Paragraph" style:list-style-name="WWNum26">
      <style:paragraph-properties fo:margin-left="0cm" fo:margin-right="0cm" fo:margin-top="0cm" fo:margin-bottom="0.282cm" loext:contextual-spacing="true" fo:line-height="100%" fo:text-align="justify" style:justify-single-word="false" fo:text-indent="0cm" style:auto-text-indent="false"/>
      <style:text-properties style:font-name="Arial1" fo:font-size="9pt" fo:background-color="transparent" style:font-size-asian="9pt" style:font-size-complex="9pt"/>
    </style:style>
    <style:style style:name="P86" style:family="paragraph" style:parent-style-name="List_20_Paragraph" style:list-style-name="WWNum30">
      <style:paragraph-properties fo:margin-left="0cm" fo:margin-right="0cm" fo:margin-top="0cm" fo:margin-bottom="0cm" loext:contextual-spacing="true" fo:line-height="100%" fo:text-align="justify" style:justify-single-word="false" fo:text-indent="0cm" style:auto-text-indent="false">
        <style:tab-stops>
          <style:tab-stop style:position="0.501cm"/>
        </style:tab-stops>
      </style:paragraph-properties>
      <style:text-properties style:font-name="Arial1" fo:font-size="9pt" fo:background-color="transparent" style:font-size-asian="9pt" style:font-size-complex="9pt"/>
    </style:style>
    <style:style style:name="P87" style:family="paragraph" style:parent-style-name="List_20_Paragraph" style:list-style-name="WWNum26">
      <style:paragraph-properties fo:margin-left="0cm" fo:margin-right="0cm" fo:margin-top="0cm" fo:margin-bottom="0.282cm" loext:contextual-spacing="true" fo:line-height="100%" fo:text-align="justify" style:justify-single-word="false" fo:text-indent="-0.019cm" style:auto-text-indent="false"/>
      <style:text-properties style:font-name="Arial1" fo:font-size="9pt" fo:background-color="transparent" style:font-size-asian="9pt" style:font-size-complex="9pt"/>
    </style:style>
    <style:style style:name="P88" style:family="paragraph" style:parent-style-name="List_20_Paragraph" style:list-style-name="WWNum26">
      <style:paragraph-properties fo:margin-left="0cm" fo:margin-right="0cm" fo:margin-top="0cm" fo:margin-bottom="0.282cm" loext:contextual-spacing="true" fo:line-height="100%" fo:text-align="justify" style:justify-single-word="false" fo:text-indent="-0.019cm" style:auto-text-indent="false"/>
      <style:text-properties style:font-name="Arial1" fo:font-size="9pt" fo:background-color="transparent" style:font-name-asian="Calibri1" style:font-size-asian="9pt" style:font-name-complex="Arial2" style:font-size-complex="9pt"/>
    </style:style>
    <style:style style:name="P89" style:family="paragraph" style:parent-style-name="List_20_Paragraph" style:list-style-name="WWNum27">
      <style:paragraph-properties fo:margin-top="0cm" fo:margin-bottom="0cm" loext:contextual-spacing="true" fo:line-height="100%" fo:text-align="justify" style:justify-single-word="false"/>
      <style:text-properties style:font-name="Arial1" fo:font-size="9pt" fo:background-color="transparent" style:font-size-asian="9pt" style:font-size-complex="9pt"/>
    </style:style>
    <style:style style:name="P90" style:family="paragraph" style:parent-style-name="List_20_Paragraph" style:list-style-name="WWNum27">
      <style:paragraph-properties fo:margin-top="0cm" fo:margin-bottom="0cm" loext:contextual-spacing="true" fo:line-height="100%" fo:text-align="justify" style:justify-single-word="false"/>
      <style:text-properties style:font-name="Arial1" fo:font-size="9pt" officeooo:paragraph-rsid="00120d4b" fo:background-color="transparent" style:font-size-asian="9pt" style:font-size-complex="9pt"/>
    </style:style>
    <style:style style:name="P91" style:family="paragraph" style:parent-style-name="List_20_Paragraph" style:list-style-name="WWNum32">
      <style:paragraph-properties fo:margin-top="0cm" fo:margin-bottom="0cm" loext:contextual-spacing="true" fo:line-height="100%" fo:text-align="justify" style:justify-single-word="false"/>
      <style:text-properties style:font-name="Arial1" fo:font-size="9pt" officeooo:paragraph-rsid="00120d4b" fo:background-color="transparent" style:font-size-asian="9pt" style:font-size-complex="9pt"/>
    </style:style>
    <style:style style:name="P92" style:family="paragraph" style:parent-style-name="List_20_Paragraph" style:list-style-name="WWNum28">
      <style:paragraph-properties fo:margin-top="0cm" fo:margin-bottom="0.282cm" loext:contextual-spacing="true" fo:line-height="100%" fo:text-align="justify" style:justify-single-word="false"/>
      <style:text-properties style:font-name="Arial1" fo:font-size="9pt" fo:language="es" fo:country="ES" fo:background-color="transparent" style:font-name-asian="Calibri1" style:font-size-asian="9pt" style:font-name-complex="Arial2" style:font-size-complex="9pt"/>
    </style:style>
    <style:style style:name="P93" style:family="paragraph" style:parent-style-name="List_20_Paragraph" style:list-style-name="WWNum33">
      <style:paragraph-properties fo:margin-top="0cm" fo:margin-bottom="0.282cm" loext:contextual-spacing="true" fo:line-height="100%" fo:text-align="justify" style:justify-single-word="false"/>
      <style:text-properties style:font-name="Arial1" fo:font-size="9pt" fo:language="es" fo:country="ES" fo:background-color="transparent" style:font-name-asian="Calibri1" style:font-size-asian="9pt" style:font-name-complex="Arial2" style:font-size-complex="9pt"/>
    </style:style>
    <style:style style:name="P94" style:family="paragraph" style:parent-style-name="Standard">
      <style:paragraph-properties fo:line-height="100%" fo:text-align="justify" style:justify-single-word="false"/>
      <style:text-properties style:font-name="Arial1" fo:font-size="9pt" officeooo:paragraph-rsid="00573ce0" fo:background-color="transparent" style:font-size-asian="9pt" style:font-size-complex="9pt"/>
    </style:style>
    <style:style style:name="P95" style:family="paragraph" style:parent-style-name="Standard">
      <style:paragraph-properties fo:margin-top="0cm" fo:margin-bottom="0cm" loext:contextual-spacing="false" fo:line-height="100%" fo:text-align="center" style:justify-single-word="false" style:border-line-width-top="0.026cm 0.026cm 0.106cm" fo:padding-left="0cm" fo:padding-right="0cm" fo:padding-top="0.035cm" fo:padding-bottom="0cm" fo:border-left="none" fo:border-right="none" fo:border-top="4.51pt double #622423" fo:border-bottom="none"/>
      <style:text-properties fo:color="#000000" style:font-name="Arial" fo:font-size="8pt" fo:language="es" fo:country="ES" officeooo:paragraph-rsid="0055581e" style:font-name-asian="ＭＳ ゴシック" style:font-size-asian="8pt" style:language-asian="es" style:country-asian="ES" style:font-name-complex="Arial2" style:font-size-complex="7pt"/>
    </style:style>
    <style:style style:name="P96" style:family="paragraph" style:parent-style-name="Standard">
      <style:paragraph-properties fo:margin-top="0cm" fo:margin-bottom="0cm" loext:contextual-spacing="false" fo:line-height="100%" fo:text-align="justify" style:justify-single-word="false"/>
      <style:text-properties style:font-name="Arial1" fo:font-size="9pt" officeooo:paragraph-rsid="0055581e" fo:background-color="transparent" style:font-size-asian="9pt" style:font-size-complex="9pt"/>
    </style:style>
    <style:style style:name="P97" style:family="paragraph" style:parent-style-name="Standard">
      <style:paragraph-properties fo:margin-top="0cm" fo:margin-bottom="0cm" loext:contextual-spacing="false" fo:line-height="100%" fo:text-align="center" style:justify-single-word="false"/>
      <style:text-properties style:font-name="Arial1" fo:font-size="9pt" fo:font-weight="bold" officeooo:paragraph-rsid="00573ce0" fo:background-color="transparent" style:font-name-asian="Calibri1" style:font-size-asian="9pt" style:font-weight-asian="bold" style:font-name-complex="Arial2" style:font-size-complex="9pt"/>
    </style:style>
    <style:style style:name="P98" style:family="paragraph" style:parent-style-name="Standard" style:master-page-name="Standard">
      <style:paragraph-properties fo:line-height="100%" fo:text-align="justify" style:justify-single-word="false" style:page-number="auto"/>
      <style:text-properties style:font-name="Arial1" fo:font-size="11pt" officeooo:rsid="00d936c0" officeooo:paragraph-rsid="00119341" fo:background-color="transparent" style:font-size-asian="11pt" style:font-name-complex="Arial2" style:font-size-complex="11pt"/>
    </style:style>
    <style:style style:name="P99" style:family="paragraph" style:parent-style-name="Standard" style:master-page-name="Standard">
      <style:paragraph-properties style:page-number="auto" style:shadow="none">
        <style:tab-stops/>
      </style:paragraph-properties>
      <style:text-properties officeooo:paragraph-rsid="00460fab"/>
    </style:style>
    <style:style style:name="P100" style:family="paragraph" style:parent-style-name="Standard" style:master-page-name="Standard">
      <style:paragraph-properties style:page-number="auto" style:shadow="none">
        <style:tab-stops/>
      </style:paragraph-properties>
      <style:text-properties officeooo:paragraph-rsid="00479015"/>
    </style:style>
    <style:style style:name="P101" style:family="paragraph" style:parent-style-name="Standard" style:list-style-name="WWNum10">
      <style:paragraph-properties fo:margin-left="0cm" fo:margin-right="0cm" fo:margin-top="0cm" fo:margin-bottom="0cm" loext:contextual-spacing="false" fo:line-height="100%" fo:text-align="justify" style:justify-single-word="false" fo:text-indent="0cm" style:auto-text-indent="false">
        <style:tab-stops>
          <style:tab-stop style:position="0.501cm"/>
        </style:tab-stops>
      </style:paragraph-properties>
      <style:text-properties style:font-name="Arial1" fo:font-size="9pt" fo:background-color="transparent" style:font-size-asian="9pt" style:font-name-complex="Arial2" style:font-size-complex="9pt"/>
    </style:style>
    <style:style style:name="P102" style:family="paragraph" style:parent-style-name="Standard" style:list-style-name="WWNum10">
      <style:paragraph-properties fo:margin-left="0cm" fo:margin-right="0cm" fo:margin-top="0cm" fo:margin-bottom="0cm" loext:contextual-spacing="false" fo:line-height="100%" fo:text-align="justify" style:justify-single-word="false" fo:text-indent="0cm" style:auto-text-indent="false">
        <style:tab-stops>
          <style:tab-stop style:position="0.501cm"/>
        </style:tab-stops>
      </style:paragraph-properties>
      <style:text-properties style:font-name="Arial1" fo:font-size="9pt" fo:background-color="transparent" style:font-size-asian="9pt" style:font-size-complex="9pt"/>
    </style:style>
    <style:style style:name="P103" style:family="paragraph" style:parent-style-name="Standard" style:list-style-name="WWNum10">
      <style:paragraph-properties fo:margin-left="0cm" fo:margin-right="0cm" fo:margin-top="0cm" fo:margin-bottom="0cm" loext:contextual-spacing="false" fo:line-height="100%" fo:text-align="justify" style:justify-single-word="false" fo:text-indent="0cm" style:auto-text-indent="false">
        <style:tab-stops>
          <style:tab-stop style:position="0.501cm"/>
        </style:tab-stops>
      </style:paragraph-properties>
      <style:text-properties style:font-name="Arial1" fo:font-size="9pt" officeooo:paragraph-rsid="00119341" fo:background-color="transparent" style:font-size-asian="9pt" style:font-size-complex="9pt"/>
    </style:style>
    <style:style style:name="P104" style:family="paragraph" style:parent-style-name="Standard" style:list-style-name="WWNum10">
      <style:paragraph-properties fo:margin-left="0cm" fo:margin-right="0cm" fo:margin-top="0cm" fo:margin-bottom="0cm" loext:contextual-spacing="false" fo:line-height="100%" fo:text-align="justify" style:justify-single-word="false" fo:text-indent="0cm" style:auto-text-indent="false">
        <style:tab-stops>
          <style:tab-stop style:position="0.501cm"/>
        </style:tab-stops>
      </style:paragraph-properties>
      <style:text-properties style:font-name="Arial1" fo:font-size="9pt" officeooo:paragraph-rsid="001ac9a9" fo:background-color="transparent" style:font-size-asian="9pt" style:font-size-complex="9pt"/>
    </style:style>
    <style:style style:name="P105" style:family="paragraph" style:parent-style-name="Standard" style:list-style-name="WWNum10">
      <style:paragraph-properties fo:margin-left="0cm" fo:margin-right="0cm" fo:margin-top="0cm" fo:margin-bottom="0cm" loext:contextual-spacing="false" fo:line-height="100%" fo:text-align="justify" style:justify-single-word="false" fo:text-indent="0cm" style:auto-text-indent="false">
        <style:tab-stops>
          <style:tab-stop style:position="0.501cm"/>
        </style:tab-stops>
      </style:paragraph-properties>
      <style:text-properties style:font-name="Arial1" fo:font-size="9pt" officeooo:paragraph-rsid="00311bbb" style:font-size-asian="9pt" style:font-size-complex="9pt"/>
    </style:style>
    <style:style style:name="P106" style:family="paragraph" style:parent-style-name="Standard" style:list-style-name="WWNum29">
      <style:paragraph-properties fo:margin-left="0.501cm" fo:margin-right="0cm" fo:margin-top="0cm" fo:margin-bottom="0.282cm" loext:contextual-spacing="true" fo:line-height="100%" fo:text-align="justify" style:justify-single-word="false" fo:text-indent="-0.422cm" style:auto-text-indent="false"/>
      <style:text-properties style:font-name="Arial1" fo:font-size="9pt" fo:background-color="transparent" style:font-size-asian="9pt" style:font-size-complex="9pt"/>
    </style:style>
    <style:style style:name="P107" style:family="paragraph" style:parent-style-name="Standard" style:list-style-name="WWNum29">
      <style:paragraph-properties fo:margin-left="0.501cm" fo:margin-right="0cm" fo:margin-top="0cm" fo:margin-bottom="0.282cm" loext:contextual-spacing="true" fo:line-height="100%" fo:text-align="justify" style:justify-single-word="false" fo:text-indent="-0.422cm" style:auto-text-indent="false">
        <style:tab-stops>
          <style:tab-stop style:position="0cm"/>
        </style:tab-stops>
      </style:paragraph-properties>
      <style:text-properties style:font-name="Arial1" fo:font-size="9pt" fo:background-color="transparent" style:font-size-asian="9pt" style:font-size-complex="9pt"/>
    </style:style>
    <style:style style:name="P108" style:family="paragraph" style:parent-style-name="Standard">
      <style:paragraph-properties fo:margin-top="0cm" fo:margin-bottom="0.282cm" loext:contextual-spacing="false" fo:line-height="100%" fo:text-align="justify" style:justify-single-word="false"/>
      <style:text-properties style:font-name="Arial1" fo:font-size="9pt" officeooo:paragraph-rsid="0058ae3d" fo:background-color="transparent" style:font-size-asian="9pt" style:font-size-complex="9pt"/>
    </style:style>
    <style:style style:name="P109" style:family="paragraph" style:parent-style-name="Standard">
      <style:paragraph-properties fo:margin-top="0cm" fo:margin-bottom="0.282cm" loext:contextual-spacing="false" fo:line-height="100%" fo:text-align="justify" style:justify-single-word="false"/>
      <style:text-properties officeooo:paragraph-rsid="0058ae3d"/>
    </style:style>
    <style:style style:name="T1" style:family="text">
      <style:text-properties style:font-name="Arial Narrow" fo:font-size="9pt" fo:language="en" fo:country="US" fo:font-weight="bold" style:font-size-asian="9pt" style:font-weight-asian="bold" style:font-size-complex="9pt"/>
    </style:style>
    <style:style style:name="T2" style:family="text">
      <style:text-properties style:font-name="Arial Narrow" fo:font-size="9pt" fo:font-weight="bold" style:font-size-asian="9pt" style:font-weight-asian="bold" style:font-size-complex="9pt" style:font-weight-complex="bold"/>
    </style:style>
    <style:style style:name="T3" style:family="text">
      <style:text-properties fo:font-size="9pt" style:font-size-asian="9pt" style:font-size-complex="9pt"/>
    </style:style>
    <style:style style:name="T4" style:family="text">
      <style:text-properties fo:font-size="9pt" fo:font-weight="bold" style:font-size-asian="9pt" style:font-weight-asian="bold" style:font-size-complex="9pt" style:font-weight-complex="bold"/>
    </style:style>
    <style:style style:name="T5" style:family="text">
      <style:text-properties fo:font-size="9pt" fo:background-color="transparent" loext:char-shading-value="0" style:font-name-asian="Calibri1" style:font-size-asian="9pt" style:font-name-complex="Arial2" style:font-size-complex="9pt"/>
    </style:style>
    <style:style style:name="T6" style:family="text">
      <style:text-properties fo:color="#000000" fo:language="es" fo:country="MX" fo:font-weight="bold" style:font-name-asian="Times New Roman" style:rfc-language-tag-asian="es-419" style:language-asian="es" style:font-weight-asian="bold" style:font-name-complex="Calibri1" style:font-weight-complex="bold"/>
    </style:style>
    <style:style style:name="T7" style:family="text">
      <style:text-properties fo:color="#000000" fo:language="es" fo:country="MX" fo:font-weight="bold" officeooo:rsid="0033c2f7" style:font-name-asian="Times New Roman" style:rfc-language-tag-asian="es-419" style:language-asian="es" style:font-weight-asian="bold" style:font-name-complex="Calibri1" style:font-weight-complex="bold"/>
    </style:style>
    <style:style style:name="T8" style:family="text">
      <style:text-properties fo:color="#000000" fo:language="es" fo:country="MX" fo:font-weight="bold" officeooo:rsid="004e0210" style:font-name-asian="Times New Roman" style:rfc-language-tag-asian="es-419" style:language-asian="es" style:font-weight-asian="bold" style:font-name-complex="Calibri1" style:font-weight-complex="bold"/>
    </style:style>
    <style:style style:name="T9" style:family="text">
      <style:text-properties fo:color="#000000" fo:language="es" fo:country="MX" fo:font-weight="bold" fo:background-color="transparent" loext:char-shading-value="0" style:font-name-asian="Times New Roman" style:rfc-language-tag-asian="es-419" style:language-asian="es" style:font-weight-asian="bold" style:font-name-complex="Calibri1" style:font-weight-complex="bold"/>
    </style:style>
    <style:style style:name="T10" style:family="text">
      <style:text-properties fo:color="#000000" fo:language="es" fo:country="MX" fo:font-weight="bold" officeooo:rsid="0030974d" fo:background-color="transparent" loext:char-shading-value="0" style:font-name-asian="Times New Roman" style:rfc-language-tag-asian="es-419" style:language-asian="es" style:font-weight-asian="bold" style:font-name-complex="Calibri1" style:font-weight-complex="bold"/>
    </style:style>
    <style:style style:name="T11" style:family="text">
      <style:text-properties fo:color="#000000" fo:language="es" fo:country="MX" fo:font-weight="bold" officeooo:rsid="0049bc67" fo:background-color="transparent" loext:char-shading-value="0" style:font-name-asian="Times New Roman" style:rfc-language-tag-asian="es-419" style:language-asian="es" style:font-weight-asian="bold" style:font-name-complex="Calibri1" style:font-weight-complex="bold"/>
    </style:style>
    <style:style style:name="T12" style:family="text">
      <style:text-properties fo:color="#000000" fo:language="es" fo:country="MX" fo:font-weight="bold" officeooo:rsid="0026bf3c" fo:background-color="transparent" loext:char-shading-value="0" style:font-name-asian="Times New Roman" style:rfc-language-tag-asian="es-419" style:language-asian="es" style:font-weight-asian="bold" style:font-name-complex="Arial2" style:font-weight-complex="bold"/>
    </style:style>
    <style:style style:name="T13" style:family="text">
      <style:text-properties fo:color="#000000" fo:language="es" fo:country="MX" fo:font-weight="bold" officeooo:rsid="00124d7b" fo:background-color="transparent" loext:char-shading-value="0" style:font-name-asian="Times New Roman" style:rfc-language-tag-asian="es-419" style:language-asian="es" style:font-weight-asian="bold" style:font-name-complex="Arial2" style:font-weight-complex="bold"/>
    </style:style>
    <style:style style:name="T14" style:family="text">
      <style:text-properties fo:color="#000000" fo:language="es" fo:country="MX" fo:font-weight="bold" officeooo:rsid="00311bbb" fo:background-color="transparent" loext:char-shading-value="0" style:font-name-asian="Times New Roman" style:rfc-language-tag-asian="es-419" style:language-asian="es" style:font-weight-asian="bold" style:font-name-complex="Arial2" style:font-weight-complex="bold"/>
    </style:style>
    <style:style style:name="T15" style:family="text">
      <style:text-properties fo:color="#000000" fo:language="es" fo:country="MX" fo:font-weight="bold" officeooo:rsid="001b75ed" fo:background-color="transparent" loext:char-shading-value="0" style:font-name-asian="Times New Roman" style:rfc-language-tag-asian="es-419" style:language-asian="es" style:font-weight-asian="bold" style:font-name-complex="Arial2" style:font-weight-complex="bold"/>
    </style:style>
    <style:style style:name="T16" style:family="text">
      <style:text-properties fo:color="#000000" fo:language="es" fo:country="MX" fo:font-weight="bold" officeooo:rsid="001c6afa" fo:background-color="transparent" loext:char-shading-value="0" style:font-name-asian="Times New Roman" style:rfc-language-tag-asian="es-419" style:language-asian="es" style:font-weight-asian="bold" style:font-name-complex="Arial2" style:font-weight-complex="bold"/>
    </style:style>
    <style:style style:name="T17" style:family="text">
      <style:text-properties fo:color="#000000" fo:language="es" fo:country="MX" style:text-underline-style="solid" style:text-underline-width="auto" style:text-underline-color="font-color" fo:font-weight="bold" style:font-name-asian="Times New Roman" style:rfc-language-tag-asian="es-419" style:language-asian="es" style:font-weight-asian="bold" style:font-name-complex="Calibri1" style:font-weight-complex="bold"/>
    </style:style>
    <style:style style:name="T18" style:family="text">
      <style:text-properties fo:color="#000000" fo:language="es" fo:country="MX" style:language-asian="es" style:country-asian="MX" style:font-weight-complex="bold"/>
    </style:style>
    <style:style style:name="T19" style:family="text">
      <style:text-properties fo:color="#000000" fo:language="es" fo:country="MX" officeooo:rsid="004477e4" style:language-asian="es" style:country-asian="MX" style:font-weight-complex="bold"/>
    </style:style>
    <style:style style:name="T20" style:family="text">
      <style:text-properties fo:color="#000000" style:font-name="Arial1" fo:font-size="9pt" fo:language="es" fo:country="ES" fo:font-weight="bold" fo:background-color="transparent" loext:char-shading-value="0" style:font-name-asian="Arial2" style:font-size-asian="9pt" style:language-asian="es" style:country-asian="MX" style:font-weight-asian="bold" style:font-name-complex="Arial2" style:font-size-complex="9pt" style:font-weight-complex="bold"/>
    </style:style>
    <style:style style:name="T21" style:family="text">
      <style:text-properties fo:color="#000000" fo:font-size="12pt" fo:language="es" fo:country="MX" fo:font-weight="bold" style:font-name-asian="Times New Roman" style:font-size-asian="12pt" style:rfc-language-tag-asian="es-419" style:language-asian="es" style:font-weight-asian="bold" style:font-name-complex="Calibri1" style:font-size-complex="12pt" style:font-weight-complex="bold"/>
    </style:style>
    <style:style style:name="T22" style:family="text">
      <style:text-properties fo:color="#000000" fo:language="es" fo:country="ES" fo:font-weight="bold" style:font-name-asian="Times New Roman" style:rfc-language-tag-asian="es-419" style:language-asian="es" style:font-weight-asian="bold" style:font-name-complex="Arial2" style:font-weight-complex="bold"/>
    </style:style>
    <style:style style:name="T23" style:family="text">
      <style:text-properties fo:color="#000000" fo:language="es" fo:country="ES" fo:font-weight="bold" officeooo:rsid="004477e4" style:font-name-asian="Arial2" style:language-asian="es" style:country-asian="MX" style:font-weight-asian="bold" style:font-name-complex="Arial2" style:font-weight-complex="bold"/>
    </style:style>
    <style:style style:name="T24" style:family="text">
      <style:text-properties fo:color="#000000" style:font-name="Arial" fo:font-size="8pt" fo:language="es" fo:country="MX" fo:font-weight="bold" style:font-name-asian="Arial2" style:font-size-asian="8pt" style:language-asian="es" style:country-asian="MX" style:font-weight-asian="bold" style:font-name-complex="Arial2" style:font-size-complex="8pt" style:font-weight-complex="bold"/>
    </style:style>
    <style:style style:name="T25" style:family="text">
      <style:text-properties fo:color="#000000" style:font-name="Arial" fo:font-size="8pt" fo:language="es" fo:country="MX" fo:font-weight="bold" officeooo:rsid="004477e4" style:font-name-asian="Arial2" style:font-size-asian="8pt" style:language-asian="es" style:country-asian="MX" style:font-weight-asian="bold" style:font-name-complex="Arial2" style:font-size-complex="8pt" style:font-weight-complex="bold"/>
    </style:style>
    <style:style style:name="T26" style:family="text">
      <style:text-properties fo:color="#000000" style:font-name="Arial" fo:font-size="8pt" fo:language="es" fo:country="MX" fo:font-weight="bold" fo:background-color="transparent" loext:char-shading-value="0" style:font-name-asian="Arial2" style:font-size-asian="8pt" style:language-asian="es" style:country-asian="MX" style:font-weight-asian="bold" style:font-name-complex="Arial2" style:font-size-complex="8pt" style:font-weight-complex="bold"/>
    </style:style>
    <style:style style:name="T27" style:family="text">
      <style:text-properties fo:color="#000000" style:font-name="Arial" fo:font-size="8pt" fo:language="es" fo:country="MX" style:font-name-asian="Arial2" style:font-size-asian="8pt" style:language-asian="es" style:country-asian="MX" style:font-size-complex="8pt" style:font-weight-complex="bold"/>
    </style:style>
    <style:style style:name="T28" style:family="text">
      <style:text-properties fo:color="#000000" style:font-name="Arial" fo:font-size="8pt" fo:language="es" fo:country="MX" officeooo:rsid="004477e4" style:font-name-asian="Arial2" style:font-size-asian="8pt" style:language-asian="es" style:country-asian="MX" style:font-size-complex="8pt" style:font-weight-complex="bold"/>
    </style:style>
    <style:style style:name="T29" style:family="text">
      <style:text-properties style:font-name="Arial" fo:font-size="9pt" style:font-size-asian="9pt" style:font-name-complex="Arial2" style:font-size-complex="9pt"/>
    </style:style>
    <style:style style:name="T30" style:family="text">
      <style:text-properties style:font-name="Arial" fo:font-size="9pt" fo:font-weight="bold" style:font-size-asian="9pt" style:font-weight-asian="bold" style:font-name-complex="Arial2" style:font-size-complex="9pt"/>
    </style:style>
    <style:style style:name="T31" style:family="text">
      <style:text-properties style:font-name="Arial" fo:font-size="9pt" fo:font-weight="bold" style:font-size-asian="9pt" style:font-weight-asian="bold" style:font-name-complex="Arial2" style:font-size-complex="9pt" style:font-weight-complex="bold"/>
    </style:style>
    <style:style style:name="T32" style:family="text">
      <style:text-properties style:font-name="Arial" fo:font-size="9pt" fo:font-weight="bold" fo:background-color="transparent" loext:char-shading-value="0" style:font-name-asian="Calibri1" style:font-size-asian="9pt" style:font-weight-asian="bold" style:font-name-complex="Arial2" style:font-size-complex="9pt"/>
    </style:style>
    <style:style style:name="T33" style:family="text">
      <style:text-properties style:font-name="Arial" fo:font-size="9pt" style:text-underline-style="solid" style:text-underline-width="auto" style:text-underline-color="font-color" style:font-size-asian="9pt" style:font-name-complex="Arial2" style:font-size-complex="9pt"/>
    </style:style>
    <style:style style:name="T34" style:family="text">
      <style:text-properties style:font-name="Arial" fo:font-size="9pt" style:text-underline-style="solid" style:text-underline-width="auto" style:text-underline-color="font-color" fo:font-weight="bold" style:font-size-asian="9pt" style:font-weight-asian="bold" style:font-name-complex="Arial2" style:font-size-complex="9pt"/>
    </style:style>
    <style:style style:name="T35" style:family="text">
      <style:text-properties style:font-name="Arial" fo:font-size="9pt" fo:background-color="transparent" loext:char-shading-value="0" style:font-name-asian="Calibri1" style:font-size-asian="9pt" style:font-name-complex="Arial2" style:font-size-complex="9pt"/>
    </style:style>
    <style:style style:name="T36" style:family="text">
      <style:text-properties style:use-window-font-color="true" fo:font-size="9pt" style:font-size-asian="9pt" style:font-size-complex="9pt"/>
    </style:style>
    <style:style style:name="T37" style:family="text">
      <style:text-properties style:use-window-font-color="true" fo:font-size="9pt" fo:font-weight="bold" style:font-size-asian="9pt" style:font-weight-asian="bold" style:font-size-complex="9pt"/>
    </style:style>
    <style:style style:name="T38" style:family="text">
      <style:text-properties style:font-name="Arial1" fo:font-size="9pt" fo:language="es" fo:country="ES" fo:background-color="transparent" loext:char-shading-value="0" style:font-name-asian="Calibri1" style:font-size-asian="9pt" style:font-name-complex="Arial2" style:font-size-complex="9pt"/>
    </style:style>
    <style:style style:name="T39" style:family="text">
      <style:text-properties style:font-name="Arial1" fo:font-size="9pt" fo:language="es" fo:country="ES" fo:background-color="transparent" loext:char-shading-value="0" style:font-name-asian="Calibri1" style:font-size-asian="9pt" style:font-name-complex="Arial2" style:font-size-complex="9pt" style:font-weight-complex="bold"/>
    </style:style>
    <style:style style:name="T40" style:family="text">
      <style:text-properties style:font-name="Arial1" fo:font-size="9pt" fo:language="es" fo:country="ES" fo:background-color="transparent" loext:char-shading-value="0" style:font-size-asian="9pt" style:font-name-complex="Arial2" style:font-size-complex="9pt"/>
    </style:style>
    <style:style style:name="T41" style:family="text">
      <style:text-properties style:font-name="Arial1" fo:font-size="9pt" fo:language="es" fo:country="ES" fo:font-weight="bold" fo:background-color="transparent" loext:char-shading-value="0" style:font-name-asian="Calibri1" style:font-size-asian="9pt" style:font-weight-asian="bold" style:font-name-complex="Arial2" style:font-size-complex="9pt"/>
    </style:style>
    <style:style style:name="T42" style:family="text">
      <style:text-properties style:font-name="Arial1" fo:font-size="9pt" fo:language="es" fo:country="ES" fo:font-weight="bold" fo:background-color="transparent" loext:char-shading-value="0" style:font-name-asian="Calibri1" style:font-size-asian="9pt" style:font-weight-asian="bold" style:font-name-complex="Arial2" style:font-size-complex="9pt" style:font-weight-complex="bold"/>
    </style:style>
    <style:style style:name="T43" style:family="text">
      <style:text-properties style:font-name="Arial1" fo:font-size="9pt" fo:language="es" fo:country="ES" fo:font-weight="bold" fo:background-color="transparent" loext:char-shading-value="0" style:font-size-asian="9pt" style:font-weight-asian="bold" style:font-name-complex="Arial2" style:font-size-complex="9pt"/>
    </style:style>
    <style:style style:name="T44" style:family="text">
      <style:text-properties style:font-name="Arial1" fo:font-size="11pt" officeooo:rsid="00d2f3b4" style:font-size-asian="11pt" style:font-size-complex="11pt"/>
    </style:style>
    <style:style style:name="T45" style:family="text">
      <style:text-properties style:font-name-complex="Arial2"/>
    </style:style>
    <style:style style:name="T46" style:family="text">
      <style:text-properties style:font-name-complex="Arial2" style:font-weight-complex="bold"/>
    </style:style>
    <style:style style:name="T47" style:family="text">
      <style:text-properties fo:font-weight="bold" style:font-weight-asian="bold"/>
    </style:style>
    <style:style style:name="T48" style:family="text">
      <style:text-properties fo:font-weight="bold" style:font-weight-asian="bold" style:font-name-complex="Arial2"/>
    </style:style>
    <style:style style:name="T49" style:family="text">
      <style:text-properties fo:font-weight="bold" style:font-weight-asian="bold" style:font-name-complex="Arial2" style:font-weight-complex="bold"/>
    </style:style>
    <style:style style:name="T50" style:family="text">
      <style:text-properties fo:font-weight="bold" style:font-weight-asian="bold" style:font-weight-complex="bold"/>
    </style:style>
    <style:style style:name="T51" style:family="text">
      <style:text-properties fo:font-weight="bold" fo:background-color="transparent" loext:char-shading-value="0" style:font-weight-asian="bold" style:font-name-complex="Arial2"/>
    </style:style>
    <style:style style:name="T52" style:family="text">
      <style:text-properties fo:font-weight="bold" fo:background-color="transparent" loext:char-shading-value="0" style:font-weight-asian="bold" style:font-name-complex="Arial2" style:font-weight-complex="bold"/>
    </style:style>
    <style:style style:name="T53" style:family="text">
      <style:text-properties fo:font-weight="bold" officeooo:rsid="00124d7b" fo:background-color="transparent" loext:char-shading-value="0" style:font-weight-asian="bold" style:font-name-complex="Arial2" style:font-weight-complex="bold"/>
    </style:style>
    <style:style style:name="T54" style:family="text">
      <style:text-properties fo:font-weight="bold" fo:background-color="transparent" loext:char-shading-value="0" style:font-weight-asian="bold" style:font-weight-complex="bold"/>
    </style:style>
    <style:style style:name="T55" style:family="text">
      <style:text-properties fo:font-weight="bold" style:font-name-asian="Calibri1" style:font-weight-asian="bold" style:font-name-complex="Arial2"/>
    </style:style>
    <style:style style:name="T56" style:family="text">
      <style:text-properties fo:font-weight="bold" style:font-name-asian="Calibri1" style:font-weight-asian="bold" style:font-name-complex="Arial2" style:font-weight-complex="bold"/>
    </style:style>
    <style:style style:name="T57" style:family="text">
      <style:text-properties fo:font-weight="bold" style:font-name-asian="Times New Roman" style:rfc-language-tag-asian="es-419" style:language-asian="es" style:font-weight-asian="bold" style:font-weight-complex="bold"/>
    </style:style>
    <style:style style:name="T58" style:family="text">
      <style:text-properties fo:language="es" fo:country="none" style:font-name-complex="Arial2"/>
    </style:style>
    <style:style style:name="T59" style:family="text">
      <style:text-properties fo:language="es" fo:country="none" style:font-name-complex="Arial2" style:font-weight-complex="bold"/>
    </style:style>
    <style:style style:name="T60" style:family="text">
      <style:text-properties fo:language="es" fo:country="none" fo:font-weight="bold" style:font-weight-asian="bold" style:font-name-complex="Arial2"/>
    </style:style>
    <style:style style:name="T61" style:family="text">
      <style:text-properties fo:language="es" fo:country="none" fo:font-weight="bold" style:font-weight-asian="bold" style:font-name-complex="Arial2" style:font-weight-complex="bold"/>
    </style:style>
    <style:style style:name="T62" style:family="text">
      <style:text-properties fo:language="es" fo:country="none" fo:font-weight="bold" style:font-name-asian="Calibri1" style:font-weight-asian="bold" style:font-name-complex="Arial2"/>
    </style:style>
    <style:style style:name="T63" style:family="text">
      <style:text-properties fo:language="es" fo:country="none" style:font-name-asian="Calibri1" style:font-name-complex="Arial2"/>
    </style:style>
    <style:style style:name="T64" style:family="text">
      <style:text-properties fo:language="es" fo:country="ES" fo:font-weight="bold" style:font-weight-asian="bold" style:font-name-complex="Arial2"/>
    </style:style>
    <style:style style:name="T65" style:family="text">
      <style:text-properties fo:language="es" fo:country="ES" fo:font-weight="bold" style:font-weight-asian="bold" style:font-name-complex="Arial2" style:font-weight-complex="bold"/>
    </style:style>
    <style:style style:name="T66" style:family="text">
      <style:text-properties fo:language="es" fo:country="ES" fo:font-weight="bold" style:font-name-asian="Calibri1" style:font-weight-asian="bold" style:font-name-complex="Arial2"/>
    </style:style>
    <style:style style:name="T67" style:family="text">
      <style:text-properties fo:language="es" fo:country="ES" fo:font-weight="bold" style:font-name-asian="Calibri1" style:font-weight-asian="bold" style:font-name-complex="Arial2" style:font-weight-complex="bold"/>
    </style:style>
    <style:style style:name="T68" style:family="text">
      <style:text-properties fo:language="es" fo:country="ES" fo:font-weight="bold" style:font-name-asian="Calibri1" style:font-weight-asian="bold" style:font-weight-complex="bold"/>
    </style:style>
    <style:style style:name="T69" style:family="text">
      <style:text-properties fo:language="es" fo:country="ES" fo:font-weight="bold" officeooo:rsid="00d936c0" style:font-name-asian="Calibri1" style:font-weight-asian="bold" style:font-weight-complex="bold"/>
    </style:style>
    <style:style style:name="T70" style:family="text">
      <style:text-properties fo:language="es" fo:country="ES" style:text-underline-style="solid" style:text-underline-width="auto" style:text-underline-color="font-color" fo:font-weight="bold" style:font-name-asian="Calibri1" style:font-weight-asian="bold" style:font-name-complex="Arial2" style:font-weight-complex="bold"/>
    </style:style>
    <style:style style:name="T71" style:family="text">
      <style:text-properties fo:language="es" fo:country="ES" style:text-underline-style="solid" style:text-underline-width="auto" style:text-underline-color="font-color" style:font-name-asian="Calibri1" style:font-name-complex="Arial2" style:font-weight-complex="bold"/>
    </style:style>
    <style:style style:name="T72" style:family="text">
      <style:text-properties fo:language="es" fo:country="ES" style:font-name-complex="Arial2"/>
    </style:style>
    <style:style style:name="T73" style:family="text">
      <style:text-properties fo:language="es" fo:country="ES" style:font-name-asian="Calibri1"/>
    </style:style>
    <style:style style:name="T74" style:family="text">
      <style:text-properties fo:language="es" fo:country="ES" style:font-name-asian="Calibri1" style:font-name-complex="Arial2"/>
    </style:style>
    <style:style style:name="T75" style:family="text">
      <style:text-properties fo:language="es" fo:country="ES" style:font-name-asian="Calibri1" style:font-name-complex="Arial2" style:font-weight-complex="bold"/>
    </style:style>
    <style:style style:name="T76" style:family="text">
      <style:text-properties fo:language="es" fo:country="ES" fo:font-style="italic" fo:font-weight="bold" style:font-name-asian="Calibri1" style:font-style-asian="italic" style:font-weight-asian="bold" style:font-name-complex="Arial2" style:font-weight-complex="bold"/>
    </style:style>
    <style:style style:name="T77" style:family="text">
      <style:text-properties fo:language="es" fo:country="ES" fo:font-style="italic" style:font-name-asian="Calibri1" style:font-style-asian="italic" style:font-name-complex="Arial2" style:font-weight-complex="bold"/>
    </style:style>
    <style:style style:name="T78" style:family="text">
      <style:text-properties fo:language="es" fo:country="ES" style:text-underline-style="none" fo:font-weight="bold" style:font-name-asian="Calibri1" style:font-weight-asian="bold" style:font-name-complex="Arial2" style:font-weight-complex="bold"/>
    </style:style>
    <style:style style:name="T79" style:family="text">
      <style:text-properties fo:background-color="transparent" loext:char-shading-value="0" style:font-name-complex="Arial2"/>
    </style:style>
    <style:style style:name="T80" style:family="text">
      <style:text-properties style:font-name-asian="Calibri1" style:font-name-complex="Arial2"/>
    </style:style>
    <style:style style:name="T81" style:family="text">
      <style:text-properties style:font-name-asian="Calibri1" style:font-name-complex="Arial2" style:font-weight-complex="bold"/>
    </style:style>
    <style:style style:name="T82" style:family="text">
      <style:text-properties officeooo:rsid="00d936c0"/>
    </style:style>
    <style:style style:name="T83" style:family="text">
      <style:text-properties officeooo:rsid="01274abb"/>
    </style:style>
    <style:style style:name="T84" style:family="text">
      <style:text-properties style:text-underline-style="none" style:font-name-complex="Arial2"/>
    </style:style>
    <style:style style:name="Sect1" style:family="section">
      <style:section-properties style:editable="false">
        <style:columns fo:column-count="2" fo:column-gap="0.748cm">
          <style:column style:rel-width="32767*" fo:start-indent="0cm" fo:end-indent="0.374cm"/>
          <style:column style:rel-width="32768*" fo:start-indent="0.374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editable="false">
        <style:columns fo:column-count="2" fo:column-gap="0.586cm">
          <style:column style:rel-width="32767*" fo:start-indent="0cm" fo:end-indent="0.293cm"/>
          <style:column style:rel-width="32768*" fo:start-indent="0.293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artner_id.name" text:name="py3o.objects.partner_id.name"/>
        <text:user-field-decl office:value-type="string" office:string-value="partner_id.street" text:name="py3o.objects.partner_id.street"/>
        <text:user-field-decl office:value-type="string" office:string-value="partner_id.street2" text:name="py3o.objects.partner_id.street2"/>
        <text:user-field-decl office:value-type="string" office:string-value="city_id" text:name="py3o.objects.partner_id.city_id.name"/>
        <text:user-field-decl office:value-type="string" office:string-value="partner_id.state_id" text:name="py3o.objects.partner_id.state_id.name"/>
        <text:user-field-decl office:value-type="string" office:string-value="country_id" text:name="py3o.objects.company_id.country_id.name"/>
        <text:user-field-decl office:value-type="string" office:string-value="partner_id.vat" text:name="py3o.objects.partner_id.vat"/>
        <text:user-field-decl office:value-type="string" office:string-value="interest_rate" text:name="py3o.objects.interest_rate"/>
        <text:user-field-decl office:value-type="string" office:string-value="late_fee_perc" text:name="py3o.objects.late_fee_perc"/>
        <text:user-field-decl office:value-type="string" office:string-value="acc_number" text:name="py3o.objects.journal_repayment_id.bank_account_id.acc_number"/>
        <text:user-field-decl office:value-type="string" office:string-value="bank_id" text:name="py3o.objects.journal_repayment_id.bank_account_id.bank_id.name"/>
        <text:user-field-decl office:value-type="string" office:string-value="municipio_id" text:name="py3o.objects.partner_id.municipio_id.name"/>
        <text:user-field-decl office:value-type="string" office:string-value="zip_id" text:name="py3o.objects.partner_id.zip_id.name"/>
        <text:user-field-decl office:value-type="string" office:string-value="colonia_id" text:name="py3o.objects.partner_id.colonia_id.name"/>
        <text:user-field-decl office:value-type="string" office:string-value="curp" text:name="py3o.objects.partner_id.ind_curp"/>
        <text:user-field-decl office:value-type="string" office:string-value="partner_id.birthdate" text:name="py3o.objects.partner_id.birthdate_date"/>
        <text:user-field-decl office:value-type="string" office:string-value="id" text:name="py3o.objects.partner_id.ind_id"/>
        <text:user-field-decl office:value-type="string" office:string-value="int_rate_txt" text:name="py3o.objects.int_rate_txt"/>
        <text:user-field-decl office:value-type="string" office:string-value="company_id.name" text:name="py3o.objects.company_id.name"/>
        <text:user-field-decl office:value-type="string" office:string-value="rpl.name" text:name="py3o.objects.company_id.partner_id.rpl.name"/>
        <text:user-field-decl office:value-type="string" office:string-value="rpl.street" text:name="py3o.objects.company_id.partner_id.rpl.street"/>
        <text:user-field-decl office:value-type="string" office:string-value="rpl.colonia_id.name" text:name="py3o.objects.company_id.partner_id.rpl.colonia_id.name"/>
        <text:user-field-decl office:value-type="string" office:string-value="rpl.municipio_id.name" text:name="py3o.objects.company_id.partner_id.rpl.municipio_id.name"/>
        <text:user-field-decl office:value-type="string" office:string-value="rpl.zip_id.name" text:name="py3o.objects.company_id.partner_id.rpl.zip_id.name"/>
        <text:user-field-decl office:value-type="string" office:string-value="rpl.city_id.name" text:name="py3o.objects.company_id.partner_id.rpl.city_id.name"/>
        <text:user-field-decl office:value-type="string" office:string-value="company_id.street" text:name="py3o.objects.company_id.street"/>
        <text:user-field-decl office:value-type="string" office:string-value="company_id.colonia_id.name" text:name="py3o.objects.company_id.colonia_id.name"/>
        <text:user-field-decl office:value-type="string" office:string-value="company_id.state_id.name" text:name="py3o.objects.company_id.state_id.name"/>
        <text:user-field-decl office:value-type="string" office:string-value="company_id.zip_id.name" text:name="py3o.objects.company_id.zip_id.name"/>
        <text:user-field-decl office:value-type="string" office:string-value="company_id.email" text:name="py3o.objects.company_id.email"/>
        <text:user-field-decl office:value-type="string" office:string-value="company_id.phone" text:name="py3o.objects.company_id.phone"/>
      </text:user-field-decls>
      <text:p text:style-name="P98"/>
      <text:p text:style-name="P94"><text:span text:style-name="T45">CONTRATO DE APERTURA DE </text:span><text:span text:style-name="T48">CRÉDITO SIMPLE</text:span><text:span text:style-name="T45"> QUE CELEBRAN: </text:span><text:span text:style-name="T59">POR UNA PARTE, </text:span><text:span text:style-name="T22"><text:user-field-get text:name="py3o.objects.company_id.name">company_id.name</text:user-field-get></text:span><text:span text:style-name="T65">, A QUIEN EN LO SUCESIVO SE LE DENOMINARÁ “ACREDITANTE” REPRESENTADA EN ESTE ACTO POR EL C. </text:span><text:span text:style-name="T23"><text:user-field-get text:name="py3o.objects.company_id.partner_id.rpl.name">rpl.name</text:user-field-get></text:span><text:span text:style-name="T59"><text:s/>Y POR LA OTRA EL (A) C. </text:span><text:span text:style-name="T22"><text:user-field-get text:name="py3o.objects.partner_id.name">partner_id.name</text:user-field-get></text:span><text:span text:style-name="T59">, A QUIEN EN LO SUCESIVO SE LE DENOMINARÁ COMO EL “</text:span><text:span text:style-name="T61">ACREDITADO</text:span><text:span text:style-name="T59">” QUIENES ACTUANDO EN CONJUNTO SE LES DENOMINARA </text:span><text:span text:style-name="T61">“LAS PARTES”</text:span><text:span text:style-name="T59"> DE CONFORMIDAD CON LOS ANTECEDENTES, DECLARACIONES, DEFINICIONES Y CLÁUSULAS SIGUIENTES:</text:span></text:p>
      <text:section text:style-name="Sect1" text:name="TextSection">
        <text:p text:style-name="P4"/>
        <text:p text:style-name="P37">ANTECEDENTES</text:p>
        <text:p text:style-name="P48"><text:span text:style-name="T62">PRIMERO.</text:span><text:span text:style-name="T63"> Con anterioridad a la celebración del presente contrato, </text:span><text:span text:style-name="T62">EL ACREDITADO</text:span><text:span text:style-name="T63">, a través de la Solicitud de Crédito y Formato de Identificación y Conocimiento del Cliente, que formuló y firmó (en lo sucesivo la “Solicitud”) requirió al </text:span><text:span text:style-name="T62">ACREDITANTE</text:span><text:span text:style-name="T63">, el otorgamiento de un crédito simple, en moneda nacional (en lo sucesivo el “Crédito”).</text:span></text:p>
        <text:p text:style-name="P48"><text:span text:style-name="T62">SEGUNDO.</text:span><text:span text:style-name="T63"> </text:span><text:span text:style-name="T62">EL ACREDITANTE</text:span><text:span text:style-name="T63">, previa revisión y análisis de la Solicitud realizada por </text:span><text:span text:style-name="T62">EL ACREDITADO</text:span><text:span text:style-name="T63">, así como de la demás información y documentación que fuera proporcionada y presentada por éste, autorizó la Solicitud a favor del</text:span><text:span text:style-name="T62"> ACREDITADO</text:span><text:span text:style-name="T63">.</text:span></text:p>
        <text:p text:style-name="P37">DECLARACIONES</text:p>
        <text:p text:style-name="P38">I. DECLARA EL ACREDITANTE, QUE:</text:p>
        <text:p text:style-name="P18"><text:span text:style-name="T72">a) Es una sociedad de objeto múltiple no regulada, constituida conforme a las leyes de los Estados Unidos Mexicanos, según consta en la </text:span><text:span text:style-name="T64">Escritura Pública número 61849 (sesenta y un mil ochocientos cuarenta y nueve) de fecha 10 (diez) días </text:span><text:span text:style-name="T72">del</text:span><text:span text:style-name="T64"> mes de Marzo de 2015 (dos mil quince)</text:span><text:span text:style-name="T72"> otorgada ante la fe del </text:span><text:span text:style-name="T64">notario público número 173 (ciento setenta y tres) licenciado Francisco Xavier Arrendo Galván, de la Ciudad de México, Distrito Federal; con folio mercantil electrónico número 535007-1 <text:s/>con fecha 11 (once) de mayo de 2015 (Dos mil quince).</text:span></text:p>
        <text:p text:style-name="P13"/>
        <text:p text:style-name="P96"><text:span text:style-name="T58">b) </text:span><text:span text:style-name="T72">El </text:span><text:span text:style-name="T64">C. </text:span><text:span text:style-name="T23"><text:user-field-get text:name="py3o.objects.company_id.partner_id.rpl.name">rpl.name</text:user-field-get></text:span><text:span text:style-name="T64"><text:s/></text:span><text:span text:style-name="T72">, representante legal del</text:span><text:span text:style-name="T64"> ACREDITANTE,</text:span><text:span text:style-name="T72"> acredita su personalidad de acuerdo con el testimonio publico descrito en el inciso anterior, manifestando bajo protesta de decir verdad que las facultades contenidas en la escritura pública mencionada no le han sido renovadas, modificadas o restringidas a la fecha de la suscripción del presente contrato.</text:span></text:p>
        <text:p text:style-name="P13"/>
        <text:p text:style-name="P96"><text:span text:style-name="T45">c) Que su domicilio para todos los efectos del presente contrato es el ubicado en </text:span><text:span text:style-name="T48">Calle</text:span><text:span text:style-name="T64"> </text:span><text:span text:style-name="T23"><text:user-field-get text:name="py3o.objects.company_id.partner_id.rpl.street">rpl.street</text:user-field-get></text:span><text:span text:style-name="T48">, colonia </text:span><text:span text:style-name="T23"><text:user-field-get text:name="py3o.objects.company_id.partner_id.rpl.colonia_id.name">rpl.colonia_id.name</text:user-field-get></text:span><text:span text:style-name="T23">, </text:span><text:span text:style-name="T23"><text:user-field-get text:name="py3o.objects.company_id.partner_id.rpl.municipio_id.name">rpl.municipio_id.name</text:user-field-get></text:span><text:span text:style-name="T23"><text:s/></text:span><text:span text:style-name="T23"><text:user-field-get text:name="py3o.objects.company_id.partner_id.rpl.zip_id.name">rpl.zip_id.name</text:user-field-get></text:span><text:span text:style-name="T48">, </text:span><text:span text:style-name="T23"><text:user-field-get text:name="py3o.objects.company_id.partner_id.rpl.city_id.name">rpl.city_id.name</text:user-field-get></text:span><text:span text:style-name="T48">.</text:span></text:p>
        <text:p text:style-name="P13"/>
        <text:p text:style-name="P18"><text:span text:style-name="T58">d) Es su deseo otorgar en favor del</text:span><text:span text:style-name="T60"> ACREDITADO </text:span><text:span text:style-name="T58">un crédito en los términos de las disposiciones contenidas en el presente Contrato.</text:span></text:p>
        <text:p text:style-name="P13"/>
        <text:p text:style-name="P13">e) Que, de conformidad con el artículo 87-J de la Ley General de Organizaciones y Actividades Auxiliares del Crédito, señala expresamente que, para su operación y constitución como Sociedad Financiera de Objeto Múltiple, Entidad No Regulada, no requiere de autorización de la Secretaría de Hacienda y Crédito Público. Sin embargo, está sujeta a la supervisión y vigilancia de la Comisión Nacional Bancaria y de Valores.</text:p>
        <text:p text:style-name="P13"/>
        <text:p text:style-name="P18"><text:span text:style-name="T45">f) El presente contrato fue debidamente registrado mediante el portal del Registro de Contratos de Adhesión de la Comisión Nacional para Protección y Defensa de los Usuarios de Servicios Financieros bajo el número: </text:span></text:p>
        <text:p text:style-name="P13"/>
        <text:p text:style-name="P72"/>
        <text:p text:style-name="P48"><text:span text:style-name="T63">II. </text:span><text:span text:style-name="T62">DECLARA EL ACREDITADO, QUE:</text:span></text:p>
        <text:list xml:id="list3249973187" text:style-name="WWNum10">
          <text:list-item>
            <text:p text:style-name="P101">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p>
          </text:list-item>
        </text:list>
        <text:p text:style-name="P99"><text:a xlink:type="simple" xlink:href="py3o://for=%22obj%20in%20objects%22" text:style-name="Internet_20_link" text:visited-style-name="Visited_20_Internet_20_Link"><text:span text:style-name="T44">for="obj in objects"</text:span></text:a></text:p>
        <text:p text:style-name="P80"><text:a xlink:type="simple" xlink:href="py3o://with=%22lang=obj.partner_id.lang%20or%20'en_US'%22" text:style-name="Internet_20_link" text:visited-style-name="Visited_20_Internet_20_Link"><text:span text:style-name="T44">with="lang=obj.partner_id.lang or 'en_US'"</text:span></text:a></text:p>
        <text:p text:style-name="P14"><text:a xlink:type="simple" xlink:href="py3o://with=%22o=obj.with_context(lang=lang)%22" text:style-name="Internet_20_link" text:visited-style-name="Visited_20_Internet_20_Link"><text:span text:style-name="T82">with="o=obj.with_context(lang=lang)"</text:span></text:a></text:p>
        <text:list xml:id="list173212786012746" text:continue-numbering="true" text:style-name="WWNum10">
          <text:list-item>
            <text:p text:style-name="P105"><text:span text:style-name="T79">Se identifica con los siguientes datos generales y demás información</text:span><text:span text:style-name="T51">: </text:span><text:span text:style-name="T53">Nombre: </text:span><text:span text:style-name="T9"><text:user-field-get text:name="py3o.objects.partner_id.name">partner_id.name</text:user-field-get></text:span><text:span text:style-name="T9"><text:s/></text:span><text:span text:style-name="T15">Fecha de Nacimien</text:span><text:span text:style-name="T12">to: </text:span><text:span text:style-name="T12"><text:text-input text:description="py3o://function=&quot;o_format_date(o.partner_id.birthdate_date, lang_code=lang, date_format='full')&quot;">[birthdate]</text:text-input></text:span><text:span text:style-name="T13"><text:s/>Domicilio: </text:span><text:span text:style-name="T9"><text:user-field-get text:name="py3o.objects.partner_id.street">partner_id.street</text:user-field-get></text:span><text:span text:style-name="T9"><text:s text:c="2"/></text:span><text:span text:style-name="T11">Col: </text:span><text:span text:style-name="T9"><text:user-field-get text:name="py3o.objects.partner_id.colonia_id.name">colonia_id</text:user-field-get></text:span><text:span text:style-name="T9"><text:s/></text:span><text:span text:style-name="T11">Municipio:</text:span><text:span text:style-name="T9"> </text:span><text:span text:style-name="T9"><text:user-field-get text:name="py3o.objects.partner_id.municipio_id.name">municipio_id</text:user-field-get></text:span><text:span text:style-name="T9"><text:s/></text:span><text:span text:style-name="T10">C.P.</text:span><text:span text:style-name="T9"> </text:span><text:span text:style-name="T9"><text:user-field-get text:name="py3o.objects.partner_id.zip_id.name">zip_id</text:user-field-get></text:span><text:span text:style-name="T9"><text:s/></text:span><text:span text:style-name="T11">Estado:</text:span><text:span text:style-name="T9"> </text:span><text:span text:style-name="T9"><text:user-field-get text:name="py3o.objects.partner_id.state_id.name">partner_id.state_id</text:user-field-get></text:span><text:span text:style-name="T9"><text:s/></text:span><text:span text:style-name="T11">País:</text:span><text:span text:style-name="T9"> </text:span><text:span text:style-name="T9"><text:user-field-get text:name="py3o.objects.company_id.country_id.name">country_id</text:user-field-get></text:span><text:span text:style-name="T52">, </text:span><text:span text:style-name="T13">C</text:span><text:span text:style-name="T16">URP</text:span><text:span text:style-name="T13">: </text:span><text:span text:style-name="T13"><text:user-field-get text:name="py3o.objects.partner_id.ind_curp">curp</text:user-field-get></text:span><text:span text:style-name="T13">, </text:span><text:span text:style-name="T14">Clave de Elector: </text:span><text:span text:style-name="T52"><text:s/></text:span><text:span text:style-name="T52"><text:user-field-get text:name="py3o.objects.partner_id.ind_id">id</text:user-field-get></text:span><text:span text:style-name="T52"><text:s/></text:span><text:span text:style-name="T79">para asumir y dar cumplimiento a las obligaciones que en el Contrato se establecen a su cargo, según lo acreditan mediante los documentos públicos que fueron entregadas al </text:span><text:span text:style-name="T51">ACREDITANTE</text:span><text:span text:style-name="T79"> para la celebración del Contrato.</text:span></text:p>
          </text:list-item>
        </text:list>
        <text:p text:style-name="P64"><text:a xlink:type="simple" xlink:href="py3o:///with" text:style-name="Internet_20_link" text:visited-style-name="Visited_20_Internet_20_Link">/with</text:a></text:p>
        <text:p text:style-name="P64"><text:a xlink:type="simple" xlink:href="py3o:///with" text:style-name="Internet_20_link" text:visited-style-name="Visited_20_Internet_20_Link">/with</text:a></text:p>
        <text:p text:style-name="P15"><text:a xlink:type="simple" xlink:href="py3o:///for" text:style-name="Internet_20_link" text:visited-style-name="Visited_20_Internet_20_Link"><text:span text:style-name="T83">/for</text:span></text:a></text:p>
        <text:list xml:id="list173214189063249" text:continue-numbering="true" text:style-name="WWNum10">
          <text:list-item>
            <text:p text:style-name="P103"><text:span text:style-name="T45">Su Registro Federal de Contribuyentes es </text:span><text:span text:style-name="T48"><text:s text:c="22"/></text:span><text:span text:style-name="T6"><text:user-field-get text:name="py3o.objects.partner_id.vat">partner_id.vat</text:user-field-get></text:span><text:span text:style-name="T84">.</text:span></text:p>
          </text:list-item>
        </text:list>
        <text:p text:style-name="P13"/>
        <text:list xml:id="list173214488697821" text:continue-numbering="true" text:style-name="WWNum10">
          <text:list-item>
            <text:p text:style-name="P104"><text:span text:style-name="T45">Para los efectos judiciales y extrajudiciales relativos al presente contrato, señala como su domicilio el siguiente: <text:s text:c="10"/></text:span><text:span text:style-name="T6"><text:user-field-get text:name="py3o.objects.partner_id.street">partner_id.street</text:user-field-get></text:span><text:span text:style-name="T6"><text:s/></text:span><text:span text:style-name="T8">Col. </text:span><text:span text:style-name="T6"><text:user-field-get text:name="py3o.objects.partner_id.colonia_id.name">colonia_id</text:user-field-get></text:span><text:span text:style-name="T6"><text:s/></text:span><text:span text:style-name="T8">Municipio</text:span><text:span text:style-name="T6"> </text:span><text:span text:style-name="T6"><text:user-field-get text:name="py3o.objects.partner_id.municipio_id.name">municipio_id</text:user-field-get></text:span><text:span text:style-name="T6"><text:s/></text:span><text:span text:style-name="T7">C.P. </text:span><text:span text:style-name="T6"><text:user-field-get text:name="py3o.objects.partner_id.zip_id.name">zip_id</text:user-field-get></text:span><text:span text:style-name="T6"><text:s/></text:span><text:span text:style-name="T8">Estado </text:span><text:span text:style-name="T6"><text:user-field-get text:name="py3o.objects.partner_id.state_id.name">partner_id.state_id</text:user-field-get></text:span><text:span text:style-name="T6"><text:s/></text:span><text:span text:style-name="T8">País </text:span><text:span text:style-name="T6"><text:user-field-get text:name="py3o.objects.company_id.country_id.name">country_id</text:user-field-get></text:span><text:span text:style-name="T45">.</text:span></text:p>
          </text:list-item>
        </text:list>
        <text:p text:style-name="P13"/>
        <text:list xml:id="list173213791853200" text:continue-numbering="true" text:style-name="WWNum10">
          <text:list-item>
            <text:p text:style-name="P102"><text:span text:style-name="T45">Ha solicitado al </text:span><text:span text:style-name="T48">ACREDITANTE</text:span><text:span text:style-name="T45"> un crédito, que se otorga en términos de las disposiciones contenidas en el apartado de CLÁUSULAS de este contrato, para el destino que se establece en el ANEXO 1 CARÁTULA del presente contrato que forma parte integral de éste.</text:span></text:p>
          </text:list-item>
        </text:list>
        <text:p text:style-name="P13"/>
        <text:list xml:id="list173214365186725" text:continue-numbering="true" text:style-name="WWNum10">
          <text:list-item>
            <text:p text:style-name="P102"><text:span text:style-name="T48">EL ACREDITANTE</text:span><text:span text:style-name="T45">, </text:span><text:span text:style-name="T46">h</text:span><text:span text:style-name="T45">a hecho de su conocimiento antes de la firma del presente contrato, el contenido de este y de todos los documentos que serán suscritos como anexos y pagaré, los cargos, comisiones y gastos que serán generados por la celebración del presente contrato, los descuentos y bonificaciones a que se tiene derecho, así como el Costo Anual Total (CAT) </text:span><text:span text:style-name="T46">que</text:span><text:span text:style-name="T45"> para fines informativos y de comparación exclusivamente se incluye en el presente contrato.</text:span></text:p>
          </text:list-item>
        </text:list>
        <text:p text:style-name="P13"/>
        <text:list xml:id="list173213751600917" text:continue-numbering="true" text:style-name="WWNum10">
          <text:list-item>
            <text:p text:style-name="P102"><text:span text:style-name="T45">Autoriza expresamente al </text:span><text:span text:style-name="T48">ACREDITANTE </text:span><text:span text:style-name="T45">para que por conducto de sus funcionarios facultados lleve a cabo investigaciones, sobre su comportamiento crediticio en las sociedades de Información Crediticia que estime conveniente.</text:span></text:p>
          </text:list-item>
        </text:list>
        <text:p text:style-name="P6"/>
        <text:p text:style-name="P39">DEFINICIONES</text:p>
        <text:p text:style-name="P40">Para efectos del presente Contrato, se entiende por:</text:p>
        <text:list xml:id="list3016080464" text:style-name="WWNum25">
          <text:list-item>
            <text:list>
              <text:list-item>
                <text:p text:style-name="P82"><text:span text:style-name="T67">CARÁTULA.</text:span><text:span text:style-name="T74"> documento que es parte integrante del Contrato, en el que se establece la Información del Crédito que indica el Contrato y/o que se relaciona al Crédito. Los importes que se asientan en la Carátula se expresan en pesos, moneda nacional. En ella se establecen los elementos esenciales de la operación que permitan al acreditado comparar los servicios del mismo tipo ofrecido por diversas Entidades, entre otros datos, monto, plazo, tasa y forma de pago del crédito otorgado por </text:span><text:span text:style-name="T66">EL ACREDITANTE</text:span><text:span text:style-name="T74">. En adelante a dicho documento s ele denominará </text:span><text:span text:style-name="T66">ANEXO 1 CARÁTULA.</text:span></text:p>
              </text:list-item>
            </text:list>
          </text:list-item>
        </text:list>
        <text:p text:style-name="P66"/>
        <text:list xml:id="list173212703937958" text:continue-numbering="true" text:style-name="WWNum25">
          <text:list-item>
            <text:list>
              <text:list-item>
                <text:p text:style-name="P82"><text:span text:style-name="T67">DÍA HÁBIL. <text:s/></text:span><text:span text:style-name="T75">Cualquier día de la semana, excluyendo los días sábado y domingo, así como los días en que, conforme a las disposiciones aplicables, las instituciones de crédito deban cerrar sus puertas, suspender operaciones y la prestación de servicios al público.</text:span></text:p>
              </text:list-item>
              <text:list-item>
                <text:p text:style-name="P82"><text:span text:style-name="T67">CRÉDITO. </text:span><text:span text:style-name="T75">El monto que </text:span><text:span text:style-name="T67">EL ACREDITADO</text:span><text:span text:style-name="T75"> disponga en los términos de este contrato será destinado para lo que se establezca en la carátula del presente contrato.</text:span></text:p>
              </text:list-item>
              <text:list-item>
                <text:p text:style-name="P82"><text:span text:style-name="T67">ACCESORIOS. </text:span><text:span text:style-name="T75">Cualquiera de las prestaciones, gastos, primas de seguros y/o demás erogaciones en que incurra </text:span><text:span text:style-name="T67">EL ACREDITADO </text:span><text:span text:style-name="T75">con relación a este contrato.</text:span></text:p>
              </text:list-item>
              <text:list-item>
                <text:p text:style-name="P82"><text:span text:style-name="T67">FECHA LÍMITE DE PAGO. </text:span><text:span text:style-name="T75">Día Hábil en que </text:span><text:span text:style-name="T67">EL ACREDITADO </text:span><text:span text:style-name="T75">deberá pagar al </text:span><text:span text:style-name="T67">ACREDITANTE</text:span><text:span text:style-name="T75"> la respectiva Parcialidad. En caso de que alguna Fecha Límite de Pago sea Día Inhábil, el pago de la respectiva Parcialidad, deberá efectuarse el Día Hábil inmediato siguiente, sin cargo</text:span><text:span text:style-name="T74"> alguno o cobro de intereses moratorios. Asimismo, la fecha límite de pago corresponderá al día en que el trabajador reciba su salario ya sea semanal, catorcenal, quincenal o mensual según sea el caso, el cual podrá consultar en su en al </text:span><text:span text:style-name="T66">ANEXO 2 TABLA DE AMORTIZACIÓN</text:span></text:p>
              </text:list-item>
              <text:list-item>
                <text:p text:style-name="P82"><text:span text:style-name="T67">CAT. </text:span><text:span text:style-name="T75">Costo Anual Total de financiamiento expresado en términos porcentuales anuales que, para fines informativos y de comparación, incorpora la totalidad de los costos y gastos inherentes a los créditos. </text:span></text:p>
              </text:list-item>
              <text:list-item>
                <text:p text:style-name="P82"><text:span text:style-name="T67">CAPACIDAD DE PAGO. </text:span><text:span text:style-name="T75">Monto máximo de liquidez mensual del</text:span><text:span text:style-name="T67"> ACREDITADO </text:span><text:span text:style-name="T75">tomando como base su ingreso bruto mensual menos los compromisos financieros de acuerdo con las políticas de crédito establecidas por</text:span><text:span text:style-name="T67"> EL ACREDITANTE.</text:span></text:p>
              </text:list-item>
              <text:list-item>
                <text:p text:style-name="P82"><text:span text:style-name="T67">CONDUSEF. </text:span><text:span text:style-name="T75">Comisión Nacional para la Protección y Defensa de los Usuarios de los Servicios financieros</text:span><text:span text:style-name="T67">.</text:span></text:p>
              </text:list-item>
              <text:list-item>
                <text:p text:style-name="P82"><text:span text:style-name="T67">SOLICITUD DE CRÉDITO. </text:span><text:span text:style-name="T75">Es el documento generado por </text:span><text:span text:style-name="T67">EL ACREDITANTE</text:span><text:span text:style-name="T75"> y firmado por</text:span><text:span text:style-name="T67"> EL ACREDITADO</text:span><text:span text:style-name="T75"> que contiene sus datos de identificación personal, laboral y financiera con la finalidad de que </text:span><text:span text:style-name="T67">EL ACREDITANTE</text:span><text:span text:style-name="T75"> considere el adecuado conocimiento de sus clientes y usuarios, para lo cual deberán considerar los antecedentes, condiciones específicas, actividad económica o profesional y las plazas en que operen; y la información y documentación que dichas instituciones deban recabar para la apertura de cuentas o celebración de contratos relativos a las operaciones y servicios que ellas presten y que acredite plenamente la identidad de sus clientes; a fin de que sirva como medida para prevenir y detectar actos, omisiones u operaciones que pudieran favorecer, prestar ayuda, auxilio o cooperación de cualquier especie para la comisión del delito de lavado de dinero y terrorismo.</text:span></text:p>
              </text:list-item>
              <text:list-item>
                <text:p text:style-name="P82"><text:span text:style-name="T67">TABLA DE AMORTIZACIÓN. </text:span><text:span text:style-name="T75">Documento que es firmado simultáneamente a la suscripción del presente contrato tanto por el representante del</text:span><text:span text:style-name="T67"> ACREDITANTE</text:span><text:span text:style-name="T75"> y </text:span><text:span text:style-name="T67">EL ACREDITADO </text:span><text:span text:style-name="T75">que, por así convenirlo todos los suscriptores, forma parte integral de este contrato, el cual es acompañado al presente instrumento como </text:span><text:span text:style-name="T67">ANEXO “2”,</text:span><text:span text:style-name="T75"> en la cual se hace constar, con fines netamente informativos, <text:s/>el monto y fecha del capital dispuesto, así como la fecha, los montos y el concepto de cada uno de los pagos que deba de realizar </text:span><text:span text:style-name="T67">EL ACREDITADO </text:span><text:span text:style-name="T75">a favor del</text:span><text:span text:style-name="T67"> ACREDITANTE</text:span><text:span text:style-name="T75">, dentro de los </text:span><text:soft-page-break/><text:span text:style-name="T75">cuales desde luego deberá incluirse los abonos a capital, el pago de los intereses ordinarios, el cálculo de los intereses moratorios, el cálculo del Impuesto al Valor Agregado que se cause con motivo de aquellos, el monto del cargo de los seguros contratados, y demás accesorios que deban causarse con motivo de la disposición del crédito aquí documentado. Dicho documento se entrega al </text:span><text:span text:style-name="T67">ACREDITADO</text:span><text:span text:style-name="T75"> al momento de la firma del presente Contrato.</text:span></text:p>
              </text:list-item>
              <text:list-item>
                <text:p text:style-name="P84"><text:span text:style-name="T67">IMPORTE </text:span><text:span text:style-name="T75">DEL</text:span><text:span text:style-name="T67"> CRÉDITO.</text:span><text:span text:style-name="T74"> Monto indicado en la Carátula que, respecto del Crédito y, conforme al Contrato, será otorgado a </text:span><text:span text:style-name="T67">EL ACREDITADO </text:span><text:span text:style-name="T74">por </text:span><text:span text:style-name="T66">EL ACREDITANTE</text:span><text:span text:style-name="T74">.</text:span></text:p>
              </text:list-item>
              <text:list-item>
                <text:p text:style-name="P84"><text:span text:style-name="T66">IMPORTE TOTAL </text:span><text:span text:style-name="T74">DEL</text:span><text:span text:style-name="T66"> CRÉDITO.</text:span><text:span text:style-name="T74"> Será la adición del importe de la Tasa de Interés Ordinario del Crédito, así como del importe del IVA de la Tasa de Interés Ordinario del Crédito. El Importe Total del Crédito será el importe que </text:span><text:span text:style-name="T67">EL ACREDITADO </text:span><text:span text:style-name="T74">debe pagar al </text:span><text:span text:style-name="T66">ACREDITANTE</text:span><text:span text:style-name="T74"> a través de las Parcialidades. El Importe Total del Crédito se indica en la Carátula.</text:span></text:p>
              </text:list-item>
              <text:list-item>
                <text:p text:style-name="P84"><text:span text:style-name="T67">I.V.A. de la Tasa de Interés Ordinario </text:span><text:span text:style-name="T75">del</text:span><text:span text:style-name="T67"> Crédito. </text:span><text:span text:style-name="T74">Es el Impuesto al Valor Agregado (IVA) que, conforme a las disposiciones legales aplicables, será sumado al importe de la Tasa de Interés Ordinario del Crédito. El importe del IVA de la Tasa de Interés Ordinario del Crédito será pagado por </text:span><text:span text:style-name="T67">EL ACREDITADO</text:span><text:span text:style-name="T74"> a través de las Parcialidades. El IVA de la Tasa de Interés Ordinario del Crédito se indica en la Carátula, mismo que será, en su caso, sustituido por el que en su momento determinen las autoridades correspondientes. El importe del IVA de la Tasa de Interés Ordinario del Crédito se indica en la Carátula, mismo que se modificará en el supuesto de que se cambie dicho impuesto.</text:span></text:p>
              </text:list-item>
              <text:list-item>
                <text:p text:style-name="P84"><text:span text:style-name="T66">PAGO </text:span><text:span text:style-name="T67">ADELA</text:span><text:span text:style-name="T66">NTADO</text:span><text:span text:style-name="T74">. Al pago parcial o total, que aún no es exigible, aplicado a cubrir pagos periódicos del crédito respectivo, inmediatos siguientes.</text:span></text:p>
              </text:list-item>
              <text:list-item>
                <text:p text:style-name="P84"><text:span text:style-name="T66">PAGO ANTICIPADO</text:span><text:span text:style-name="T74">. Al pago parcial o total del Saldo Insoluto de un crédito, antes de la fecha en que sea exigible.</text:span></text:p>
              </text:list-item>
              <text:list-item>
                <text:p text:style-name="P84"><text:span text:style-name="T67">PARCIALIDADES.</text:span><text:span text:style-name="T74"> Son los importes que </text:span><text:span text:style-name="T67">EL ACREDITADO </text:span><text:span text:style-name="T74">deberá pagar al </text:span><text:span text:style-name="T66">ACREDITANTE</text:span><text:span text:style-name="T74">, para el efecto que sea pagado, en su totalidad, el Importe Total del Crédito. El número de parcialidades, periodicidad de pago e importe de cada una de las Parcialidades, que se indican en la Carátula.</text:span></text:p>
              </text:list-item>
              <text:list-item>
                <text:p text:style-name="P84"><text:span text:style-name="T67">TASA DE INTERÉS ORDINARIA.</text:span><text:span text:style-name="T74"> Es el porcentaje de la tasa anual indicado en la Carátula dividido entre 360 y multiplicado por el saldo insoluto, multiplicando el resultado por el número de días comprendido entre las dos fechas de corte, el resultante será la cantidad que por concepto de intereses ordinarios deberá pagar </text:span><text:span text:style-name="T66">EL ACREDITADO</text:span><text:span text:style-name="T74"> en la fecha de pago correspondiente. El pago de intereses no podrá ser exigido por adelantado, sino únicamente por periodos vencidos.</text:span></text:p>
              </text:list-item>
            </text:list>
          </text:list-item>
        </text:list>
        <text:p text:style-name="P55"><text:span text:style-name="T68">r. TASA DE INTERÉS MORATORIA.</text:span><text:span text:style-name="T73"> Es el porcentaje determinado en la Carátula, resultado de multiplicar por 2 (DOS), la tasa de interés ordinaria descrita en el inciso que antecede, </text:span>calculada sobre los pagos vencidos de capital a su cargo o sobre el saldo insoluto que corresponda, computables desde la fecha en que se constituya en mora, y mientras no se ponga al corriente en los pagos a que está 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text:span text:style-name="T47">EL ACREDITADO</text:span> en la fecha de pago que corresponda. </text:p>
        <text:p text:style-name="P67"/>
        <text:p text:style-name="P70"><text:span text:style-name="T63">Así mismo, las </text:span><text:span text:style-name="T62">PARTES</text:span><text:span text:style-name="T63"> determinan que: (i) el Importe del Crédito; (ii) el Importe Total del Crédito; (iii) el IVA de la Tasa de Interés Ordinaria del Crédito; (iv) las Parcialidades; (v) la Tasa de Interés Moratoria; y, (vi) la Tasa de Interés Ordinaria del Crédito; establecidos en la Carátula, serán integrantes de la Información del Crédito y, por lo tanto, aplicables y relativos al Crédito.</text:span></text:p>
        <text:p text:style-name="P48"><text:span text:style-name="T63">Expuesto los </text:span><text:span text:style-name="T62">ANTECEDENTES, DECLARACIONES y DEFINICIONES</text:span><text:span text:style-name="T63"> anteriores, las </text:span><text:span text:style-name="T62">PARTES</text:span><text:span text:style-name="T63"> otorgan y se sujetan a las siguientes:</text:span></text:p>
        <text:p text:style-name="P41">CLÁUSULAS</text:p>
        <text:p text:style-name="P48"><text:span text:style-name="T67">PRIMERA.</text:span><text:span text:style-name="T74"> </text:span><text:span text:style-name="T66">INFORMACIÓN</text:span><text:span text:style-name="T67"> DEL </text:span><text:span text:style-name="T66">CRÉDITO.</text:span><text:span text:style-name="T74"> </text:span></text:p>
        <text:p text:style-name="P48"><text:span text:style-name="T74">Las </text:span><text:span text:style-name="T66">PARTES</text:span><text:span text:style-name="T74"> determinan que, para efectos del presente Contrato, la Información del Crédito se encuentra establecida, en lo conducente, en la Carátula. Los importes que se detallan en la Carátula se expresan en pesos, moneda nacional o dólares americanos según lo pactado por las partes. Así mismo se hace entrega a la firma del Contrato a </text:span><text:span text:style-name="T67">EL ACREDITADO</text:span><text:span text:style-name="T74">, de la tabla de amortización del Crédito que se encuentra como </text:span><text:span text:style-name="T66">ANEXO “2”.</text:span></text:p>
        <text:p text:style-name="P48"><text:span text:style-name="T74">Así mismo, se establece que no podrán generarse nuevas comisiones, ni incrementar el monto de la tasa de interés pactada inicialmente durante la vigencia del contrato, salvo reestructura precio consentimiento expreso del</text:span><text:span text:style-name="T66"> ACREDITADO.</text:span></text:p>
        <text:p text:style-name="P44">SEGUNDA. OBJETO.</text:p>
        <text:p text:style-name="P48"><text:span text:style-name="T74">Con sujeción a los términos del presente contrato, </text:span><text:span text:style-name="T66">EL ACREDITANTE</text:span><text:span text:style-name="T74"> apertura en este acto en favor del</text:span><text:span text:style-name="T67"> ACREDITADO</text:span><text:span text:style-name="T74"> un Crédito bajo la forma de Crédito Simple por la cantidad que se señala en la carátula de este contrato, bajo el rubro </text:span><text:span text:style-name="T66">“Monto </text:span><text:span text:style-name="T74">del</text:span><text:span text:style-name="T66"> Crédito”</text:span><text:span text:style-name="T74"> (en lo sucesivo el “Crédito”).</text:span></text:p>
        <text:p text:style-name="P46">En el Monto del Crédito no quedan comprendidos intereses, gastos y demás accesorios financieros.</text:p>
        <text:p text:style-name="P48"><text:span text:style-name="T67">TERCERA.</text:span><text:span text:style-name="T74"> </text:span><text:span text:style-name="T66">COSTO ANUAL TOTAL.</text:span></text:p>
        <text:p text:style-name="P48"><text:span text:style-name="T74">Las </text:span><text:span text:style-name="T66">PARTES</text:span><text:span text:style-name="T74"> acuerdan que el costo anual total (de ahora en a</text:span><text:span text:style-name="T66">delante</text:span><text:span text:style-name="T74"> CAT) de financiamiento expresado en términos porcentuales anuales que, para fines informativos y de comparación, incorpora la totalidad de los costos y gastos inherentes al Crédito, asciende al porcentaje indicado en la Carátula, mismo que fue explicado y se hizo del conocimiento del</text:span><text:span text:style-name="T67"> ACREDITADO </text:span><text:span text:style-name="T74">por parte del</text:span><text:span text:style-name="T66"> ACREDITANTE.</text:span></text:p>
        <text:p text:style-name="P19"><text:span text:style-name="T74">Queda expresamente entendido y acordado por las </text:span><text:span text:style-name="T66">PARTES</text:span><text:span text:style-name="T74"> que el porcentaje del CAT indicado en la Carátula, que se obtuvo conforme a la fórmula, los componentes y la metodología de cálculo establecidos en las disposiciones aplicables, no refleja los costos y gastos reales del Crédito, que se integran en el Importe Total del Crédito, que deberá </text:span><text:soft-page-break/><text:span text:style-name="T74">ser pagado por </text:span><text:span text:style-name="T67">EL ACREDITADO</text:span><text:span text:style-name="T74">; toda vez que: (i) el porcentaje del CAT, es considerablemente superior con relación al porcentaje que resulta de la adición de la Tasa de Interés Ordinario del Crédito anual; y, (ii) la Tasa de Interés Ordinario del Crédito, son los únicos costos y gastos del Crédito que deberán ser pagados al </text:span><text:span text:style-name="T66">ACREDITANTE.</text:span><text:span text:style-name="T74"> </text:span></text:p>
        <text:p text:style-name="P23"/>
        <text:p text:style-name="P23">Así mismo y, en el supuesto de que el plazo del Crédito sea inferior a un año; el porcentaje del CAT está expresado en términos anuales y, el porcentaje que resulta de la adición de la Tasa de Interés Ordinario del Crédito está expresado en términos del plazo del Crédito, que es inferior a un año.</text:p>
        <text:p text:style-name="P23"/>
        <text:p text:style-name="P48"><text:span text:style-name="T67">CUARTA.</text:span><text:span text:style-name="T74"> </text:span><text:span text:style-name="T66">OTORGAMIENTO </text:span><text:span text:style-name="T67">DEL</text:span><text:span text:style-name="T66"> CRÉDITO.</text:span></text:p>
        <text:p text:style-name="P48"><text:span text:style-name="T74">Como consecuencia del Contrato y, en la fecha de su celebración, </text:span><text:span text:style-name="T66">EL ACREDITANTE</text:span><text:span text:style-name="T74"> otorga el Crédito a </text:span><text:span text:style-name="T67">EL ACREDITADO</text:span><text:span text:style-name="T74"> y, cuyo importe, corresponderá al Importe del Crédito, señalado en la Carátula.</text:span></text:p>
        <text:p text:style-name="P48"><text:span text:style-name="T74">Dentro del Importe del Crédito, no se encuentra comprendida la Tasa de Interés Ordinario del Crédito, así como el IVA de la Tasa de Interés Ordinario del Crédito y, cuyos importes serán pagados por </text:span><text:span text:style-name="T67">EL ACREDITADO </text:span><text:span text:style-name="T74">al </text:span><text:span text:style-name="T66">ACREDITANTE</text:span><text:span text:style-name="T74">, conforme a lo establecido en el presente Contrato.</text:span></text:p>
        <text:p text:style-name="P48"><text:span text:style-name="T67">QUINTA.</text:span><text:span text:style-name="T74"> </text:span><text:span text:style-name="T66">DESTINO </text:span><text:span text:style-name="T67">DEL</text:span><text:span text:style-name="T66"> CRÉDITO.</text:span></text:p>
        <text:p text:style-name="P48"><text:span text:style-name="T67">EL ACREDITADO </text:span><text:span text:style-name="T74">invertirá el importe del Crédito para los fines establecidos en </text:span><text:span text:style-name="T63">la Solicitud de Crédito y Formato de Identificación y Conocimiento del Cliente, formulada y firmada previo al otorgamiento del crédito.</text:span></text:p>
        <text:p text:style-name="P48"><text:span text:style-name="T67">EL ACREDITADO </text:span><text:span text:style-name="T74">expone que el destino del Importe del Crédito es y será lícito.</text:span></text:p>
        <text:p text:style-name="P48"><text:span text:style-name="T67">SEXTA.</text:span><text:span text:style-name="T74"> </text:span><text:span text:style-name="T66">DISPOSICIÓN</text:span><text:span text:style-name="T67"> DEL IMPORTE DEL </text:span><text:span text:style-name="T66">CRÉDITO.</text:span></text:p>
        <text:p text:style-name="P48"><text:span text:style-name="T75">LAS PARTES acuerdan que</text:span><text:span text:style-name="T74"> la totalidad del Crédito se hará en una sola disposición, mediante trasferencia electrónica a la cuenta que </text:span><text:span text:style-name="T67">EL ACREDITADO </text:span><text:span text:style-name="T74">proporcione, dentro de un plazo que no excederá de los 30 (treinta) días naturales, contados a partir de la fecha de firma de este contrato. El derecho para disponer del Crédito por parte del</text:span><text:span text:style-name="T67"> ACREDITADO</text:span><text:span text:style-name="T74"> estará sujeto a la suscripción y entrega del pagaré mencionado en este contrato. </text:span></text:p>
        <text:p text:style-name="P48"><text:span text:style-name="T66">SEPTIMA. PLAZ</text:span><text:span text:style-name="T67">O DEL CR</text:span><text:span text:style-name="T66">ÉDITO.</text:span></text:p>
        <text:p text:style-name="P48"><text:span text:style-name="T74">El plazo del </text:span><text:span text:style-name="T66">CRÉDITO</text:span><text:span text:style-name="T74"> es el que se indica en la carátula del presente contrato, bajo el rubro </text:span><text:span text:style-name="T66">“PLAZO </text:span><text:span text:style-name="T74">DEL</text:span><text:span text:style-name="T66"> CRÉDITO”</text:span><text:span text:style-name="T74">, mismo que empezará a contarse a partir de la fecha de disposición del </text:span><text:span text:style-name="T66">CRÉDITO.</text:span></text:p>
        <text:p text:style-name="P44">OCTAVA. FECHAS DE PAGO Y FECHA DE ACREDITACIÓN. </text:p>
        <text:p text:style-name="P48"><text:span text:style-name="T67">EL ACREDITADO</text:span><text:span text:style-name="T75"> </text:span><text:span text:style-name="T74">se obliga a pagar al </text:span><text:span text:style-name="T66">ACREDITANTE</text:span><text:span text:style-name="T74"> el importe del crédito, intereses e impuestos conforme a lo pactado en el contrato.</text:span></text:p>
        <text:p text:style-name="P48"><text:span text:style-name="T74">Todos los pagos que deba efectuar </text:span><text:span text:style-name="T67">EL ACREDITADO </text:span><text:span text:style-name="T74">en favor del</text:span><text:span text:style-name="T66"> ACREDITANTE,</text:span><text:span text:style-name="T74"> se llevarán a cabo sin necesidad de previo requerimiento, </text:span><text:span text:style-name="T45">por depósito o transferencia en la cuenta bancaria número </text:span><text:span text:style-name="T49"><text:user-field-get text:name="py3o.objects.journal_repayment_id.bank_account_id.acc_number">acc_number</text:user-field-get></text:span><text:span text:style-name="T45">, en la Entidad Bancaria </text:span><text:span text:style-name="T49"><text:user-field-get text:name="py3o.objects.journal_repayment_id.bank_account_id.bank_id.name">bank_id</text:user-field-get></text:span><text:span text:style-name="T45">, </text:span><text:span text:style-name="T74">en días y horas hábiles.</text:span></text:p>
        <text:p text:style-name="P46">Realizando los pagos a través de los siguientes medios de pago permitidos; efectivo el cual se acreditará el mismo día, cheque nominativo, salvo buen cobro el cual si se deposita el mismo día antes de las 16:00 horas, se acreditará a más tardar el “DIA HÁBIL” siguiente, pero si se deposita después de las 16:00 Horas se acreditará a más tardar el segundo día hábil siguiente. Transferencias electrónicas de fondos a través del sistema de pagos electrónicos, se acreditará a más tardar el día hábil siguiente al que se ordene la trasferencia.</text:p>
        <text:p text:style-name="P48"><text:span text:style-name="T74">El pago se realizará de acuerdo con las fechas, periodos y montos establecidos en la </text:span><text:span text:style-name="T66">ANEXO 2 “TABLA DE AMORTIZACION”.</text:span></text:p>
        <text:p text:style-name="P48"><text:span text:style-name="T74">Los pagos se realizarán en fecha, periodo y montos establecidos, independientemente de los abonos voluntarios que realice </text:span><text:span text:style-name="T67">EL ACREDITADO</text:span><text:span text:style-name="T74">, de acuerdo con el tipo de moneda nacional o extranjera (dólares americanos, al tipo de cambio vigente a la fecha de pago).</text:span></text:p>
        <text:p text:style-name="P48"><text:span text:style-name="T67">NOVENA</text:span><text:span text:style-name="T74">. </text:span><text:span text:style-name="T67">PRELACIÓN DE PAGOS</text:span></text:p>
        <text:p text:style-name="P48"><text:span text:style-name="T74">Cualquier pago que, en términos del Contrato, sea realizado por </text:span><text:span text:style-name="T67">EL ACREDITADO</text:span><text:span text:style-name="T74"> o por cuenta de éste, será aplicado por </text:span><text:span text:style-name="T66">EL ACREDITANTE</text:span><text:span text:style-name="T74">, para cubrir los siguientes conceptos en el orden que se enlistan: i) intereses moratorios y su impuesto al valor agregado, ii) intereses ordinarios y su impuesto al valor agregado; iii) al saldo insoluto.</text:span></text:p>
        <text:p text:style-name="P48"><text:span text:style-name="T67">DÉCIMA. </text:span><text:span text:style-name="T55">PAGOS ADELANTADOS Y ANTICIPADOS. </text:span></text:p>
        <text:list xml:id="list2833883994" text:style-name="WWNum26">
          <text:list-item>
            <text:p text:style-name="P87"><text:span text:style-name="T55">Pago adelantado. </text:span><text:span text:style-name="T80">Cuando </text:span><text:span text:style-name="T55">EL ACREDITADO </text:span><text:span text:style-name="T80">lo solicite, podrá realizar pagos que aún no sean exigibles, con el fin de aplicarlos a cubrir pagos periódicos inmediatos siguientes. Cuando el importe del pago sea superior al que deba cubrirse en un periodo, </text:span><text:span text:style-name="T55">EL ACREDITANTE</text:span><text:span text:style-name="T80"> podrá aplicar el diferencial para cubrir pagos periódicos del financiamiento inmediatos siguientes, previa autorización del</text:span><text:span text:style-name="T55"> ACREDITADO</text:span><text:span text:style-name="T80">, a través de un escrito con firma autógrafa que incluya la leyenda: ““El Usuario autoriza que los recursos que se entregan en exceso a sus obligaciones exigibles, no se apliquen para el pagos anticipados del principal, sino que se utilicen para cubrir por adelantado los pagos periódicos del Crédito inmediatos siguientes”.</text:span></text:p>
          </text:list-item>
        </text:list>
        <text:p text:style-name="P68"/>
        <text:p text:style-name="P69"><text:span text:style-name="T80">Cuando </text:span><text:span text:style-name="T55">EL ACREDITANTE</text:span><text:span text:style-name="T80"> reciba el pago aun no exigible del Periodo o importes inferiores, no será necesario el escrito mencionado en el párrafo anterior.</text:span></text:p>
        <text:p text:style-name="P71"/>
        <text:p text:style-name="P48"><text:soft-page-break/><text:span text:style-name="T80">El pago adelantado de cualquier Parcialidad o Parcialidades: a) no causará cargo adicional alguno al saldo total del crédito; b) deberá realizarse por el o los importes íntegros de la Parcialidad o Parcialidades por vencer; y, c) causará la reducción del plazo del Crédito, en virtud de que se recorrerán la o las Fechas de Pago de la Parcialidad o Parcialidades que no sean objeto del mismo, para el efecto de que dicha o dichas Parcialidades sean pagadas por </text:span><text:span text:style-name="T55">EL ACREDITADO</text:span><text:span text:style-name="T80"> en forma consecutiva e ininterrumpida.</text:span></text:p>
        <text:list xml:id="list173213377056268" text:continue-numbering="true" text:style-name="WWNum26">
          <text:list-item>
            <text:p text:style-name="P85"><text:span text:style-name="T55">Pago Anticipado. </text:span><text:span text:style-name="T80">Cuando </text:span><text:span text:style-name="T55">EL ACREDITADO</text:span><text:span text:style-name="T80"> lo solicite, podrá realizar pagos anticipados, siempre que se encuentre al corriente con los pagos exigibles de conformidad con el presente contrato y el importe de pago anticipado sea por una cantidad igual o mayor al pago que deba realizarse en el periodo correspondiente. </text:span></text:p>
          </text:list-item>
        </text:list>
        <text:p text:style-name="P71"/>
        <text:p text:style-name="P48"><text:span text:style-name="T80">Cuando</text:span><text:span text:style-name="T55"> EL ACREDITADO solicite efectuar pagos anticipados, EL ACREDITANTE</text:span><text:span text:style-name="T80"> le informará el Saldo Insoluto, debiendo proporcionar dicha información por escrito de forma física o electrónica, si el pago anticipado se efectúa en alguna de sus sucursales o por cualquier otro medio que se pacte cuando el pago se realice fuera de sucursal.</text:span></text:p>
        <text:p text:style-name="P48"><text:span text:style-name="T55">EL ACREDITANTE</text:span><text:span text:style-name="T80"> aplicará los pagos anticipados en forma exclusiva al Saldo Insoluto del capital del financiamiento otorgado. Cuando el importe de los pagos anticipados no fuere suficiente para amortizar el saldo insoluto en su totalidad, </text:span><text:span text:style-name="T55">EL ACREDITANTE</text:span><text:span text:style-name="T80"> reducirá el monto de los pagos periódicos pendientes, salvo cuando se pacte con </text:span><text:span text:style-name="T55">EL ACREDITADO</text:span><text:span text:style-name="T80"> que se disminuya el número de pagos a realizar. En ambos supuestos </text:span><text:span text:style-name="T55">EL ACREDITANTE</text:span><text:span text:style-name="T80"> deberá calcular el importe de los intereses por devengar, con base en el nuevo Saldo Insoluto.</text:span></text:p>
        <text:list xml:id="list173213194547439" text:continue-numbering="true" text:style-name="WWNum26">
          <text:list-item>
            <text:p text:style-name="P88">Respecto a los pagos que se realicen antes de la fecha en que sean exigibles respecto del financiamiento objeto de este instrumento, se considerará como pagos anticipados y no adelantados.</text:p>
          </text:list-item>
        </text:list>
        <text:p text:style-name="P48"><text:span text:style-name="T80">Los pagos adelantados o anticipados que realice </text:span><text:span text:style-name="T55">EL ACREDITADO</text:span><text:span text:style-name="T80">, se verán reflejados en el estado de cuenta siguiente a la fecha en que el cliente realice cualquiera de dichos pagos</text:span><text:span text:style-name="T55">, </text:span><text:span text:style-name="T80">el cual, para efectos de este contrato, hará las veces de comprobante de pago.</text:span></text:p>
        <text:p text:style-name="P48"><text:span text:style-name="T74">En el caso de pagos anticipados por un importe igual al saldo de capital, se entregará a </text:span><text:span text:style-name="T67">EL ACREDITADO </text:span><text:span text:style-name="T74">el finiquito y demás documentación que corresponda. </text:span></text:p>
        <text:p text:style-name="P48"><text:span text:style-name="T74">Por lo tanto, </text:span><text:span text:style-name="T66">EL ACREDITANTE</text:span><text:span text:style-name="T74"> podrá dar por terminado el contrato el día hábil siguiente a aquél en que reciban la solicitud por escrito de que no existen adeudos pendientes a cargo del</text:span><text:span text:style-name="T67"> ACREDITADO</text:span><text:span text:style-name="T74">. De lo contrario, la </text:span><text:span text:style-name="T66">EL ACREDITANTE</text:span><text:span text:style-name="T74">, a más tardar el día hábil siguiente al de la recepción de la referida solicitud, comunicará por escrito a </text:span><text:span text:style-name="T67">EL ACREDITADO </text:span><text:span text:style-name="T74">el importe de los adeudos y dentro de los cinco días hábiles siguientes a su solicitud pondrá a su disposición dicho dato, y una vez liquidados los adeudos se dará por terminado el presente contrato. En los mismos términos </text:span><text:span text:style-name="T66">EL ACREDITANTE</text:span><text:span text:style-name="T74"> deberá entregar el saldo, en su caso, en la fecha en que se dé por terminada la operación; y asimismo deberá poner a disposición del</text:span><text:span text:style-name="T67"> ACREDITADO</text:span><text:span text:style-name="T74">, dentro del término de 10 (diez) días hábiles a partir de que se hubiera realizado el pago de los adeudos o en la siguiente fecha de corte, el estado de cuenta o documento en el que conste el fin de la relación contractual y la inexistencia de adeudos derivados exclusivamente de dicha relación. Finalmente, </text:span><text:span text:style-name="T66">EL ACREDITANTE</text:span><text:span text:style-name="T74"> deberá reportar a las sociedades de información crediticia que la cuenta está cerrada sin adeudo alguno dentro del plazo que para tales efectos señala la Ley para Regular las Sociedades de Información Crediticia.</text:span></text:p>
        <text:p text:style-name="P48"><text:span text:style-name="T55">EL ACREDITADO</text:span><text:span text:style-name="T80"> no tendrá derecho a ninguna bonificación por los Pagos adelantados y/o por los Pagos Anticipados que realicen.</text:span></text:p>
        <text:p text:style-name="P27">DÉCIMA PRIMERA. INTERESES ORDINARIOS. </text:p>
        <text:p text:style-name="P27"/>
        <text:p text:style-name="P100"><text:a xlink:type="simple" xlink:href="py3o://for=%22obj%20in%20objects%22" text:style-name="Internet_20_link" text:visited-style-name="Visited_20_Internet_20_Link"><text:span text:style-name="T44">for="obj in objects"</text:span></text:a></text:p>
        <text:p text:style-name="P81"><text:a xlink:type="simple" xlink:href="py3o://with=%22lang=obj.partner_id.lang%20or%20'en_US'%22" text:style-name="Internet_20_link" text:visited-style-name="Visited_20_Internet_20_Link"><text:span text:style-name="T44">with="lang=obj.partner_id.lang or 'en_US'"</text:span></text:a></text:p>
        <text:p text:style-name="P16"><text:a xlink:type="simple" xlink:href="py3o://with=%22o=obj.with_context(lang=lang)%22" text:style-name="Internet_20_link" text:visited-style-name="Visited_20_Internet_20_Link"><text:span text:style-name="T69">with="o=obj.with_context(lang=lang)"</text:span></text:a></text:p>
        <text:p text:style-name="P18"><text:span text:style-name="T67">EL ACREDITADO </text:span><text:span text:style-name="T75">se obliga a pagar al </text:span><text:span text:style-name="T67">ACREDITANTE</text:span><text:span text:style-name="T75">, durante la vigencia del presente contrato, </text:span><text:span text:style-name="T67">INTERESES ORDINARIOS </text:span><text:span text:style-name="T75">sobre el saldo insoluto del </text:span><text:span text:style-name="T67">CRÉDITO</text:span><text:span text:style-name="T75">, que se calcularán bajo los siguientes lineamientos: </text:span></text:p>
        <text:list xml:id="list405926926" text:style-name="WWNum27">
          <text:list-item>
            <text:p text:style-name="P90"><text:span text:style-name="T71">A razón de una tasa de interés anual ordinaria fija del </text:span><text:span text:style-name="T70"><text:text-input text:description="py3o://function=&quot;o_format_lang(o.int_rate,lang_code=lang)&quot;">[int_rate]</text:text-input></text:span><text:span text:style-name="T17">%</text:span><text:span text:style-name="T70">;</text:span><text:span text:style-name="T71"> </text:span></text:p>
          </text:list-item>
          <text:list-item>
            <text:p text:style-name="P89"><text:span text:style-name="T75">Las fechas de corte o fechas para el cálculo de intereses serán las establecidas en el </text:span><text:span text:style-name="T76">ANEXO 2 TABLA DE AMORTIZACIÓN </text:span><text:span text:style-name="T77">mismas que podrán ser consultadas en dicho documento, en el </text:span><text:span text:style-name="T76">ANEXO 1 CARÁTULA</text:span><text:span text:style-name="T77"> o en el estado de cuenta de acuerdo con lo establecido en la cláusula DÉCIMA OCTAVA del presente contrato.</text:span></text:p>
          </text:list-item>
        </text:list>
        <text:p text:style-name="P54"/>
        <text:p text:style-name="P18"><text:span text:style-name="T67">EL ACREDITADO</text:span><text:span text:style-name="T75"> pagará intereses ordinarios calculados sobre el saldo insoluto diario del periodo comprendido entre dos fechas de corte, multiplicado a razón de la tasa fija anual ordinaria de interés en términos diarios. La tasa de interés anual ordinaria en términos diarios se obtendrá de dividir la tasa de interés anual ordinaria correspondiente entre 360. La tasa resultante se multiplicará por el saldo insoluto, multiplicando el resultado por el número de días comprendido entre las dos fechas de corte o límite de pago, este resultante será la cantidad que por concepto de intereses ordinarios deberá pagar </text:span><text:span text:style-name="T67">EL ACREDITADO</text:span><text:span text:style-name="T75"> en la fecha de pago que corresponda de acuerdo con el Estado de Cuenta o </text:span><text:span text:style-name="T67">ANEXO 2 TABLA DE AMORTIZACIÓN.</text:span></text:p>
        <text:p text:style-name="P25"/>
        <text:p text:style-name="P20"><text:span text:style-name="T75">La tasa fija anual ordinaria de interés que se le determinará al Cliente no será mayor del </text:span><text:span text:style-name="T70"><text:text-input text:description="py3o://function=&quot;o_format_lang(o.int_rate,lang_code=lang)&quot;">[int_rate]</text:text-input></text:span><text:span text:style-name="T70">%</text:span><text:span text:style-name="T78"> </text:span><text:span text:style-name="T67">(</text:span><text:span text:style-name="T67"><text:user-field-get text:name="py3o.objects.int_rate_txt">int_rate_txt</text:user-field-get></text:span><text:span text:style-name="T75">). </text:span><text:span text:style-name="T67">EL ACREDITADO</text:span><text:span text:style-name="T75"> acepta que la tasa fija anual ordinaria de interés que le será aplicable se determinará al momento en que se haga la disposición del Crédito, la cual dependerá del análisis y calificación que realice </text:span><text:span text:style-name="T67">EL ACREDITANTE</text:span><text:span text:style-name="T75">. </text:span><text:span text:style-name="T67">EL ACREDITADO</text:span><text:span text:style-name="T75"> reconoce que está de acuerdo en la tasa de interés que sea determinada por </text:span><text:span text:style-name="T67">EL ACREDITANTE</text:span><text:span text:style-name="T75"> y que se anotará en el primer estado de cuenta que se envíe al </text:span><text:span text:style-name="T67">ACREDITADO</text:span><text:span text:style-name="T75">, y la cual a su vez se verá reflejada en la Carátula, que en términos del presente Contrato le será entregad. Los intereses serán pagados por mensualidades vencidas en las mismas fechas en que se efectúen los pagos de capital. El pago de intereses no podrá ser exigido por adelantado, sino únicamente por periodos vencidos. </text:span></text:p>
        <text:p text:style-name="P25"/>
        <text:p text:style-name="P18"><text:span text:style-name="T75">Por cuestiones promocionales, </text:span><text:span text:style-name="T67">EL ACREDITANTE</text:span><text:span text:style-name="T75"> podrá disminuir la tasa de interés anual ordinaria pactada en el presente Contrato, por un periodo de vigencia determinado, siempre y cuando </text:span><text:span text:style-name="T67">EL ACREDITADO</text:span><text:span text:style-name="T75"> cumpla con los términos y condiciones señaladas para dicha promoción, lo cual será informado al</text:span><text:span text:style-name="T67"> ACREDITADO</text:span><text:span text:style-name="T75"> mediante un comunicado por escrito. Una vez concluido el periodo de vigencia señalado por </text:span><text:span text:style-name="T67">EL ACREDITANTE</text:span><text:span text:style-name="T75"> o en caso de que no cumpla con los términos y condiciones señalados para dicha promoción, aplicará la tasa de interés anual ordinaria establecida en el presente Contrato, sin necesidad de dar aviso al Cliente con anticipación. Los intereses ordinarios serán pagaderos por cada periodo de interés que deberán coincidir con las fechas de pago para el principal, con la periodicidad aplicable, según lo dispuesto en el estado de cuenta en lo relacionado a las fechas de corte y fechas límites de pago.</text:span></text:p>
        <text:p text:style-name="P25"/>
        <text:p text:style-name="P27">DÉCIMA SEGUNDA. INTERESES MORATORIOS.</text:p>
        <text:p text:style-name="P27"/>
        <text:p text:style-name="P18"><text:span text:style-name="T67">EL ACREDITADO </text:span><text:span text:style-name="T75">se obliga a pagar al </text:span><text:span text:style-name="T67">ACREDITANTE</text:span><text:span text:style-name="T75">, durante la vigencia del presente contrato, </text:span><text:span text:style-name="T67">INTERESES MORATORIOS </text:span><text:span text:style-name="T75">a partir del incumplimiento de pago del </text:span><text:span text:style-name="T67">CRÉDITO</text:span><text:span text:style-name="T75">, que se calcularán bajo los siguientes lineamientos: </text:span></text:p>
        <text:p text:style-name="P27"/>
        <text:list xml:id="list3507249826" text:style-name="WWNum32">
          <text:list-item>
            <text:p text:style-name="P91"><text:span text:style-name="T71">A razón de una tasa de interés moratoria anual del </text:span><text:span text:style-name="T17"><text:text-input text:description="py3o://function=&quot;o_format_lang(o.late_fee_perc,lang_code=lang)&quot;">[late_fee_perc]</text:text-input></text:span><text:span text:style-name="T70">%;</text:span><text:span text:style-name="T71"> </text:span></text:p>
          </text:list-item>
        </text:list>
        <text:p text:style-name="P27"/>
        <text:p text:style-name="P18"><text:span text:style-name="T75">En caso de falta de pago oportuno de cualquier cantidad que deba ser pagada por </text:span><text:span text:style-name="T67">EL ACREDITADO</text:span><text:span text:style-name="T75"> de conformidad con el contrato, ésta pagará al ACREDITANTE, intereses moratorios calculados multiplicando por 2 (DOS) la tasa de interés ordinaria descrita en la cláusula DÉCIMA PRIMERA que antecede, calculada sobre los pagos vencidos de capital a su cargo o sobre el saldo insoluto que corresponda, computables desde la fecha en que se constituya en mora, y mientras no se ponga al corriente en los pagos a que está 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text:span><text:span text:style-name="T67">EL ACREDITADO</text:span><text:span text:style-name="T75"> en la fecha de pago que corresponda. </text:span></text:p>
        <text:p text:style-name="P25"/>
        <text:p text:style-name="P18"><text:span text:style-name="T75">En la fecha en que el Crédito sea considerado Vencido para Efectos Contables o bien cuando sea exigible el pago total anticipado del mismo, </text:span><text:span text:style-name="T67">EL ACREDITADO</text:span><text:span text:style-name="T75"> pagará intereses moratorios sobre el saldo insoluto del Crédito, hasta en tanto no cubra la totalidad del saldo insoluto, aplicándose la tasa moratoria descrita en el párrafo anterior, durante el periodo en que subsista la mora </text:span></text:p>
        <text:p text:style-name="P25"/>
        <text:p text:style-name="P25">Por ningún motivo se podrán cobrar los intereses ordinarios y/o moratorios por adelantado. </text:p>
        <text:p text:style-name="P25"/>
        <text:p text:style-name="P65"><text:a xlink:type="simple" xlink:href="py3o:///with" text:style-name="Internet_20_link" text:visited-style-name="Visited_20_Internet_20_Link">/with</text:a></text:p>
        <text:p text:style-name="P65"><text:a xlink:type="simple" xlink:href="py3o:///with" text:style-name="Internet_20_link" text:visited-style-name="Visited_20_Internet_20_Link">/with</text:a></text:p>
        <text:p text:style-name="P26"><text:a xlink:type="simple" xlink:href="py3o:///for" text:style-name="Internet_20_link" text:visited-style-name="Visited_20_Internet_20_Link"><text:span text:style-name="T83">/for</text:span></text:a></text:p>
        <text:p text:style-name="P27">DÉCIMA TERCERA. ESQUEMA DE ASEGURAMIENTO. </text:p>
        <text:p text:style-name="P27"/>
        <text:p text:style-name="P17"><text:span text:style-name="T66">El ACREDITADO</text:span><text:span text:style-name="T74"> faculta al </text:span><text:span text:style-name="T66">ACREDITANTE</text:span><text:span text:style-name="T74"> para que lo incluya, siempre que el</text:span><text:span text:style-name="T66"> ACREDITADO</text:span><text:span text:style-name="T74"> se encuentre cumpliendo con sus obligaciones de pago relacionadas el crédito otorgado al amparo del presente Contrato, en un seguro de grupo vida de la colectividad asegurable en caso de invalidez o fallecimiento en adelante (el “Seguro”), cobertura que estará sujeta a los términos y condiciones vigentes de la póliza de seguro correspondiente. </text:span></text:p>
        <text:p text:style-name="P22"><text:soft-page-break/></text:p>
        <text:p text:style-name="P17"><text:span text:style-name="T74">El riesgo por el Seguro a que se refiere la presente Cláusula, estará sujeto a los requisitos de asegurabilidad, exclusiones y condiciones del contrato vigente que establezca la compañía aseguradora con la que </text:span><text:span text:style-name="T66">EL ACREDITANTE</text:span><text:span text:style-name="T74"> hubiere contratado dicho Seguro. Las partes acuerdan que en la póliza del Seguro se designará como beneficiario preferente e irrevocable a</text:span><text:span text:style-name="T66"> EL ACREDITANTE </text:span><text:span text:style-name="T74">hasta por el importe asegurado. </text:span></text:p>
        <text:p text:style-name="P22"/>
        <text:p text:style-name="P17"><text:span text:style-name="T74">En caso de que se presente el riesgo amparado por el Seguro, los interesados deberán comunicárselo inmediatamente por escrito </text:span><text:span text:style-name="T66">a EL ACREDITANTE</text:span><text:span text:style-name="T74"> en cualquier Sucursal, en un plazo no mayor a 60 (sesenta) Días Hábiles contados a partir de ocurrido el riesgo, cumpliendo con los requisitos que al efecto le solicite </text:span><text:span text:style-name="T66">EL ACREDITANTE</text:span><text:span text:style-name="T74">.</text:span></text:p>
        <text:p text:style-name="P22"/>
        <text:p text:style-name="P17"><text:span text:style-name="T74">Las cantidades que en su caso reciba </text:span><text:span text:style-name="T66">EL ACREDITANTE</text:span><text:span text:style-name="T74"> de la compañía aseguradora por concepto de indemnización del Seguro, serán aplicadas conforme a la prelación de pagos señalada en la </text:span><text:span text:style-name="T66">CLÁUSULA NOVENA: PRELACIÓN DE PAGOS</text:span><text:span text:style-name="T74">, del presente Contrato. </text:span></text:p>
        <text:p text:style-name="P22"/>
        <text:p text:style-name="P17"><text:span text:style-name="T66">El ACREDITADO</text:span><text:span text:style-name="T74"> manifiesta expresamente saber que la póliza dejará de tener vigencia una vez cancelado el crédito o dado por terminado el presente Contrato por cualquier causa. </text:span></text:p>
        <text:p text:style-name="P22"/>
        <text:p text:style-name="P48"><text:span text:style-name="T74">Para consultar las condiciones generales de la póliza del seguro de grupo, el </text:span><text:span text:style-name="T66">ACREDITANTE </text:span><text:span text:style-name="T74">pondrá a disposición del </text:span><text:span text:style-name="T66">ACREDITADO</text:span><text:span text:style-name="T74"> en la sucursal, los términos y condiciones del seguro asociado al producto contratado, incluyendo de manera enunciativa mas no limitativa condiciones generales, pólizas y procedimientos para presentar reclamaciones en caso de siniestro o de su cancelación.<text:line-break/></text:span></text:p>
        <text:p text:style-name="P48"><text:span text:style-name="T66">DÉCIMA CUARTA. FECHA DE ACREDITACIÓN.</text:span><text:span text:style-name="T74"> Cualquier pago que, en términos del Contrato, sea realizado por </text:span><text:span text:style-name="T67">EL ACREDITADO </text:span><text:span text:style-name="T74">o por cuenta de éste, se acreditará el mismo día en que los mismos estén disponibles en la cuenta bancaria del</text:span><text:span text:style-name="T66"> ACREDITANTE.</text:span></text:p>
        <text:p text:style-name="P48"><text:span text:style-name="T67">DÉCIMA QUINTA.</text:span><text:span text:style-name="T74"> </text:span><text:span text:style-name="T66">EFECTOS DEL CUMPLIMIENTO DEL CONTRATO.</text:span></text:p>
        <text:p text:style-name="P48"><text:span text:style-name="T74">En caso de que el Crédito, sea pagado en los términos del Contrato, se dará por terminado el mismo y, por lo tanto, </text:span><text:span text:style-name="T66">EL ACREDITANTE</text:span><text:span text:style-name="T74"> procederá a la entrega a favor del</text:span><text:span text:style-name="T67"> ACREDITADO</text:span><text:span text:style-name="T74"> el Pagaré y, en su caso, de los importes pagados en demasía por </text:span><text:span text:style-name="T67">EL ACREDITADO</text:span><text:span text:style-name="T74">, en el domicilio del</text:span><text:span text:style-name="T66"> ACREDITANTE</text:span><text:span text:style-name="T74"> y, dentro de los 30 Días Hábiles siguientes al Día Hábil en que se verifique el pago del Crédito. El acuse de recibo que, por su entrega, emita </text:span><text:span text:style-name="T67">EL ACREDITADO</text:span><text:span text:style-name="T65">,</text:span><text:span text:style-name="T67"> </text:span><text:span text:style-name="T74">se refutará como la recepción, por </text:span><text:span text:style-name="T67">EL ACREDITADO </text:span><text:span text:style-name="T74">y, a su entera satisfacción, del Pagaré y de los importes pagados en demasía por </text:span><text:span text:style-name="T67">EL ACREDITADO</text:span><text:span text:style-name="T74">. Además, será publicado, dentro del plazo indicado en la presente </text:span><text:span text:style-name="T66">CLÁUSULA, </text:span><text:span text:style-name="T74">un estado de cuenta que establezca: </text:span></text:p>
        <text:list xml:id="list383534937" text:style-name="WWNum28">
          <text:list-item>
            <text:p text:style-name="P92">La finalización de la relación contractual; </text:p>
          </text:list-item>
        </text:list>
        <text:p text:style-name="P75"/>
        <text:list xml:id="list173214584435040" text:continue-numbering="true" text:style-name="WWNum28">
          <text:list-item>
            <text:p text:style-name="P92">La cancelación de los derechos y obligaciones derivados del Contrato; y, </text:p>
          </text:list-item>
          <text:list-item>
            <text:p text:style-name="P92">La inexistencia de adeudos entre las PARTES.</text:p>
          </text:list-item>
        </text:list>
        <text:p text:style-name="P48"><text:span text:style-name="T74">En caso de que </text:span><text:span text:style-name="T67">EL ACREDITADO</text:span><text:span text:style-name="T74"> no solicite al</text:span><text:span text:style-name="T66"> ACREDITANTE</text:span><text:span text:style-name="T74"> la terminación anticipada del contrato y realice el pago de la totalidad del crédito otorgado, así como de los accesorios generados, este deberá entregar o mantener a disposición del Usuario, el estado de cuenta o documento en el que conste el fin de la relación entre </text:span><text:span text:style-name="T66">LAS PARTES</text:span><text:span text:style-name="T74"> y la inexistencia de adeudos derivados del contrato, esto, dentro de los diez días hábiles a partir de que se hubiera realizado el pago de los adeudos.</text:span></text:p>
        <text:p text:style-name="P48"><text:span text:style-name="T67">DÉCIMA SEXTA.</text:span><text:span text:style-name="T74"> </text:span><text:span text:style-name="T66">AUTORIZACIÓN</text:span><text:span text:style-name="T67"> DEL A</text:span><text:span text:style-name="T66">CREDITADA PARA REVISAR REPORTE DE CRÉDITO.</text:span></text:p>
        <text:p text:style-name="P48"><text:span text:style-name="T67">EL ACREDITADO </text:span><text:span text:style-name="T74">a través del </text:span><text:span text:style-name="T66">ANEXO 4 FORMATO DE AUTORIZACIÓN CONSULTA SIC,</text:span><text:span text:style-name="T74"> el cual es parte integrante del presente contrato, autorizó al </text:span><text:span text:style-name="T66">ACREDITANTE</text:span><text:span text:style-name="T74"> para que, a su discreción, solicitara y obtuviera de cualquier SOCIEDAD DE INFORMACIÓN CREDITICIA (en lo sucesivo “SIC”), la información sobre su historial crediticio, respecto de las operaciones crediticias y otras de naturaleza análoga, que lo integran. Por lo tanto y, toda vez que </text:span><text:span text:style-name="T67">EL ACREDITADO</text:span><text:span text:style-name="T74">, ha leído y comprendido la naturaleza y alcance de la SIC y de la información contenida en su base de datos, cualquier incumplimiento del</text:span><text:span text:style-name="T67"> ACREDITADO </text:span><text:span text:style-name="T74">a las obligaciones de pago que a su cargo establece el suscrito Contrato, será registrado por </text:span><text:span text:style-name="T66">EL ACREDITANTE</text:span><text:span text:style-name="T74">, en la SIC con claves de observación establecidas en el reporte de crédito respectivo, las cuales podrán afectar el historial crediticio del</text:span><text:span text:style-name="T67"> ACREDITADO</text:span><text:span text:style-name="T74">.</text:span></text:p>
        <text:p text:style-name="P48"><text:span text:style-name="T67">DÉCIMA SÉPTIMA.</text:span><text:span text:style-name="T74"> </text:span><text:span text:style-name="T66">TÍTULO EJECUTIVO.</text:span></text:p>
        <text:p text:style-name="P48"><text:span text:style-name="T74">El Contrato y el estado de cuenta que certifique el contador del</text:span><text:span text:style-name="T66"> ACREDITANTE</text:span><text:span text:style-name="T74">, serán título ejecutivo mercantil, sin necesidad de reconocimiento de firma ni de otro requisito alguno, lo anterior de conformidad con lo establecido por los artículos 87-E y 87-F de la Ley General de Organizaciones y Actividades Auxiliares del Crédito.</text:span></text:p>
        <text:p text:style-name="P48"><text:span text:style-name="T67">EL ACREDITADO</text:span><text:span text:style-name="T74">, en este acto, suscribe a su cargo y a favor del</text:span><text:span text:style-name="T66"> ACREDITANTE</text:span><text:span text:style-name="T74">, un pagaré cuyo importe asciende al Importe Total del Crédito consistente en </text:span><text:span text:style-name="T66">(EL MONTO DE CRÉDITO, + LOS INTERESES ORDINARIOS Y MORATORIOS);</text:span><text:span text:style-name="T74"> asimismo, las partes manifiestan que pactan la tasa de interés mencionada en la caratula del crédito anexa al presente instrumento; y, el que a su vez, documenta la disposición que realice o realiza </text:span><text:span text:style-name="T67">EL ACREDITADO</text:span><text:span text:style-name="T74"> sobre el Importe del Crédito (en lo sucesivo el “Pagaré”). </text:span><text:span text:style-name="T66">EL ACREDITANTE</text:span><text:span text:style-name="T74">, por conducto del presente Contrato, acusa la recepción del Pagaré, manifestando su libre voluntad sin vicios del consentimiento, mismo que se recibe como garantía y no como vehículo de pago, y se adjunta al presente Contrato formando parte integral del mismo.</text:span></text:p>
        <text:p text:style-name="P48"><text:span text:style-name="T67">DÉCIMA OCTAVA.</text:span><text:span text:style-name="T74"> </text:span><text:span text:style-name="T66">ESTADO DE CUENTA.</text:span></text:p>
        <text:p text:style-name="P48"><text:span text:style-name="T67">EL ACREDITADO</text:span><text:span text:style-name="T74">, respecto de los estados de cuenta que sean relativos al Crédito, elige como medio para su envío, recepción, consulta e impresión, el correo electrónico proporcionado a</text:span><text:span text:style-name="T66"> EL ACREDITANTE</text:span><text:span text:style-name="T74">, y éste último tendrá los estados de cuenta a disposición del</text:span><text:span text:style-name="T67"> ACREDITADO</text:span><text:span text:style-name="T74">, en forma trimestral y, sin costo alguno a cargo del</text:span><text:span text:style-name="T67"> ACREDITADO</text:span><text:span text:style-name="T74">, </text:span><text:soft-page-break/><text:span text:style-name="T74">dentro de los 10 (DIEZ) Días Hábiles siguientes a la Fecha de Pago de la Parcialidad de que se trate. </text:span></text:p>
        <text:p text:style-name="P48"><text:span text:style-name="T74">La modificación de la modalidad de envío deberá contar con el consentimiento del </text:span><text:span text:style-name="T67">ACREDITADO</text:span><text:span text:style-name="T74"> por cualquier medio convenido, en el entendido de que el </text:span><text:span text:style-name="T67">ACREDITADO</text:span><text:span text:style-name="T74"> podrá solicitar en cualquier momento a EL </text:span><text:span text:style-name="T67">ACREDITANTE </text:span><text:span text:style-name="T74">el </text:span><text:span text:style-name="T66">envío del estado de cuenta a a su domicilio y éste estará obligado a hacerlo en los términos estipulados en el párrafo anterior.</text:span></text:p>
        <text:p text:style-name="P48"><text:span text:style-name="T74">El estado de cuenta certificado por el contador a que se refiere los artículos mencionados en la cláusula inmediata anterior hará fe, salvo prueba en contrario, en los juicios respectivos para la fijación de los saldos resultantes a cargo de los </text:span><text:span text:style-name="T66">ACREDITADOS</text:span><text:span text:style-name="T74">.</text:span></text:p>
        <text:p text:style-name="P48"><text:span text:style-name="T74">En el <text:s/>estado de cuenta certificado antes citado, con independencia de los requisitos previamente establecidos que deberán de contener, <text:s/>deberá hacerse constar además el nombre del</text:span><text:span text:style-name="T67"> ACREDITADO</text:span><text:span text:style-name="T74">; fecha del contrato; notario y número de escritura, en su caso; importe del crédito concedido; capital dispuesto; fecha hasta la que se calculó el adeudo, capital y demás obligaciones de pago vencidas a la fecha del corte; las disposiciones subsecuentes que se hicieron del crédito, en su caso; tasas de intereses ordinarios que aplicaron por cada periodo; pagos hechos sobre los intereses, especificando las tasas aplicadas de intereses y las amortizaciones hechas al capital; intereses moratorios aplicados y tasa aplicable por intereses moratorios.</text:span></text:p>
        <text:p text:style-name="P48"><text:span text:style-name="T66">DÉCIMA NOVENA. COMPROBANTES DE OPERACIÓN. EL ACREDITANTE</text:span><text:span text:style-name="T74"> emitirá comprobantes de operación a </text:span><text:span text:style-name="T67">EL ACREDITADO</text:span><text:span text:style-name="T74"> por cada operación realizada independientemente del medio por el que se realicen las operaciones. En caso de las operaciones realizadas vía telefónica deberán proporcionar a </text:span><text:span text:style-name="T67">EL ACREDITADO </text:span><text:span text:style-name="T74">un número de folio o clave de confirmación de la operación realizada.</text:span></text:p>
        <text:p text:style-name="P48"><text:span text:style-name="T74">Los comprobantes de operación antes citado, deberán hacerse constar además el nombre del</text:span><text:span text:style-name="T67"> ACREDITADO</text:span><text:span text:style-name="T74">; la identificación de la Entidad Financiera en donde haya sido efectuada la operación; la certificación electrónica o folio interno que, mediante una serie de caracteres, permita identificar la operación celebrada por </text:span><text:span text:style-name="T67">EL ACREDITADO</text:span><text:span text:style-name="T74">; el monto, fecha y hora de la operación; el tipo de operación efectuada; los datos que permitan a </text:span><text:span text:style-name="T67">EL ACREDITADO </text:span><text:span text:style-name="T74">identificar el número de crédito que se está pagando; en la transacción por la Entidad Financiera que emita el comprobante de operación, y la plaza geográfica en donde la operación gata sido efectuada.</text:span></text:p>
        <text:p text:style-name="P48"><text:span text:style-name="T67">VIGÉSIMA.</text:span><text:span text:style-name="T74"> </text:span><text:span text:style-name="T66">PROCEDIMIENTO Y MEDIOS PARA PRESENTAR CONSULTAS, RECLAMACIONES O ACLARACIONES.</text:span></text:p>
        <text:p text:style-name="P109"><text:span text:style-name="T39">Cuando el </text:span><text:span text:style-name="T42">ACREDITADO</text:span><text:span text:style-name="T39"> quiera presentar cualquier solicitud, consulta, aclaración, inconformidad, reclamación o queja que se relacione con el Crédito o no esté de acuerdo con alguno de los movimientos que aparezcan en el estado de cuenta respectivo o en los medios electrónicos, ópticos o de cualquier otra tecnología que se hubieren pactado, podrá presentar una solicitud de aclaración dentro del plazo de noventa días naturales contados a partir de la fecha de corte o, en su caso, de la realización de la operación o del servicio. La solicitud respectiva podrá presentarse ante la sucursal en la que radica la cuenta, o bien, en la unidad especializada de la institución de que se trate, mediante escrito firmado, en el domicilio ubicado en </text:span><text:span text:style-name="T26"><text:user-field-get text:name="py3o.objects.company_id.street">company_id.street</text:user-field-get></text:span><text:span text:style-name="T42">, Colonia </text:span><text:span text:style-name="T26"><text:user-field-get text:name="py3o.objects.company_id.colonia_id.name">company_id.colonia_id.name</text:user-field-get></text:span><text:span text:style-name="T42">, </text:span><text:span text:style-name="T26"><text:user-field-get text:name="py3o.objects.company_id.state_id.name">company_id.state_id.name</text:user-field-get></text:span><text:span text:style-name="T42">, CP. </text:span><text:span text:style-name="T26"><text:user-field-get text:name="py3o.objects.company_id.zip_id.name">company_id.zip_id.name</text:user-field-get></text:span><text:span text:style-name="T42">, </text:span><text:span text:style-name="T40">al correo electrónico <text:s/></text:span><text:span text:style-name="Internet_20_link"><text:span text:style-name="T26"><text:user-field-get text:name="py3o.objects.company_id.email">company_id.email</text:user-field-get></text:span></text:span><text:span text:style-name="T40">, o al teléfono </text:span><text:span text:style-name="T26"><text:user-field-get text:name="py3o.objects.company_id.phone">company_id.phone</text:user-field-get></text:span><text:span text:style-name="T20">.</text:span></text:p>
        <text:p text:style-name="P50"><text:span text:style-name="T75">En todos los casos, </text:span><text:span text:style-name="T67">EL ACREDITANTE</text:span><text:span text:style-name="T75"> estará obligada a acusar recibo de dicha solicitud. Así mismo, </text:span><text:span text:style-name="T67">EL ACREDITADO</text:span><text:span text:style-name="T75"> tendrá el derecho de no realizar el pago cuya aclaración solicita, así como el de cualquier otra cantidad relacionada con dicho pago, hasta en tanto se resuelva la aclaración conforme al procedimiento a que se refiere este párrafo.</text:span></text:p>
        <text:p text:style-name="P50"><text:span text:style-name="T75">Una vez recibida la solicitud de aclaración, </text:span><text:span text:style-name="T67">EL ACREDITANTE</text:span><text:span text:style-name="T75"> tendrá un plazo máximo de cuarenta y cinco días para entregar al </text:span><text:span text:style-name="T67">ACREDITADO </text:span><text:span text:style-name="T75">el dictamen correspondiente, anexando copia simple del documento o evidencia considerada para la emisión de dicho dictamen, con base en la información que, conforme a las disposiciones aplicables, deba obrar en su poder, así como un informe detallado en el que se respondan todos los hechos contenidos en la solicitud presentada por el </text:span><text:span text:style-name="T67">ACREDITADO</text:span><text:span text:style-name="T75">. </text:span></text:p>
        <text:p text:style-name="P50"><text:span text:style-name="T75">El dictamen e informe antes referidos deberán formularse por escrito y suscribirse por personal de la institución facultado para ello. En el evento de que, conforme al dictamen que emita </text:span><text:span text:style-name="T67">EL ACREDITANTE</text:span><text:span text:style-name="T75">, resulte procedente el cobro del monto respectivo, el </text:span><text:span text:style-name="T67">ACREDITADO</text:span><text:span text:style-name="T75"> deberá hacer el pago de la cantidad a su cargo, incluyendo los intereses ordinarios conforme a lo pactado, sin que proceda el cobro de intereses moratorios y otros accesorios generados por la suspensión del pago realizada en términos de esta cláusula.</text:span></text:p>
        <text:p text:style-name="P50"><text:span text:style-name="T75">Dentro del plazo de cuarenta y cinco días naturales contados a partir de la entrega del dictamen a que se refiere el párrafo anterior, el </text:span><text:span text:style-name="T67">ACREDITANTE</text:span><text:span text:style-name="T75"> estará obligada a poner a disposición del </text:span><text:span text:style-name="T67">ACREDITADO</text:span><text:span text:style-name="T75"> en la sucursal en la que radica la cuenta, o bien, en la unidad especializada de la institución de que se trate, el expediente generado con motivo de la solicitud, así como a integrar en éste, bajo su más estricta responsabilidad, toda la documentación e información que, conforme a las disposiciones aplicables, deba obrar en su poder y que se relacione directamente con la solicitud de aclaración que corresponda y sin incluir datos correspondientes a operaciones relacionadas con terceras personas.</text:span></text:p>
        <text:p text:style-name="P50"><text:span text:style-name="T75">Hasta en tanto la solicitud de aclaración de que se trate no quede resuelta de conformidad con el procedimiento señalado en esta cláusula, </text:span><text:span text:style-name="T67">EL ACREDITANTE </text:span><text:span text:style-name="T75">no podrá reportar como vencidas las cantidades sujetas a dicha aclaración a las sociedades de información crediticia. </text:span></text:p>
        <text:p text:style-name="P50"><text:soft-page-break/><text:span text:style-name="T75">Lo antes dispuesto es sin perjuicio del derecho del </text:span><text:span text:style-name="T67">ACREDITADO </text:span><text:span text:style-name="T75">de acudir ante la Comisión Nacional para la Protección y Defensa de los Usuarios de Servicios Financieros o ante la autoridad jurisdiccional correspondiente conforme a las disposiciones legales aplicables. Sin embargo, el procedimiento previsto en esta clausula quedará sin efectos a partir de que el </text:span><text:span text:style-name="T67">ACREDITADO</text:span><text:span text:style-name="T75"> presente su demanda ante autoridad jurisdiccional o conduzca su reclamación en términos y plazos de la Ley de Protección y Defensa al Usuario de Servicios Financieros.</text:span></text:p>
        <text:p text:style-name="P33"><text:span text:style-name="T38">De igual forma, se hace del conocimiento del</text:span><text:span text:style-name="T42"> ACREDITADO</text:span><text:span text:style-name="T38">, el número telefónico de atención a usuarios: 53-40-09-99 o 01800-999-80-80 (lada sin costo), dirección en Internet: </text:span><text:a xlink:type="simple" xlink:href="http://www.condusef.gob.mx/" text:style-name="ListLabel_20_46" text:visited-style-name="ListLabel_20_46"><text:span text:style-name="Internet_20_link"><text:span text:style-name="T41">www.condusef.gob.mx</text:span></text:span></text:a><text:span text:style-name="T41">,</text:span><text:span text:style-name="T38"> y correo electrónico: </text:span><text:a xlink:type="simple" xlink:href="mailto:asesoria@condusef.gob.mx" text:style-name="ListLabel_20_46" text:visited-style-name="ListLabel_20_46"><text:span text:style-name="Internet_20_link"><text:span text:style-name="T41">asesoria@condusef.gob.mx</text:span></text:span></text:a><text:span text:style-name="T38">, de la </text:span><text:span text:style-name="T41">COMISIÓN NACIONAL PARA LA PROTECCIÓN Y DEFENSA DE LOS USUARIOS DE SERVICIOS FINANCIEROS.</text:span></text:p>
        <text:p text:style-name="P48"><text:span text:style-name="T67">VIGÉSIMA PRIMERA</text:span><text:span text:style-name="T74">. - </text:span><text:span text:style-name="T66">REQUISITOS Y PROCEDIMIENTO PARA CONSULTA DE SALDOS, TRANSACCIONES Y MOVIMIENTOS.</text:span></text:p>
        <text:p text:style-name="P48"><text:span text:style-name="T74">Cuando </text:span><text:span text:style-name="T66">EL ACREDITADO</text:span><text:span text:style-name="T74"> quiera consultar saldos, transacciones y movimientos, deberá apegarse a los siguientes requisitos:</text:span></text:p>
        <text:list xml:id="list2195630581" text:style-name="WWNum33">
          <text:list-item>
            <text:p text:style-name="P93">Cuando acuda a sucursal: deberá presentar su Identificación Oficial y número de contrato asignado en el estado de cuenta.</text:p>
          </text:list-item>
          <text:list-item>
            <text:p text:style-name="P93">Vía telefónica: el asesor que lo atienda le pedirá datos para confirmar su personalidad, tales como domicilio, número de contrato, nombre completo, RFC o CURP.</text:p>
          </text:list-item>
        </text:list>
        <text:p text:style-name="P108"><text:span text:style-name="T74">Para cualquier solicitud, consulta, aclaración, inconformidad, reclamación o queja que se relacione con el Crédito, </text:span><text:span text:style-name="T67">EL ACREDITADO</text:span><text:span text:style-name="T74"> podrá formularla, por escrito, </text:span><text:span text:style-name="T72">ante el Titular de la Unidad Especializada de Consultas y Reclamaciones o encargado regional de </text:span><text:span text:style-name="T64">LA FINANCIERA,</text:span><text:span text:style-name="T72"> quien tendrá que hacer del conocimiento del titular de la Unidad Especializada, en el domicilio de ubicado en </text:span><text:span text:style-name="T64">domicilio ubicado en </text:span><text:span text:style-name="T24"><text:user-field-get text:name="py3o.objects.company_id.street">company_id.street</text:user-field-get></text:span><text:span text:style-name="T66">, Colonia </text:span><text:span text:style-name="T24"><text:user-field-get text:name="py3o.objects.company_id.colonia_id.name">company_id.colonia_id.name</text:user-field-get></text:span><text:span text:style-name="T66">, </text:span><text:span text:style-name="T24"><text:user-field-get text:name="py3o.objects.company_id.state_id.name">company_id.state_id.name</text:user-field-get></text:span><text:span text:style-name="T66">, CP. </text:span><text:span text:style-name="T24"><text:user-field-get text:name="py3o.objects.company_id.zip_id.name">company_id.zip_id.name</text:user-field-get></text:span><text:span text:style-name="T66">, al correo electrónico <text:s/></text:span><text:span text:style-name="T24"><text:user-field-get text:name="py3o.objects.company_id.email">company_id.email</text:user-field-get></text:span><text:span text:style-name="T66">, , o al teléfono </text:span><text:span text:style-name="T24"><text:user-field-get text:name="py3o.objects.company_id.phone">company_id.phone</text:user-field-get></text:span><text:span text:style-name="T64">, Titular de la Unidad Especializada de Consultas y Reclamaciones.</text:span></text:p>
        <text:p text:style-name="P48"><text:span text:style-name="T67">VIGÉSIMA SEGUNDA.</text:span><text:span text:style-name="T74"> </text:span><text:span text:style-name="T66">VIGENCIA.</text:span></text:p>
        <text:p text:style-name="P48"><text:span text:style-name="T74">Este contrato estará vigente durante el “plazo del crédito”. Este contrato no es prorrogable, sin embargo, en caso de que existan obligaciones de pago pendientes a cargo del</text:span><text:span text:style-name="T67"> ACREDITADO</text:span><text:span text:style-name="T66"> </text:span><text:span text:style-name="T74">se prorrogará la vigencia del presente contrato hasta en tanto dichas obligaciones de pago sean cumplidas por </text:span><text:span text:style-name="T66">EL ACREDITADO</text:span><text:span text:style-name="T74">.</text:span></text:p>
        <text:p text:style-name="P48"><text:span text:style-name="T67">VIGÉSIMA TERCERA.</text:span><text:span text:style-name="T74"> </text:span><text:span text:style-name="T66">VENCIMIENTO ANTICIPADO O RESCISIÓN DEL CONTRATO.</text:span></text:p>
        <text:p text:style-name="P48"><text:span text:style-name="T66">EL ACREDITANTE</text:span><text:span text:style-name="T74"> podrá dar por vencido anticipadamente el presente contrato para el pago de la totalidad del </text:span><text:span text:style-name="T66">CRÉDITO</text:span><text:span text:style-name="T74"> y requerir del pago el saldo total de la suerte principal del mismo, junto con sus intereses acumulados e insolutos y las demás cantidades que deban pagarse de acuerdo con los términos pactados en el clausulado de este contrato, de forma inmediata, en cualquiera de los casos previstos por la ley y en los siguientes casos:</text:span></text:p>
        <text:p text:style-name="P18"><text:span text:style-name="T66">a)</text:span><text:span text:style-name="T74"> Si </text:span><text:span text:style-name="T67">EL ACREDITADO </text:span><text:span text:style-name="T74">deja de cubrir puntualmente con el pago de acuerdo con lo pactado en la carátula anexa al presente contrato, referentes a la exhibición de capital o intereses en los términos establecidos en el presente instrumento; así como cualquier otra cantidad pendiente de pago de conformidad con el mismo.</text:span></text:p>
        <text:p text:style-name="P18"><text:span text:style-name="T66">b)</text:span><text:span text:style-name="T74"> Si los bienes o inversiones del</text:span><text:span text:style-name="T67"> ACREDITADO </text:span><text:span text:style-name="T74">son objeto de embargo decretado por cualquier autoridad.</text:span></text:p>
        <text:p text:style-name="P18"><text:span text:style-name="T66">c)</text:span><text:span text:style-name="T74"> Si </text:span><text:span text:style-name="T67">EL ACREDITADO </text:span><text:span text:style-name="T74">contraviene o incumple con cualquiera de las disposiciones de este contrato.</text:span></text:p>
        <text:p text:style-name="P48"><text:span text:style-name="T66">d)</text:span><text:span text:style-name="T74"> Por concurso o quiebra del</text:span><text:span text:style-name="T67"> ACREDITADO</text:span><text:span text:style-name="T74">.</text:span></text:p>
        <text:p text:style-name="P48"><text:span text:style-name="T74">En cualquiera de estos casos, </text:span><text:span text:style-name="T66">EL ACREDITANTE</text:span><text:span text:style-name="T74">, podrá dar por vencido anticipadamente el plazo para el pago del </text:span><text:span text:style-name="T66">CRÉDITO</text:span><text:span text:style-name="T74">.</text:span></text:p>
        <text:p text:style-name="P48"><text:span text:style-name="T74">Sin perjuicio de lo anterior, el </text:span><text:span text:style-name="T66">CRÉDITO</text:span><text:span text:style-name="T74"> se extinguirá en los casos previstos por el Artículo 301 de la LGTOC.</text:span></text:p>
        <text:p text:style-name="P48"><text:span text:style-name="T74"><text:s/>Asimismo, </text:span><text:span text:style-name="T67">EL ACREDITADO </text:span><text:span text:style-name="T74">podrá solicitar, en todo momento, la terminación anticipada de este contrato, debiendo cubrir, en su caso, el monto total del adeudo, incluyendo todos los accesorios que se hubieren generado a la fecha en que se solicite la terminación, bastando para ello la presentación de una solicitud por escrito en la oficina del</text:span><text:span text:style-name="T66"> ACREDITANTE,</text:span><text:span text:style-name="T74"> a la cual acompañe el comprobante de pago original de las sumas referidas.</text:span></text:p>
        <text:p text:style-name="P48"><text:span text:style-name="T74">Para la terminación anticipada del contrato, </text:span><text:span text:style-name="T66">EL ACREDITANTE</text:span><text:span text:style-name="T74"> deberá cerciorarse de la autenticidad y veracidad de la identidad del usuario que formule la solicitud de terminación respectiva, así como proporcionar al </text:span><text:span text:style-name="T66">ACREDITADO</text:span><text:span text:style-name="T74"> un acuse de recibo, clave de confirmación o número de folio.</text:span></text:p>
        <text:p text:style-name="P48"><text:span text:style-name="T67">VIGÉSIMA CUARTA.</text:span><text:span text:style-name="T74"> </text:span><text:span text:style-name="T66">TERMINACIÓN ANTICIPADA DEL CONTRATO Y CANCELACIÓN SIN RESPONSABILIDAD PARA EL ACREDITADO.</text:span></text:p>
        <text:p text:style-name="P48"><text:span text:style-name="T67">EL ACREDITADO </text:span><text:span text:style-name="T74">podrá solicitar al </text:span><text:span text:style-name="T66">ACREDITANTE</text:span><text:span text:style-name="T74">, en cualquier tiempo, la terminación anticipada del Contrato, para tal efecto:</text:span></text:p>
        <text:list xml:id="list3249521245" text:style-name="WWNum29">
          <text:list-item>
            <text:p text:style-name="P106"><text:span text:style-name="T74">Presentará una solicitud por escrito en el domicilio del</text:span><text:span text:style-name="T66"> ACREDITANTE</text:span><text:span text:style-name="T74"> señalado en el cuerpo de este contrato o bien por teléfono.</text:span></text:p>
          </text:list-item>
        </text:list>
        <text:p text:style-name="P76"/>
        <text:list xml:id="list173214197637865" text:continue-numbering="true" text:style-name="WWNum29">
          <text:list-item>
            <text:p text:style-name="P106"><text:span text:style-name="T66">EL ACREDITANTE</text:span><text:span text:style-name="T74"> proporcionará a </text:span><text:span text:style-name="T67">EL ACREDITADO</text:span><text:span text:style-name="T74"> un acuse de recibo, clave de confirmación o número de folio, cerciorándose </text:span><text:span text:style-name="T66">EL ACREDITANTE</text:span><text:span text:style-name="T74"> de la autenticidad y veracidad de la identidad del</text:span><text:span text:style-name="T67"> ACREDITADO </text:span><text:span text:style-name="T74">que formule la solicitud de terminación respectiva.</text:span></text:p>
          </text:list-item>
        </text:list>
        <text:p text:style-name="P77"/>
        <text:list xml:id="list173213460979275" text:continue-numbering="true" text:style-name="WWNum29">
          <text:list-item>
            <text:p text:style-name="P107"><text:span text:style-name="T67">EL ACREDITADO </text:span><text:span text:style-name="T74">deberá pagar al </text:span><text:span text:style-name="T66">ACREDITANTE</text:span><text:span text:style-name="T74">, en los términos establecidos en el presente Contrato: el saldo insoluto por principal conforme al Contrato. </text:span></text:p>
          </text:list-item>
        </text:list>
        <text:p text:style-name="P73"/>
        <text:p text:style-name="P24"><text:soft-page-break/>Por la terminación anticipada del Contrato, no se reducirá o condonará el saldo insoluto de la Tasa de Interés Ordinario del Crédito, así como el saldo insoluto del IVA de la Tasa de Interés Ordinario del Crédito</text:p>
        <text:p text:style-name="P78"/>
        <text:p text:style-name="P48"><text:span text:style-name="T74">Al día hábil siguiente de la recepción de la solicitud por escrito de la terminación del Contrato, </text:span><text:span text:style-name="T66">EL ACREDITANTE</text:span><text:span text:style-name="T74"> informará, por escrito o bien por teléfono o cualquier otro medio electrónico, a </text:span><text:span text:style-name="T67">EL ACREDITADO</text:span><text:span text:style-name="T74"> el saldo respectivo.</text:span></text:p>
        <text:p text:style-name="P48"><text:span text:style-name="T66">EL ACREDITANTE</text:span><text:span text:style-name="T74">, dentro de los 10 (diez) días hábiles siguientes a la fecha de pago del saldo por parte del</text:span><text:span text:style-name="T66"> ACREDITADO</text:span><text:span text:style-name="T67"> </text:span><text:span text:style-name="T74">entregará a este último, la constancia respectiva en donde entre otras cosas se dé por terminado el Contrato.</text:span></text:p>
        <text:p text:style-name="P74">La presentación de la solicitud de terminación anticipada tendrá los siguientes efectos:</text:p>
        <text:p text:style-name="P74"/>
        <text:p text:style-name="P79"><text:span text:style-name="T56">I. EL ACREDITANTE </text:span><text:span text:style-name="T80">cancelará los Medios de Disposición vinculados al Contrato en la fecha de presentación de la solicitud.</text:span><text:span text:style-name="T55"> EL ACREDITADO</text:span><text:span text:style-name="T80"> deberá hacer entrega de éstos o manifestar por escrito y bajo protesta de decir verdad, que fueron destruidos o que no cuenta con ellos, por lo que no podrá hacer disposición alguna de dichos medios a partir de esa fecha;</text:span></text:p>
        <text:p text:style-name="P79"><text:span text:style-name="T56">II. EL ACREDITADO </text:span><text:span text:style-name="T80">Rechazará cualquier disposición que pretenda efectuarse con posterioridad a la cancelación de los Medios de Disposición. En consecuencia, no se podrán hacer cargos adicionales a partir del momento en que se realice la cancelación, excepto los ya generados, pero no reflejados;</text:span></text:p>
        <text:p text:style-name="P79"><text:span text:style-name="T56">III. </text:span><text:span text:style-name="T55">EL ACREDITANTE</text:span><text:span text:style-name="T80"> no podrá condicionar la terminación del Contrato de Adhesión a cualquier otro acto no previsto en el contrato respectivo;</text:span></text:p>
        <text:p text:style-name="P79"><text:span text:style-name="T56">IV. EL ACREDITANTE </text:span><text:span text:style-name="T81">se abstendrá </text:span><text:span text:style-name="T80">de cobrar al Usuario Comisión o penalización por la terminación anticipada del contrato.</text:span></text:p>
        <text:p text:style-name="P79"><text:span text:style-name="T56">V. </text:span><text:span text:style-name="T81">Se podrá </text:span><text:span text:style-name="T80">dar por terminado el Contrato de Adhesión a más tardar el día hábil siguiente a aquél en que reciba la solicitud con la condición de que no existen adeudos. De lo contrario, </text:span><text:span text:style-name="T55">EL ACREDITANTE</text:span><text:span text:style-name="T80"> comunicará </text:span><text:span text:style-name="T55">AL ACREDITADO</text:span><text:span text:style-name="T80"> el importe de los adeudos y dentro de los cinco días hábiles siguientes al de la recepción de la solicitud aquel</text:span><text:span text:style-name="T55"> </text:span><text:span text:style-name="T80">pondrá a disposición de este los saldos pendientes de pago, y una vez liquidados los adeudos se dará por terminado el Contrato.</text:span></text:p>
        <text:p text:style-name="P79"><text:span text:style-name="T56">VI. </text:span><text:span text:style-name="T81">En caso de que </text:span><text:span text:style-name="T56">EL ACREDITADO </text:span><text:span text:style-name="T80">cuente con saldo a su favor, </text:span><text:span text:style-name="T55">EL ACREDITANTE</text:span><text:span text:style-name="T80"> se lo entregará en la fecha en que se dé por terminada la operación o le informará como puede ser devuelto.</text:span></text:p>
        <text:p text:style-name="P79"><text:span text:style-name="T56">VII. </text:span><text:span text:style-name="T81">Dentro de diez días hábiles a partir de que se hubiera realizado el pago de los adeudos, si los hubiese, </text:span><text:span text:style-name="T56">EL ACREDITANTE </text:span><text:span text:style-name="T80">entregará o mantendrá a disposición del</text:span><text:span text:style-name="T55"> ACREDITADO,</text:span><text:span text:style-name="T80"> el documento en el que conste el fin de la relación contractual y la inexistencia de adeudos del contrato.</text:span></text:p>
        <text:p text:style-name="P79"><text:span text:style-name="T56">VIII. </text:span><text:span text:style-name="T81">En caso de cancelación del contrato,</text:span><text:span text:style-name="T56"> EL ACREDITANTE</text:span><text:span text:style-name="T81"> deberá </text:span><text:span text:style-name="T80">reportar a las sociedades de información crediticia de la cancelación del contrato. </text:span></text:p>
        <text:p text:style-name="P24"/>
        <text:p text:style-name="P48"><text:span text:style-name="T67">EL ACREDITADO</text:span><text:span text:style-name="T74">, dentro de los 10 (diez) días hábiles siguientes a la firma del presente Contrato y sus Anexos, en los términos señalados en la presente cláusula, podrá solicitar al </text:span><text:span text:style-name="T66">ACREDITANTE</text:span><text:span text:style-name="T74"> la cancelación del contrato, en este caso </text:span><text:span text:style-name="T66">EL ACREDITANTE</text:span><text:span text:style-name="T74"> no cobrará comisión alguna, regresando las cosas al estado en que se encontraban antes de su firma, sin responsabilidad para </text:span><text:span text:style-name="T67">EL ACREDITADO</text:span><text:span text:style-name="T74">, siempre y cuando éste último no haya utilizado o dispuesto del Crédito objeto del presente instrumento.</text:span></text:p>
        <text:p text:style-name="P48"><text:span text:style-name="T67">VIGÉSIMA QUINTA.</text:span><text:span text:style-name="T74"> </text:span><text:span text:style-name="T66">CASO FORTUITO O FUERZA MAYOR</text:span><text:span text:style-name="T74">.</text:span></text:p>
        <text:p text:style-name="P48"><text:span text:style-name="T67">EL ACREDITADO </text:span><text:span text:style-name="T74">se obliga ante </text:span><text:span text:style-name="T66">EL ACREDITANTE</text:span><text:span text:style-name="T74"> al debido cumplimiento de las obligaciones que, a su cargo, se encuentran establecidas en el suscrito Contrato, incluso en presencia de hechos o eventos de caso fortuito y/o de fuerza mayor.</text:span></text:p>
        <text:p text:style-name="P48"><text:span text:style-name="T67">VIGÉSIMA SEXTA.</text:span><text:span text:style-name="T74"> </text:span><text:span text:style-name="T66">IMPUESTOS.</text:span><text:span text:style-name="T74"> </text:span></text:p>
        <text:p text:style-name="P48"><text:span text:style-name="T74">Todos los impuestos y/o derechos vigentes o futuros que se causen con motivo de la celebración y cumplimiento de este contrato, serán por cuenta del</text:span><text:span text:style-name="T66"> ACREDITADO.</text:span><text:span text:style-name="T74"> <text:s/>En tal virtud, </text:span><text:span text:style-name="T67">EL ACREDITADO </text:span><text:span text:style-name="T74">libera, en la forma más amplia al </text:span><text:span text:style-name="T66">ACREDITANTE, </text:span><text:span text:style-name="T74">de cualquier responsabilidad presente o futura, relativa al pago de dichos impuestos y/o derechos.</text:span></text:p>
        <text:p text:style-name="P48"><text:span text:style-name="T74">Si por cualquier causa del</text:span><text:span text:style-name="T66"> ACREDITANTE, </text:span><text:span text:style-name="T74">cubriera alguna cantidad derivada de lo estipulado en el párrafo precedente, </text:span><text:span text:style-name="T67">EL ACREDITADO </text:span><text:span text:style-name="T74">deberá reintegrársela en cuanto se lo solicite </text:span><text:span text:style-name="T66">EL ACREDITANTE, </text:span><text:span text:style-name="T74">en caso de incumplimiento, sin perjuicio de la facultad que tiene ésta última para rescindir este contrato, la cantidad que deba reintegrar causará intereses determinados conforme a la tasa de intereses moratorios prevista en este contrato, computados desde la fecha del incumplimiento hasta aquélla en que se haga el reintegro respectivo.</text:span></text:p>
        <text:p text:style-name="P44">VIGÉSIMA SÉPTIMA. </text:p>
        <text:p text:style-name="P48"><text:span text:style-name="T66">LEYES APLICABLES Y JURISDICCIÓN.</text:span><text:span text:style-name="T74"> </text:span></text:p>
        <text:p text:style-name="P47">Éste contrato <text:s/>se regirá por lo dispuesto en las presentes CLAUSULAS, en su defecto o supletoriamente, por las disposiciones contenidas y que resulten aplicables y vigentes de la Ley General de Títulos y Operaciones de Crédito, de la ley General de Organizaciones y Actividades Auxiliares del Crédito, de la Ley para la Transparencia y Ordenamiento de los Servicios Financieros, del Código de Comercio, las DISPOSICIONES de carácter general en materia de transparencia aplicables a las Sociedades Financieras de Objeto Múltiple, Entidades No Reguladas., la Ley para Regular las Instituciones de Información Crediticia, así como del Código Civil Federal.</text:p>
        <text:p text:style-name="P48"><text:span text:style-name="T80">El anexo de disposiciones legales de disposiciones legales se encuentra como </text:span><text:span text:style-name="T55">ANEXO 3 TRANSCRIPCIONES DE ARTÍCULOS Y DISPOSICIONES LEGALES</text:span><text:span text:style-name="T80">, mismas que forman parte integral del presente contrato y, a su vez también podrán se consultadas en la página de CONDUSEF en la sección RECA, y estarán a disposición del </text:span><text:span text:style-name="T55">ACREDITADO </text:span><text:span text:style-name="T80">en sucursales.</text:span></text:p>
        <text:p text:style-name="P47"><text:soft-page-break/>Para la interpretación y cumplimiento del contrato, las PARTES se someten de manera expresa a la jurisdicción de los tribunales competentes en la Ciudad de México, renunciando de manera expresa e irrevocable a cualquier otra jurisdicción que pudiera corresponderles por razón de sus domicilios, presentes o futuros.</text:p>
        <text:p text:style-name="P48"><text:span text:style-name="T67">VIGÉSIMA OCTAVA.</text:span><text:span text:style-name="T74"> </text:span><text:span text:style-name="T66">DOMICILIOS.</text:span></text:p>
        <text:p text:style-name="P23">Las PARTES señalan como sus domicilios para los efectos de notificaciones de carácter extrajudicial o judicial que se relacionen con el Contrato, los que refiere, respectivamente, el capítulo de DECLARACIONES y/o en la Solicitud.</text:p>
        <text:p text:style-name="P23"/>
        <text:p text:style-name="P23">Sin embargo, las PARTES podrán cambiar o señalar en el futuro cualquier otro domicilio, mediante notificación por escrito realizada a la otra parte con por lo menos 10 (diez) Días Hábiles de anticipación, en el entendido que, de no proporcionarse tal aviso de cambio, todas y cada una de las notificaciones que se le hicieren a la parte de que se trate, en el domicilio que ahora señala, se considerarán legalmente realizadas en su perjuicio.</text:p>
        <text:p text:style-name="P46">Las notificaciones extrajudiciales que tengan que realizar las PARTES, serán por escrito, dirigidas a la contraparte, mediante entrega personal con acuse de recibo en el respectivo domicilio y serán entregadas en la fecha en que sean recibidas por la parte a quien hayan sido dirigidas.</text:p>
        <text:p text:style-name="P48"><text:span text:style-name="T74">Sin perjuicio de lo establecido en los párrafos primero y tercero de la presente </text:span><text:span text:style-name="T66">CLÁUSULA, </text:span><text:span text:style-name="T74">las notificaciones extrajudiciales que sean relativas al requerimiento del o de los pagos del Crédito a </text:span><text:span text:style-name="T67">EL ACREDITADO</text:span><text:span text:style-name="T66">,</text:span><text:span text:style-name="T74"> podrán realizarse por </text:span><text:span text:style-name="T66">EL ACREDITANTE</text:span><text:span text:style-name="T74">, en cualquier domicilio del</text:span><text:span text:style-name="T66"> ACREDITADO</text:span><text:span text:style-name="T67"> </text:span><text:span text:style-name="T74">que sea del conocimiento del</text:span><text:span text:style-name="T66"> ACREDITANTE</text:span><text:span text:style-name="T74">, por escrito o por cualquier medio electrónico, de comunicación o técnico, entregadas en forma personal o mediante recado, sin necesidad de acuse de recibo. En este acto </text:span><text:span text:style-name="T67">EL ACREDITADO </text:span><text:span text:style-name="T74">autoriza al </text:span><text:span text:style-name="T66">ACREDITANTE</text:span><text:span text:style-name="T74"> a utilizar cualquier medio que considere necesario para hacer llegar la notificación de adeudo y a dejarla con cualquier tercero sin que esto sea considerado como difamación, acoso, amenaza, allanamiento, practica antiética o cualquier otro </text:span><text:span text:style-name="T66">delito</text:span><text:span text:style-name="T74"> que se encuadre.</text:span></text:p>
        <text:p text:style-name="P48"><text:span text:style-name="T67">VIGÉSIMA NOVENA</text:span><text:span text:style-name="T66">. MODIFICACIONES. </text:span></text:p>
        <text:p text:style-name="P48"><text:span text:style-name="T74">El presente contrato podrá ser modificado por </text:span><text:span text:style-name="T66">EL ACREDITANTE</text:span><text:span text:style-name="T74">, de acuerdo con el siguiente procedimiento:</text:span></text:p>
        <text:list xml:id="list34227490" text:style-name="WWNum30">
          <text:list-item>
            <text:p text:style-name="P86"><text:span text:style-name="T74">Con treinta días naturales de anticipación a la entrada en vigor de la modificación, deberá notificar a </text:span><text:span text:style-name="T67">EL ACREDITADO </text:span><text:span text:style-name="T74">las modificaciones propuestas mediante aviso incluido en el estado de cuenta correspondiente o a través de cualquier medio que se haya establecido en el Contrato. El aviso deberá especificar en forma notoria la fecha en que la modificación surtirá efecto.</text:span></text:p>
          </text:list-item>
          <text:list-item>
            <text:p text:style-name="P86"><text:span text:style-name="T74">En el evento de que </text:span><text:span text:style-name="T67">EL ACREDITADO </text:span><text:span text:style-name="T74">no esté de acuerdo con las modificaciones propuestas, podrá solicitar la terminación del contrato por escrito dentro de los treinta días posteriores al aviso arriba señalado, sin responsabilidad ni comisión alguna a su cargo por dicho concepto, debiendo cubrir el capital, intereses y demás accesorios que se hubieren generado hasta la fecha en que solicite la terminación anticipada del contrato con base en esta cláusula.</text:span></text:p>
          </text:list-item>
          <text:list-item>
            <text:p text:style-name="P86"><text:span text:style-name="T74">Una vez transcurrido el plazo a que se refiere el numeral precedente sin que </text:span><text:span text:style-name="T66">EL ACREDITANTE,</text:span><text:span text:style-name="T74"> haya recibido comunicación alguna del</text:span><text:span text:style-name="T67"> ACREDITADO</text:span><text:span text:style-name="T66">,</text:span><text:span text:style-name="T74"> se tendrán por aceptadas las modificaciones al presente contrato. En consecuencia, </text:span><text:span text:style-name="T67">EL ACREDITADO </text:span><text:span text:style-name="T74">renuncia, de manera expresa, a dar por terminado el presente contrato fuera del plazo referido.</text:span></text:p>
          </text:list-item>
        </text:list>
        <text:p text:style-name="P23"/>
        <text:p text:style-name="P18"><text:span text:style-name="T55">LAS PARTES</text:span><text:span text:style-name="T80"> acuerdan que no se cobrarán cantidades adicionales, en caso de que </text:span><text:span text:style-name="T55">EL ACREDITADO</text:span><text:span text:style-name="T80"> solicite la terminación del Contrato, con excepción de los adeudos que ya se hubieren generado a la fecha en que el Usuario solicite darlo por terminado. Así mismo, la cancelación se realizará bajo las condiciones originalmente pactadas.</text:span></text:p>
        <text:p text:style-name="P23"/>
        <text:p text:style-name="P48"><text:span text:style-name="T67">TRIGÉSIMA</text:span><text:span text:style-name="T66">. SUBTÍTULOS.</text:span></text:p>
        <text:p text:style-name="P46">Los subtítulos en las CLÁUSULAS del presente Instrumento son exclusivamente por conveniencia de las PARTES, para una referencia y lectura más simple, por lo que no regirán la interpretación del Contrato.</text:p>
        <text:p text:style-name="P48"><text:span text:style-name="T67">TRIGÉSIMA PRIMERA.</text:span><text:span text:style-name="T74"> Manifiestan las partes que todos los honorarios y demás gastos y costas que se originen con motivo del incumplimiento del presente contrato serán cubiertos íntegramente por </text:span><text:span text:style-name="T67">EL ACREDITADO</text:span><text:span text:style-name="T66">.</text:span></text:p>
        <text:p text:style-name="P48"><text:span text:style-name="T74">Las PARTES reconocen el alcance y efectos del Contrato, obligándose en todos y cada uno de los términos asentados en el mismo y, por lo tanto, lo firman en un solo acto, en dos ejemplares autógrafos, quedando un tanto en poder del</text:span><text:span text:style-name="T66"> ACREDITANTE</text:span><text:span text:style-name="T74"> y el otro en poder del</text:span><text:span text:style-name="T67"> ACREDITADO</text:span><text:span text:style-name="T74">, en la Ciudad y el día indicados en la Carátula. Lugar y fecha que se considerarán para todos los efectos legales, como lugar y fecha de firma del Contrato.</text:span></text:p>
        <text:p text:style-name="P46"/>
        <text:p text:style-name="P28"/>
        <text:p text:style-name="P28"/>
        <text:p text:style-name="P28">__________________________________</text:p>
        <text:p text:style-name="P97">LIC. <text:span text:style-name="T19"><text:user-field-get text:name="py3o.objects.company_id.partner_id.rpl.name">rpl.name</text:user-field-get></text:span></text:p>
        <text:p text:style-name="P30">REPRESENTANTE LEGAL</text:p>
        <text:p text:style-name="P97"><text:span text:style-name="T18"><text:user-field-get text:name="py3o.objects.company_id.name">company_id.name</text:user-field-get></text:span><text:s/></text:p>
        <text:p text:style-name="P30"/>
        <text:p text:style-name="P29"/>
        <text:p text:style-name="P30"/>
        <text:p text:style-name="P30">_____________________________________</text:p>
        <text:p text:style-name="P30">“ACREDITADO”</text:p>
        <text:p text:style-name="P7"><text:user-field-get text:name="py3o.objects.partner_id.name">partner_id.name</text:user-field-get></text:p>
        <text:p text:style-name="P30">(NOMBRE Y FIRMA)</text:p>
        <text:p text:style-name="P42"/>
        <text:p text:style-name="P42">Autorizaciones Adicionales.</text:p>
        <text:p text:style-name="P48"><text:span text:style-name="T67">EL ACREDITADO</text:span><text:span text:style-name="T74">, otorga su consentimiento para: </text:span></text:p>
        <text:list xml:id="list342360945" text:style-name="WWNum31">
          <text:list-item>
            <text:p text:style-name="P83"><text:span text:style-name="T74">que </text:span><text:span text:style-name="T66">EL ACREDITANTE</text:span><text:span text:style-name="T74"> comparta y/o proporcione la información financiera, comercial, operativa y personal del</text:span><text:span text:style-name="T67"> ACREDITADO</text:span><text:span text:style-name="T74">, así como la relativa al Crédito y al Contrato;</text:span></text:p>
          </text:list-item>
          <text:list-item>
            <text:p text:style-name="P83"><text:span text:style-name="T74">que su información pueda ser utilizada por </text:span><text:span text:style-name="T66">EL ACREDITANTE</text:span><text:span text:style-name="T74"> con fines mercadotécnicos y/o publicitarios;</text:span></text:p>
          </text:list-item>
          <text:list-item>
            <text:p text:style-name="P83"><text:soft-page-break/><text:span text:style-name="T74">recibir en su domicilio particular y/o laboral, correos electrónicos personales y/o laborales, teléfonos fijos particulares y/o laborales, teléfonos móviles particulares y/o laborales o, por cualquier otro medio, publicidad de los bienes, productos y/o servicios financieros que ofrezca </text:span><text:span text:style-name="T66">EL ACREDITANTE</text:span><text:span text:style-name="T74">. El ofrecimiento de los bienes, productos y/o servicios financieros será realizado por </text:span><text:span text:style-name="T66">EL ACREDITANTE</text:span><text:span text:style-name="T74">, a través de publicidad, promoción o mercadeo telefónico. Esta autorización podrá ser revocada presentando un escrito en cualquiera de las sucursales del</text:span><text:span text:style-name="T66"> ACREDITANTE</text:span><text:span text:style-name="T74">.</text:span></text:p>
          </text:list-item>
        </text:list>
        <text:p text:style-name="P46"/>
        <text:p text:style-name="P49"><text:span text:style-name="T66">“</text:span><text:span text:style-name="T67">EL ACREDITADO</text:span><text:span text:style-name="T66">”</text:span></text:p>
        <text:p text:style-name="P51"><text:user-field-get text:name="py3o.objects.partner_id.name">partner_id.name</text:user-field-get></text:p>
        <text:p text:style-name="P45">(NOMBRE Y FIRMA)</text:p>
        <text:p text:style-name="P45"/>
        <text:p text:style-name="P45">_________________________</text:p>
        <text:p text:style-name="P43"/>
        <text:p text:style-name="P42">AVISO DE PRIVACIDAD</text:p>
        <text:p text:style-name="P108"><text:span text:style-name="T24"><text:user-field-get text:name="py3o.objects.company_id.name">company_id.name</text:user-field-get></text:span><text:span text:style-name="T66"><text:s/>(el “Responsable) </text:span><text:span text:style-name="T74">con domicilio en <text:s/></text:span><text:span text:style-name="T24"><text:user-field-get text:name="py3o.objects.company_id.street">company_id.street</text:user-field-get></text:span><text:span text:style-name="T66">, Colonia </text:span><text:span text:style-name="T24"><text:user-field-get text:name="py3o.objects.company_id.colonia_id.name">company_id.colonia_id.name</text:user-field-get></text:span><text:span text:style-name="T66">, </text:span><text:span text:style-name="T24"><text:user-field-get text:name="py3o.objects.company_id.state_id.name">company_id.state_id.name</text:user-field-get></text:span><text:span text:style-name="T66">, CP. </text:span><text:span text:style-name="T24"><text:user-field-get text:name="py3o.objects.company_id.zip_id.name">company_id.zip_id.name</text:user-field-get></text:span><text:span text:style-name="T66">, al correo electrónico <text:s/></text:span><text:span text:style-name="T24"><text:user-field-get text:name="py3o.objects.company_id.email">company_id.email</text:user-field-get></text:span><text:span text:style-name="T74">,</text:span><text:span text:style-name="T66"> </text:span><text:span text:style-name="T74">se obliga a tratar mis datos personales para los fines que se señalan a continuación y, según sea el caso, en la carátula y en el contrato de crédito que celebren (el “Contrato”) el (la) Titular y el Responsable.</text:span></text:p>
        <text:p text:style-name="P48"><text:span text:style-name="T66">a) </text:span><text:span text:style-name="T74">La identificación y el conocimiento del (la) Titular.</text:span></text:p>
        <text:p text:style-name="P46">b) La o las consultas en las Sociedades de Información de Crediticia de la información e historial crediticio del (la) Titular.</text:p>
        <text:p text:style-name="P46">c) La prevención y/o la detección de fraudes u otros ilícitos en agravio del responsable y/o del (la) Titular.</text:p>
        <text:p text:style-name="P46">d) La contratación de seguros por el responsable y/o por el (la) Titular que sean obligatorios y/o relacionados con el Contrato y/o que sean independientes y/o adicionales a éstos.</text:p>
        <text:p text:style-name="P46">e) La cobranza extrajudicial y/o judicial del Contrato al (la) Titular.</text:p>
        <text:p text:style-name="P46">f) La publicidad, promoción y/o mercadeo telefónico al (la) Titular, de los bienes, productos y/o servicios que sean ofertados por el responsable.</text:p>
        <text:p text:style-name="P46">g) La estadística, mercadotecnia y/o reporteo del y/o por el responsable.</text:p>
        <text:p text:style-name="P46">II. Mis datos personales sólo serán transferidos a terceros cuando: (i) el Responsable ceda, transmita, transfiera, afecte, grave y/o negocie en cualquier forma, los derechos de crédito del Contrato y/o del pagaré que sea suscrito por el (la) Titular al amparo del mismo (los “Derechos de Crédito”); (ii) dichos terceros sean causahabientes y/o beneficiarios de los Derechos de Crédito; (iii) dicha transferencia sea obligatoria, necesaria y/o conveniente en relación con y/o, con respecto a, los Derechos de Crédito y/o el Contrato; y/o, (iv) se requiera por y/o sea conveniente para el Responsable por las relaciones comerciales y/o de negocio que detente con dicho tercero.</text:p>
        <text:p text:style-name="P48"><text:span text:style-name="T74">III. Las modificaciones de que, en cualquier tiempo, sea objeto el presente Aviso de Privacidad, me serán notificadas a través el correo electrónico proporcionado a </text:span><text:span text:style-name="T66">EL ACREDITANTE</text:span><text:span text:style-name="T74">.</text:span></text:p>
        <text:p text:style-name="P108"><text:span text:style-name="T74">IV. El Responsable cuenta con el Departamento de Protección de Datos Personales (el “Departamento”), y que podré en todo momento acudir al Departamento para solicitar el acceso, corrección, cancelación y la oposición al tratamiento de mis datos personales, con domicilio en </text:span><text:span text:style-name="T24"><text:user-field-get text:name="py3o.objects.company_id.street">company_id.street</text:user-field-get></text:span><text:span text:style-name="T66">, Colonia </text:span><text:span text:style-name="T24"><text:user-field-get text:name="py3o.objects.company_id.colonia_id.name">company_id.colonia_id.name</text:user-field-get></text:span><text:span text:style-name="T66">, </text:span><text:span text:style-name="T24"><text:user-field-get text:name="py3o.objects.company_id.state_id.name">company_id.state_id.name</text:user-field-get></text:span><text:span text:style-name="T66">, CP. </text:span><text:span text:style-name="T24"><text:user-field-get text:name="py3o.objects.company_id.zip_id.name">company_id.zip_id.name</text:user-field-get></text:span><text:span text:style-name="T66">, al correo electrónico <text:s/></text:span><text:span text:style-name="T24"><text:user-field-get text:name="py3o.objects.company_id.email">company_id.email</text:user-field-get></text:span><text:span text:style-name="T74">,</text:span><text:span text:style-name="T66"> , o al teléfono </text:span><text:span text:style-name="T24"><text:user-field-get text:name="py3o.objects.company_id.phone">company_id.phone</text:user-field-get></text:span><text:span text:style-name="T66">.</text:span></text:p>
        <text:p text:style-name="P46">Al firmar este Aviso de Privacidad otorgo mi consentimiento para que el responsable, realice el tratamiento de mis datos personales para los fines que se establecen en el mismo, así como para su transferencia a terceros. Mis datos personales se asientan en la solicitud de crédito de esta misma fecha y, según sea el caso, en la carátula del Contrato.</text:p>
        <text:p text:style-name="P43"/>
        <text:p text:style-name="P28">_____________________________________</text:p>
        <text:p text:style-name="P21"><text:span text:style-name="T66">Lugar y fecha de firma </text:span><text:span text:style-name="T74">del</text:span><text:span text:style-name="T66"> Aviso de Privacidad</text:span></text:p>
      </text:section>
      <text:section text:style-name="Sect2" text:name="Section1">
        <text:p text:style-name="P35"/>
        <text:p text:style-name="P62"/>
        <text:p text:style-name="P58"/>
      </text:section>
      <text:section text:style-name="Sect3" text:name="Section2">
        <text:p text:style-name="P11">ANEXO 3</text:p>
        <text:p text:style-name="P11">Transcripción de Artículos y Disposiciones legales.</text:p>
        <text:p text:style-name="P11">Ley General de Títulos y Operaciones de Crédito</text:p>
        <text:p text:style-name="P59"><text:span text:style-name="T30">Artículo 294.-</text:span><text:span text:style-name="T29"> Aun cuando en el contrato se hayan fijado el importe del crédito y el plazo en que tiene derecho a hacer uso de él </text:span><text:span text:style-name="T30">EL ACREDITADO</text:span><text:span text:style-name="T29">, pueden las partes convenir en que cualquiera o una sola de ellas estará facultada para restringir el uno o el otro, o ambos a la vez, o para denunciar el contrato a partir de una fecha determinada o en cualquier tiempo, mediante aviso dado a la otra parte en la forma prevista en el contrato, o a falta de ésta, por ante notario o corredor, y en su defecto, por conducto de la primera autoridad política del lugar de su residencia, siendo aplicables al acto respectivo los párrafos tercero y cuarto del artículo 143.</text:span></text:p>
        <text:p text:style-name="P61">Cuando no se estipule término, se entenderá que cualquiera de las partes puede dar por concluido el contrato en todo tiempo, notificándolo así a la otra como queda dicho respecto del aviso a que se refiere el párrafo anterior.</text:p>
        <text:p text:style-name="P57"><text:span text:style-name="T36">Denunciado el contrato o notificada su terminación de acuerdo con lo que antecede, se extinguirá el crédito en la parte de que no hubiere hecho uso </text:span><text:span text:style-name="T37">EL ACREDITADO</text:span><text:span text:style-name="T36"> hasta el momento de esos actos; pero a no ser que otra cosa se estipule, no quedará liberado </text:span><text:span text:style-name="T37">EL ACREDITADO</text:span><text:span text:style-name="T36"> de pagar los premios, comisiones y gastos correspondientes a las sumas de que no hubiere dispuesto, sino cuando la denuncia o la notificación dichas procedan del</text:span><text:span text:style-name="T37"> ACREDITANTE</text:span><text:span text:style-name="T36">. </text:span></text:p>
        <text:p text:style-name="P56"><text:span text:style-name="T4">Artículo 301.- </text:span><text:span text:style-name="T36">El crédito se extinguirá, cesando, en consecuencia, el derecho del</text:span><text:span text:style-name="T37"> ACREDITADO</text:span><text:span text:style-name="T36"> a hacer uso de él en lo futuro: </text:span></text:p>
        <text:p text:style-name="P52"><text:span text:style-name="T36">I.- Por haber dispuesto </text:span><text:span text:style-name="T37">EL ACREDITADO</text:span><text:span text:style-name="T36"> de la totalidad de su importe, a menos que el crédito se haya abierto en cuenta corriente; </text:span></text:p>
        <text:p text:style-name="P53">II.- Por la expiración del término convenido, o por la notificación de haberse dado por concluido el contrato, conforme al artículo 294, cuando no se hubiere fijado plazo; </text:p>
        <text:p text:style-name="P52"><text:span text:style-name="T36">III.- Por la denuncia que </text:span><text:span text:style-name="T37">del</text:span><text:span text:style-name="T36"> contrato se haga en los términos del citado artículo; </text:span></text:p>
        <text:p text:style-name="P52"><text:span text:style-name="T36">IV.- Por la falta o disminución de las garantías pactadas a cargo del</text:span><text:span text:style-name="T37"> ACREDITADO</text:span><text:span text:style-name="T36">, ocurridas con posterioridad al contrato, a menos que </text:span><text:span text:style-name="T37">EL ACREDITADO</text:span><text:span text:style-name="T36"> suplemente o substituya debidamente la garantía en el término convenido al efecto; </text:span></text:p>
        <text:p text:style-name="P53">V.- Por hallarse cualquiera de las partes en estado de suspensión de pagos, de liquidación judicial o de quiebra; </text:p>
        <text:p text:style-name="P9"><text:span text:style-name="T29">VI.- Por la muerte, interdicción, inhabilitación o ausencia del</text:span><text:span text:style-name="T30"> ACREDITADO</text:span><text:span text:style-name="T29">, o por disolución de la sociedad a cuyo favor se hubiere concedido el crédito.</text:span></text:p>
        <text:p text:style-name="P60"><text:span text:style-name="T34">Ley General de Organizaciones y Actividades Auxiliares </text:span><text:span text:style-name="T33">del</text:span><text:span text:style-name="T34"> Crédito.</text:span></text:p>
        <text:p text:style-name="P59"><text:span text:style-name="T30">Artículo 87 E.- </text:span><text:span text:style-name="T29">En los contratos de arrendamiento financiero, factoraje financiero y crédito que celebren las sociedades financieras de objeto múltiple y en los que se pacte que el arrendatario, el facturado o </text:span><text:span text:style-name="T30">EL ACREDITADO</text:span><text:span text:style-name="T29"> pueda disponer de la suma acreditada o del importe del préstamo en cantidades parciales o esté autorizado para efectuar reembolsos previos al vencimiento del término señalado en el contrato, el estado de cuenta certificado por el contador de la sociedad correspondiente hará fe, salvo prueba en contrario, en el juicio respectivo para la fijación del saldo resultante a cargo del deudor.</text:span><text:span text:style-name="T3"> </text:span></text:p>
        <text:p text:style-name="P59"><text:span text:style-name="T30">Artículo 87 F.-</text:span><text:span text:style-name="T29"> El contrato en que se haga constar el crédito, arrendamiento financiero o factoraje financiero que otorguen las sociedades financieras de objeto múltiple, siempre que dicho instrumento vaya acompañado de la certificación del estado de cuenta respectivo a que se refiere el artículo anterior, será título ejecutivo mercantil, sin necesidad de reconocimiento de firma ni de otro requisito alguno.</text:span></text:p>
        <text:p text:style-name="P61">Tratándose del factoraje financiero, además del contrato respectivo, las sociedades financieras de objeto múltiple deberán contar con los documentos que demuestren los derechos de crédito transmitidos por virtud de dicha operación, así como la notificación al deudor de dicha transmisión cuando ésta deba realizarse de acuerdo con las disposiciones aplicables.</text:p>
        <text:p text:style-name="P61">El estado de cuenta citado en el primer párrafo de este artículo deberá contener los datos sobre la identificación del contrato o convenio en donde conste el crédito, el factoraje financiero o el arrendamiento financiero que se haya otorgado; el capital inicial dispuesto o, en su caso, el importe de las rentas determinadas; el capital o, en su caso, las rentas vencidas no pagadas; el capital o, en su caso, las rentas pendientes por vencer; las tasas de interés del crédito o, en su caso, la variabilidad de la renta aplicable a las rentas determinables a cada período de pago; los intereses moratorios generados; la tasa de interés aplicable a intereses moratorios, y el importe de accesorios generados.</text:p>
        <text:p text:style-name="P59"><text:span text:style-name="T31">Artículo 87-J.- </text:span><text:span text:style-name="T29">En los contratos de arrendamiento financiero, factoraje financiero y crédito, así como en las demás actividades que la ley expresamente les faculte, que celebren las sociedades financieras de objeto múltiple, éstas deberán señalar expresamente que, para su constitución y operación con tal carácter, no requieren de autorización de la Secretaría de Hacienda y Crédito Público, y, en el caso de las sociedades financieras de objeto múltiple no reguladas, deberán en adición a lo anterior, señalar expresamente que están sujetas a la supervisión de la Comisión Nacional Bancaria y de Valores, únicamente para efectos de lo dispuesto por el artículo 56 de esta Ley. Igual mención deberá señalarse en cualquier tipo de información que, para fines de promoción de sus operaciones y servicios, utilicen las sociedades financieras de objeto múltiple no reguladas.</text:span></text:p>
        <text:p text:style-name="P61"/>
        <text:p text:style-name="P12">LEY SOBRE EL CONTRATO DE SEGURO</text:p>
        <text:p text:style-name="P12"/>
        <text:p text:style-name="P10">Puede ser consultada en:</text:p>
        <text:p text:style-name="P8"><text:span text:style-name="T35"><text:s/></text:span><text:a xlink:type="simple" xlink:href="http://www.diputados.gob.mx/LeyesBiblio/pdf/211.pdf" text:style-name="ListLabel_20_47" text:visited-style-name="ListLabel_20_47"><text:span text:style-name="Internet_20_link"><text:span text:style-name="T5">http://www.diputados.gob.mx/LeyesBiblio/pdf/211.pdf</text:span></text:span></text:a></text:p>
        <text:p text:style-name="P36">LEY PARA LA TRANSPARENCIA Y ORDENAMIENTO DE LOS SERVICIOS FINANCIEROS.</text:p>
        <text:p text:style-name="P34"><text:soft-page-break/>Puede ser consultada en:</text:p>
        <text:p text:style-name="P33"><text:a xlink:type="simple" xlink:href="http://www.diputados.gob.mx/LeyesBiblio/pdf/LTOSF_090318.pdf" text:style-name="ListLabel_20_48" text:visited-style-name="ListLabel_20_48"><text:span text:style-name="Internet_20_link"><text:span text:style-name="T32">http://www.diputados.gob.mx/LeyesBiblio/pdf/LTOSF_090318.pdf</text:span></text:span></text:a></text:p>
        <text:p text:style-name="P36"/>
        <text:p text:style-name="P36">CÓDIGO DE COMERCIO.</text:p>
        <text:p text:style-name="P34">Puede ser consultada en:</text:p>
        <text:p text:style-name="P33"><text:a xlink:type="simple" xlink:href="http://www.diputados.gob.mx/LeyesBiblio/pdf/3_280318.pdf" text:style-name="ListLabel_20_48" text:visited-style-name="ListLabel_20_48"><text:span text:style-name="Internet_20_link"><text:span text:style-name="T32">http://www.diputados.gob.mx/LeyesBiblio/pdf/3_280318.pdf</text:span></text:span></text:a></text:p>
        <text:p text:style-name="P36"/>
        <text:p text:style-name="P36">DISPOSICIONES DE CARÁCTER GENERAL EN MATERIA DE TRANSPARENCIA APLICABLES A LAS SOCIEDADES FINANCIERAS DE OBJETO MÚLTIPLE, ENTIDADES NO REGULADAS.</text:p>
        <text:p text:style-name="P34">Puede ser consultada en:</text:p>
        <text:p text:style-name="P33"><text:a xlink:type="simple" xlink:href="http://www.dof.gob.mx/nota_detalle.php?codigo=5403316&amp;fecha=11/08/2015" text:style-name="ListLabel_20_48" text:visited-style-name="ListLabel_20_48"><text:span text:style-name="Internet_20_link"><text:span text:style-name="T32">http://www.dof.gob.mx/nota_detalle.php?codigo=5403316&amp;fecha=11/08/2015</text:span></text:span></text:a></text:p>
        <text:p text:style-name="P36"/>
        <text:p text:style-name="P36">LEY PARA REGULAR LAS INSTITUCIONES DE INFORMACIÓN CREDITICIA. </text:p>
        <text:p text:style-name="P34">Puede ser consultada en:</text:p>
        <text:p text:style-name="P33"><text:a xlink:type="simple" xlink:href="http://www.diputados.gob.mx/LeyesBiblio/pdf/237_090318.pdf" text:style-name="ListLabel_20_48" text:visited-style-name="ListLabel_20_48"><text:span text:style-name="Internet_20_link"><text:span text:style-name="T32">http://www.diputados.gob.mx/LeyesBiblio/pdf/237_090318.pdf</text:span></text:span></text:a></text:p>
        <text:p text:style-name="P36"/>
        <text:p text:style-name="P36">CÓDIGO CIVIL FEDERAL.</text:p>
        <text:p text:style-name="P34">Puede ser consultada en:</text:p>
        <text:p text:style-name="P33"><text:a xlink:type="simple" xlink:href="http://www.diputados.gob.mx/LeyesBiblio/pdf/2_090318.pdf" text:style-name="ListLabel_20_48" text:visited-style-name="ListLabel_20_48"><text:span text:style-name="Internet_20_link"><text:span text:style-name="T32">http://www.diputados.gob.mx/LeyesBiblio/pdf/2_090318.pdf</text:span></text:span></text:a></text:p>
        <text:p text:style-name="P63"/>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Unicode MS" svg:font-family="'Arial Unicode MS'" style:font-family-generic="swiss"/>
    <style:font-face style:name="Liberation Mono" svg:font-family="'Liberation Mono'"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Tahoma" svg:font-family="Tahoma"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MX"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MX"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weight="bold" style:font-weight-asian="bold"/>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fo:font-weight="bold" style:font-weight-asian="bold" style:font-name-complex="Times New Roman" style:font-family-complex="'Times New Roman'" style:font-family-generic-complex="system" style:font-pitch-complex="variable"/>
    </style:style>
    <style:style style:name="ListLabel_20_13" style:display-name="ListLabel 13" style:family="text">
      <style:text-properties fo:font-weight="bold" style:font-weight-asian="bold" style:font-name-complex="Times New Roman" style:font-family-complex="'Times New Roman'" style:font-family-generic-complex="system" style:font-pitch-complex="variable"/>
    </style:style>
    <style:style style:name="ListLabel_20_14" style:display-name="ListLabel 14" style:family="text">
      <style:text-properties style:font-name="Arial" fo:font-family="Arial" style:font-family-generic="roman" style:font-pitch="variable" fo:font-size="9pt" fo:font-style="normal" fo:font-weight="bold" style:font-style-asian="normal" style:font-weight-asian="bold"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fo:font-weight="bold" style:font-weight-asian="bold" style:font-name-complex="Times New Roman" style:font-family-complex="'Times New Roman'" style:font-family-generic-complex="system" style:font-pitch-complex="variable"/>
    </style:style>
    <style:style style:name="ListLabel_20_24" style:display-name="ListLabel 24" style:family="text">
      <style:text-properties fo:font-weight="bold" style:font-weight-asian="bold"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fo:font-weight="bold" style:font-weight-asian="bold"/>
    </style:style>
    <style:style style:name="ListLabel_20_34" style:display-name="ListLabel 34" style:family="text">
      <style:text-properties fo:font-weight="bold" style:font-weight-asian="bold"/>
    </style:style>
    <style:style style:name="ListLabel_20_35" style:display-name="ListLabel 35" style:family="text">
      <style:text-properties fo:font-weight="bold" style:font-weight-asian="bold"/>
    </style:style>
    <style:style style:name="ListLabel_20_36" style:display-name="ListLabel 36" style:family="text">
      <style:text-properties fo:font-weight="bold" style:font-weight-asian="bold"/>
    </style:style>
    <style:style style:name="ListLabel_20_37" style:display-name="ListLabel 37" style:family="text">
      <style:text-properties fo:font-weight="bold" style:font-weight-asian="bold"/>
    </style:style>
    <style:style style:name="ListLabel_20_38" style:display-name="ListLabel 38" style:family="text">
      <style:text-properties fo:font-weight="bold" style:font-weight-asian="bold"/>
    </style:style>
    <style:style style:name="ListLabel_20_39" style:display-name="ListLabel 39" style:family="text">
      <style:text-properties fo:font-weight="bold" style:font-weight-asian="bold" style:font-name-complex="Times New Roman" style:font-family-complex="'Times New Roman'" style:font-family-generic-complex="system" style:font-pitch-complex="variable"/>
    </style:style>
    <style:style style:name="ListLabel_20_40" style:display-name="ListLabel 40" style:family="text">
      <style:text-properties fo:font-weight="bold" style:font-weight-asian="bold"/>
    </style:style>
    <style:style style:name="ListLabel_20_41" style:display-name="ListLabel 41" style:family="text">
      <style:text-properties style:font-name="Arial" fo:font-family="Arial" style:font-family-generic="roman" style:font-pitch="variable" fo:font-size="9pt" fo:font-weight="bold" style:font-weight-asian="bold"/>
    </style:style>
    <style:style style:name="ListLabel_20_42" style:display-name="ListLabel 42" style:family="text">
      <style:text-properties style:font-name="Arial" fo:font-family="Arial" style:font-family-generic="roman" style:font-pitch="variable" fo:font-size="9pt" fo:font-weight="bold" style:font-weight-asian="bold"/>
    </style:style>
    <style:style style:name="ListLabel_20_43" style:display-name="ListLabel 43" style:family="text">
      <style:text-properties style:font-name="Arial" fo:font-family="Arial" style:font-family-generic="roman" style:font-pitch="variable" fo:font-size="9pt" fo:font-weight="bold" style:font-weight-asian="bold" style:font-name-complex="Times New Roman" style:font-family-complex="'Times New Roman'" style:font-family-generic-complex="system" style:font-pitch-complex="variable"/>
    </style:style>
    <style:style style:name="ListLabel_20_44" style:display-name="ListLabel 44" style:family="text">
      <style:text-properties style:font-name="Arial" fo:font-family="Arial" style:font-family-generic="roman" style:font-pitch="variable" fo:font-size="9pt" fo:font-weight="bold" style:font-weight-asian="bold"/>
    </style:style>
    <style:style style:name="ListLabel_20_45" style:display-name="ListLabel 45" style:family="text">
      <style:text-properties fo:font-size="9pt" fo:language="es" fo:country="ES" style:font-size-asian="9pt" style:font-name-complex="Arial2" style:font-family-complex="Arial" style:font-family-generic-complex="system" style:font-pitch-complex="variable" style:font-size-complex="9pt"/>
    </style:style>
    <style:style style:name="ListLabel_20_46" style:display-name="ListLabel 46" style:family="text">
      <style:text-properties fo:font-size="9pt" fo:language="es" fo:country="ES" fo:font-weight="bold" style:font-name-asian="Calibri1" style:font-family-asian="Calibri" style:font-family-generic-asian="system" style:font-pitch-asian="variable" style:font-size-asian="9pt" style:font-weight-asian="bold" style:font-name-complex="Arial2" style:font-family-complex="Arial" style:font-family-generic-complex="system" style:font-pitch-complex="variable" style:font-size-complex="9pt"/>
    </style:style>
    <style:style style:name="ListLabel_20_47" style:display-name="ListLabel 47" style:family="text">
      <style:text-properties fo:font-size="9pt" style:font-name-asian="Calibri1" style:font-family-asian="Calibri" style:font-family-generic-asian="system" style:font-pitch-asian="variable" style:font-size-asian="9pt" style:font-name-complex="Arial2" style:font-family-complex="Arial" style:font-family-generic-complex="system" style:font-pitch-complex="variable" style:font-size-complex="9pt"/>
    </style:style>
    <style:style style:name="ListLabel_20_48" style:display-name="ListLabel 48" style:family="text">
      <style:text-properties style:font-name="Arial" fo:font-family="Arial" style:font-family-generic="roman" style:font-pitch="variable" fo:font-size="9pt" fo:font-weight="bold" style:font-name-asian="Calibri1" style:font-family-asian="Calibri" style:font-family-generic-asian="system" style:font-pitch-asian="variable" style:font-size-asian="9pt" style:font-weight-asian="bold" style:font-name-complex="Arial2" style:font-family-complex="Arial" style:font-family-generic-complex="system" style:font-pitch-complex="variable" style:font-size-complex="9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1.27cm" fo:margin-left="1.34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8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52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9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06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33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60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8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2"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3"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4"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5"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6"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8"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9"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2"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23" style:num-suffix="." style:num-format="I" text:start-value="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4"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5"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6"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8"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9"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3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2"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33"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34" style:num-suffix=")" style:num-format="a" style:num-letter-sync="true">
        <style:list-level-properties text:list-level-position-and-space-mode="label-alignment">
          <style:list-level-label-alignment text:label-followed-by="listtab" fo:text-indent="-0.635cm" fo:margin-left="1.385cm"/>
        </style:list-level-properties>
      </text:list-level-style-number>
      <text:list-level-style-number text:level="2" text:style-name="ListLabel_20_35" style:num-prefix="(" style:num-suffix=")" style:num-format="1">
        <style:list-level-properties text:list-level-position-and-space-mode="label-alignment">
          <style:list-level-label-alignment text:label-followed-by="listtab" fo:text-indent="-0.635cm" fo:margin-left="2.6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36" style:num-suffix="." style:num-format="I" text:start-value="5">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37" style:num-suffix="." style:num-format="I" text:start-value="5">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39" style:num-suffix=")" style:num-format="a" style:num-letter-sync="true">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4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a" style:num-letter-sync="true">
        <style:list-level-properties text:list-level-position-and-space-mode="label-alignment">
          <style:list-level-label-alignment text:label-followed-by="listtab" fo:text-indent="-0.635cm" fo:margin-left="1.34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1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8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5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2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9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6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3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0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1"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4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43" style:num-suffix=")" style:num-format="a" style:num-letter-sync="true">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1.27cm" fo:margin-left="1.34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8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52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9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06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33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60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8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44"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style:text-properties fo:font-size="9pt" style:font-size-asian="9pt" style:language-asian="es" style:country-asian="MX" style:font-size-complex="9pt"/>
    </style:style>
    <style:style style:name="MP2" style:family="paragraph" style:parent-style-name="Header">
      <style:text-properties style:font-name="Arial Narrow" fo:font-size="9pt" fo:font-weight="bold" style:font-size-asian="9pt" style:font-weight-asian="bold" style:font-size-complex="9pt"/>
    </style:style>
    <style:style style:name="MP3" style:family="paragraph" style:parent-style-name="Header">
      <style:paragraph-properties fo:text-align="end" style:justify-single-word="false"/>
      <style:text-properties fo:background-color="transparent"/>
    </style:style>
    <style:style style:name="MP4" style:family="paragraph" style:parent-style-name="Standard">
      <style:paragraph-properties fo:margin-top="0cm" fo:margin-bottom="0cm" loext:contextual-spacing="false" fo:line-height="100%" fo:text-align="center" style:justify-single-word="false" style:border-line-width-top="0.026cm 0.026cm 0.106cm" fo:padding-left="0cm" fo:padding-right="0cm" fo:padding-top="0.035cm" fo:padding-bottom="0cm" fo:border-left="none" fo:border-right="none" fo:border-top="4.51pt double #622423" fo:border-bottom="none"/>
      <style:text-properties fo:color="#000000" style:font-name="Arial" fo:font-size="8pt" fo:language="es" fo:country="ES" officeooo:paragraph-rsid="0055581e" style:font-name-asian="ＭＳ ゴシック" style:font-size-asian="8pt" style:language-asian="es" style:country-asian="ES" style:font-name-complex="Arial2" style:font-size-complex="7pt"/>
    </style:style>
    <style:style style:name="MP5" style:family="paragraph" style:parent-style-name="Footer">
      <style:paragraph-properties fo:text-align="end" style:justify-single-word="false"/>
    </style:style>
    <style:style style:name="MP6" style:family="paragraph" style:parent-style-name="Footer">
      <style:text-properties fo:font-size="8pt" style:font-size-asian="8pt" style:font-size-complex="8pt"/>
    </style:style>
    <style:style style:name="MT1" style:family="text">
      <style:text-properties style:font-name="Arial Narrow" fo:font-size="9pt" fo:font-weight="bold" style:font-size-asian="9pt" style:font-weight-asian="bold" style:font-size-complex="9pt" style:font-weight-complex="bold"/>
    </style:style>
    <style:style style:name="MT2" style:family="text">
      <style:text-properties fo:font-weight="bold" fo:background-color="transparent" loext:char-shading-value="0" style:font-weight-asian="bold" style:font-weight-complex="bold"/>
    </style:style>
    <style:page-layout style:name="Mpm1">
      <style:page-layout-properties fo:page-width="21.59cm" fo:page-height="27.94cm" style:num-format="1" style:print-orientation="portrait" fo:margin-top="1.27cm" fo:margin-bottom="1.27cm" fo:margin-left="2cm" fo:margin-right="1.337cm" style:writing-mode="lr-tb" style:layout-grid-color="#c0c0c0" style:layout-grid-lines="43" style:layout-grid-base-height="0.527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ext:p text:style-name="MP1"><text:s text:c="4"/></text:p>
        <text:p text:style-name="MP2"><text:s text:c="26"/></text:p>
        <text:p text:style-name="MP3"><text:span text:style-name="MT1"/></text:p>
      </style:header>
      <style:footer>
        <text:user-field-decls>
          <text:user-field-decl office:value-type="string" office:string-value="company_id.name" text:name="py3o.objects.company_id.name"/>
        </text:user-field-decls>
        <text:p text:style-name="MP4"><text:span text:style-name="MT2"><text:user-field-get text:name="py3o.objects.company_id.name">company_id.name</text:user-field-get></text:span></text:p>
        <text:p text:style-name="MP5"><text:page-number text:select-page="current">14</text:page-number></text:p>
        <text:p text:style-name="MP6"/>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User</meta:initial-creator>
    <meta:editing-cycles>62</meta:editing-cycles>
    <meta:print-date>2019-01-15T18:03:00</meta:print-date>
    <meta:creation-date>2019-01-11T18:10:00</meta:creation-date>
    <dc:date>2020-03-11T17:32:12.170000000</dc:date>
    <meta:editing-duration>PT22H4M15S</meta:editing-duration>
    <meta:generator>LibreOffice/6.3.4.2$Windows_X86_64 LibreOffice_project/60da17e045e08f1793c57c00ba83cdfce946d0aa</meta:generator>
    <meta:document-statistic meta:table-count="0" meta:image-count="0" meta:object-count="0" meta:page-count="14" meta:paragraph-count="276" meta:word-count="10312" meta:character-count="65669" meta:non-whitespace-character-count="55560"/>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